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499cm" style:contextual-spacing="false"/>
    </style:style>
    <style:style style:name="P2" style:family="paragraph" style:parent-style-name="Text_20_body">
      <style:paragraph-properties fo:margin-top="0cm" fo:margin-bottom="0.499cm" style:contextual-spacing="false"/>
    </style:style>
    <style:style style:name="P3" style:family="paragraph" style:parent-style-name="Text_20_body">
      <style:paragraph-properties fo:margin-top="0cm" fo:margin-bottom="0.499cm" style:contextual-spacing="false"/>
      <style:text-properties officeooo:paragraph-rsid="00098f51"/>
    </style:style>
    <style:style style:name="P4" style:family="paragraph" style:parent-style-name="Preformatted_20_Text">
      <style:paragraph-properties fo:margin-top="0cm" fo:margin-bottom="0.499cm" style:contextual-spacing="false"/>
    </style:style>
    <style:style style:name="P5" style:family="paragraph" style:parent-style-name="Text_20_body">
      <style:text-properties officeooo:rsid="0008377e" officeooo:paragraph-rsid="0008377e"/>
    </style:style>
    <style:style style:name="P6" style:family="paragraph" style:parent-style-name="Text_20_body">
      <style:text-properties officeooo:rsid="00098f51" officeooo:paragraph-rsid="00098f51"/>
    </style:style>
    <style:style style:name="P7" style:family="paragraph" style:parent-style-name="Text_20_body">
      <style:text-properties fo:font-weight="bold" officeooo:rsid="000bdd92" officeooo:paragraph-rsid="000bdd92" style:font-weight-asian="bold" style:font-weight-complex="bold"/>
    </style:style>
    <style:style style:name="P8" style:family="paragraph" style:parent-style-name="Text_20_body">
      <style:text-properties fo:font-weight="bold" officeooo:rsid="0008377e" officeooo:paragraph-rsid="0008377e" style:font-weight-asian="bold" style:font-weight-complex="bold"/>
    </style:style>
    <style:style style:name="P9" style:family="paragraph" style:parent-style-name="Text_20_body">
      <style:text-properties fo:font-weight="bold" officeooo:rsid="00098f51" officeooo:paragraph-rsid="00098f51" style:font-weight-asian="bold" style:font-weight-complex="bold"/>
    </style:style>
    <style:style style:name="P10" style:family="paragraph" style:parent-style-name="Text_20_body" style:list-style-name="L1"/>
    <style:style style:name="P11" style:family="paragraph" style:parent-style-name="Text_20_body" style:list-style-name="L8">
      <style:text-properties officeooo:paragraph-rsid="00077cc9"/>
    </style:style>
    <style:style style:name="P12" style:family="paragraph" style:parent-style-name="Text_20_body" style:list-style-name="L10"/>
    <style:style style:name="P13" style:family="paragraph" style:parent-style-name="Text_20_body" style:list-style-name="L11"/>
    <style:style style:name="P14" style:family="paragraph" style:parent-style-name="Text_20_body" style:list-style-name="L13"/>
    <style:style style:name="P15" style:family="paragraph" style:parent-style-name="Text_20_body" style:list-style-name="L14"/>
    <style:style style:name="P16" style:family="paragraph" style:parent-style-name="Text_20_body" style:list-style-name="L16"/>
    <style:style style:name="P17" style:family="paragraph" style:parent-style-name="Text_20_body" style:list-style-name="L17"/>
    <style:style style:name="P18" style:family="paragraph" style:parent-style-name="Text_20_body" style:list-style-name="L19"/>
    <style:style style:name="P19" style:family="paragraph" style:parent-style-name="Text_20_body" style:list-style-name="L20"/>
    <style:style style:name="P20" style:family="paragraph" style:parent-style-name="Text_20_body" style:list-style-name="L21"/>
    <style:style style:name="P21" style:family="paragraph" style:parent-style-name="Text_20_body" style:list-style-name="L25"/>
    <style:style style:name="P22" style:family="paragraph" style:parent-style-name="Text_20_body" style:list-style-name="L26"/>
    <style:style style:name="P23" style:family="paragraph" style:parent-style-name="Text_20_body" style:list-style-name="L32">
      <style:text-properties officeooo:paragraph-rsid="0008377e"/>
    </style:style>
    <style:style style:name="P24" style:family="paragraph" style:parent-style-name="Text_20_body" style:list-style-name="L33"/>
    <style:style style:name="P25" style:family="paragraph" style:parent-style-name="Text_20_body" style:list-style-name="L34"/>
    <style:style style:name="P26" style:family="paragraph" style:parent-style-name="Text_20_body" style:list-style-name="L35"/>
    <style:style style:name="P27" style:family="paragraph" style:parent-style-name="Text_20_body" style:list-style-name="L37"/>
    <style:style style:name="P28" style:family="paragraph" style:parent-style-name="Text_20_body" style:list-style-name="L38"/>
    <style:style style:name="P29" style:family="paragraph" style:parent-style-name="Text_20_body" style:list-style-name="L39"/>
    <style:style style:name="P30" style:family="paragraph" style:parent-style-name="Text_20_body" style:list-style-name="L40"/>
    <style:style style:name="P31" style:family="paragraph" style:parent-style-name="Text_20_body" style:list-style-name="L41">
      <style:text-properties officeooo:paragraph-rsid="0008377e"/>
    </style:style>
    <style:style style:name="P32" style:family="paragraph" style:parent-style-name="Text_20_body" style:list-style-name="L42"/>
    <style:style style:name="P33" style:family="paragraph" style:parent-style-name="Text_20_body" style:list-style-name="L45"/>
    <style:style style:name="P34" style:family="paragraph" style:parent-style-name="Text_20_body" style:list-style-name="L46"/>
    <style:style style:name="P35" style:family="paragraph" style:parent-style-name="Text_20_body" style:list-style-name="L47"/>
    <style:style style:name="P36" style:family="paragraph" style:parent-style-name="Text_20_body" style:list-style-name="L48"/>
    <style:style style:name="P37" style:family="paragraph" style:parent-style-name="Text_20_body" style:list-style-name="L49"/>
    <style:style style:name="P38" style:family="paragraph" style:parent-style-name="Text_20_body" style:list-style-name="L50"/>
    <style:style style:name="P39" style:family="paragraph" style:parent-style-name="Text_20_body" style:list-style-name="L53"/>
    <style:style style:name="P40" style:family="paragraph" style:parent-style-name="Text_20_body" style:list-style-name="L54"/>
    <style:style style:name="P41" style:family="paragraph" style:parent-style-name="Text_20_body" style:list-style-name="L55"/>
    <style:style style:name="P42" style:family="paragraph" style:parent-style-name="Text_20_body" style:list-style-name="L56"/>
    <style:style style:name="P43" style:family="paragraph" style:parent-style-name="Text_20_body" style:list-style-name="L57"/>
    <style:style style:name="P44" style:family="paragraph" style:parent-style-name="Text_20_body" style:list-style-name="L58"/>
    <style:style style:name="P45" style:family="paragraph" style:parent-style-name="Text_20_body" style:list-style-name="L59"/>
    <style:style style:name="P46" style:family="paragraph" style:parent-style-name="Text_20_body" style:list-style-name="L60"/>
    <style:style style:name="P47" style:family="paragraph" style:parent-style-name="Text_20_body" style:list-style-name="L61"/>
    <style:style style:name="P48" style:family="paragraph" style:parent-style-name="Text_20_body" style:list-style-name="L62"/>
    <style:style style:name="P49" style:family="paragraph" style:parent-style-name="Text_20_body" style:list-style-name="L64"/>
    <style:style style:name="P50" style:family="paragraph" style:parent-style-name="Text_20_body" style:list-style-name="L65"/>
    <style:style style:name="P51" style:family="paragraph" style:parent-style-name="Text_20_body" style:list-style-name="L73"/>
    <style:style style:name="P52" style:family="paragraph" style:parent-style-name="Text_20_body" style:list-style-name="L90"/>
    <style:style style:name="P53" style:family="paragraph" style:parent-style-name="Text_20_body" style:list-style-name="L97"/>
    <style:style style:name="P54" style:family="paragraph" style:parent-style-name="Text_20_body" style:list-style-name="L98"/>
    <style:style style:name="P55" style:family="paragraph" style:parent-style-name="Text_20_body" style:list-style-name="L99"/>
    <style:style style:name="P56" style:family="paragraph" style:parent-style-name="Text_20_body" style:list-style-name="L100"/>
    <style:style style:name="P57" style:family="paragraph" style:parent-style-name="Text_20_body" style:list-style-name="L102"/>
    <style:style style:name="P58" style:family="paragraph" style:parent-style-name="Text_20_body" style:list-style-name="L103"/>
    <style:style style:name="P59" style:family="paragraph" style:parent-style-name="Text_20_body" style:list-style-name="L104"/>
    <style:style style:name="P60" style:family="paragraph" style:parent-style-name="Text_20_body" style:list-style-name="L105"/>
    <style:style style:name="P61" style:family="paragraph" style:parent-style-name="Text_20_body" style:list-style-name="L106"/>
    <style:style style:name="P62" style:family="paragraph" style:parent-style-name="Text_20_body" style:list-style-name="L108"/>
    <style:style style:name="P63" style:family="paragraph" style:parent-style-name="Text_20_body" style:list-style-name="L109"/>
    <style:style style:name="P64" style:family="paragraph" style:parent-style-name="Text_20_body" style:list-style-name="L110"/>
    <style:style style:name="P65" style:family="paragraph" style:parent-style-name="Text_20_body" style:list-style-name="L111"/>
    <style:style style:name="P66" style:family="paragraph" style:parent-style-name="Text_20_body" style:list-style-name="L112"/>
    <style:style style:name="P67" style:family="paragraph" style:parent-style-name="Text_20_body" style:list-style-name="L113"/>
    <style:style style:name="P68" style:family="paragraph" style:parent-style-name="Text_20_body" style:list-style-name="L114"/>
    <style:style style:name="P69" style:family="paragraph" style:parent-style-name="Text_20_body" style:list-style-name="L115"/>
    <style:style style:name="P70" style:family="paragraph" style:parent-style-name="Text_20_body" style:list-style-name="L116"/>
    <style:style style:name="P71" style:family="paragraph" style:parent-style-name="Text_20_body" style:list-style-name="L117"/>
    <style:style style:name="P72" style:family="paragraph" style:parent-style-name="Text_20_body" style:list-style-name="L119"/>
    <style:style style:name="P73" style:family="paragraph" style:parent-style-name="Text_20_body" style:list-style-name="L120"/>
    <style:style style:name="P74" style:family="paragraph" style:parent-style-name="Text_20_body">
      <style:text-properties officeooo:rsid="000d7a61" officeooo:paragraph-rsid="000d7a61"/>
    </style:style>
    <style:style style:name="P75" style:family="paragraph" style:parent-style-name="Text_20_body" style:list-style-name="L122"/>
    <style:style style:name="P76" style:family="paragraph" style:parent-style-name="Text_20_body" style:list-style-name="L123">
      <style:text-properties officeooo:paragraph-rsid="000d7a61"/>
    </style:style>
    <style:style style:name="P77" style:family="paragraph" style:parent-style-name="Text_20_body" style:list-style-name="L124"/>
    <style:style style:name="P78" style:family="paragraph" style:parent-style-name="Text_20_body" style:list-style-name="L131"/>
    <style:style style:name="P79" style:family="paragraph" style:parent-style-name="Text_20_body" style:list-style-name="L132"/>
    <style:style style:name="P80" style:family="paragraph" style:parent-style-name="Text_20_body" style:list-style-name="L133"/>
    <style:style style:name="P81" style:family="paragraph" style:parent-style-name="Text_20_body" style:list-style-name="L134"/>
    <style:style style:name="P82" style:family="paragraph" style:parent-style-name="Text_20_body" style:list-style-name="L135"/>
    <style:style style:name="P83" style:family="paragraph" style:parent-style-name="Text_20_body" style:list-style-name="L136"/>
    <style:style style:name="P84" style:family="paragraph" style:parent-style-name="Text_20_body" style:list-style-name="L137"/>
    <style:style style:name="P85" style:family="paragraph" style:parent-style-name="Text_20_body" style:list-style-name="L2">
      <style:paragraph-properties fo:margin-top="0cm" fo:margin-bottom="0cm" style:contextual-spacing="false"/>
    </style:style>
    <style:style style:name="P86" style:family="paragraph" style:parent-style-name="Text_20_body" style:list-style-name="L3">
      <style:paragraph-properties fo:margin-top="0cm" fo:margin-bottom="0cm" style:contextual-spacing="false"/>
    </style:style>
    <style:style style:name="P87" style:family="paragraph" style:parent-style-name="Text_20_body" style:list-style-name="L4">
      <style:paragraph-properties fo:margin-top="0cm" fo:margin-bottom="0cm" style:contextual-spacing="false"/>
    </style:style>
    <style:style style:name="P88" style:family="paragraph" style:parent-style-name="Text_20_body" style:list-style-name="L5">
      <style:paragraph-properties fo:margin-top="0cm" fo:margin-bottom="0cm" style:contextual-spacing="false"/>
    </style:style>
    <style:style style:name="P89" style:family="paragraph" style:parent-style-name="Text_20_body" style:list-style-name="L6">
      <style:paragraph-properties fo:margin-top="0cm" fo:margin-bottom="0cm" style:contextual-spacing="false"/>
    </style:style>
    <style:style style:name="P90" style:family="paragraph" style:parent-style-name="Text_20_body" style:list-style-name="L7">
      <style:paragraph-properties fo:margin-top="0cm" fo:margin-bottom="0cm" style:contextual-spacing="false"/>
    </style:style>
    <style:style style:name="P91" style:family="paragraph" style:parent-style-name="Text_20_body" style:list-style-name="L9">
      <style:paragraph-properties fo:margin-top="0cm" fo:margin-bottom="0cm" style:contextual-spacing="false"/>
    </style:style>
    <style:style style:name="P92" style:family="paragraph" style:parent-style-name="Text_20_body" style:list-style-name="L11">
      <style:paragraph-properties fo:margin-top="0cm" fo:margin-bottom="0cm" style:contextual-spacing="false"/>
    </style:style>
    <style:style style:name="P93" style:family="paragraph" style:parent-style-name="Text_20_body" style:list-style-name="L12">
      <style:paragraph-properties fo:margin-top="0cm" fo:margin-bottom="0cm" style:contextual-spacing="false"/>
    </style:style>
    <style:style style:name="P94" style:family="paragraph" style:parent-style-name="Text_20_body" style:list-style-name="L14">
      <style:paragraph-properties fo:margin-top="0cm" fo:margin-bottom="0cm" style:contextual-spacing="false"/>
    </style:style>
    <style:style style:name="P95" style:family="paragraph" style:parent-style-name="Text_20_body" style:list-style-name="L15">
      <style:paragraph-properties fo:margin-top="0cm" fo:margin-bottom="0cm" style:contextual-spacing="false"/>
    </style:style>
    <style:style style:name="P96" style:family="paragraph" style:parent-style-name="Text_20_body" style:list-style-name="L17">
      <style:paragraph-properties fo:margin-top="0cm" fo:margin-bottom="0cm" style:contextual-spacing="false"/>
    </style:style>
    <style:style style:name="P97" style:family="paragraph" style:parent-style-name="Text_20_body" style:list-style-name="L18">
      <style:paragraph-properties fo:margin-top="0cm" fo:margin-bottom="0cm" style:contextual-spacing="false"/>
    </style:style>
    <style:style style:name="P98" style:family="paragraph" style:parent-style-name="Text_20_body" style:list-style-name="L20">
      <style:paragraph-properties fo:margin-top="0cm" fo:margin-bottom="0cm" style:contextual-spacing="false"/>
    </style:style>
    <style:style style:name="P99" style:family="paragraph" style:parent-style-name="Text_20_body" style:list-style-name="L22">
      <style:paragraph-properties fo:margin-top="0cm" fo:margin-bottom="0cm" style:contextual-spacing="false"/>
    </style:style>
    <style:style style:name="P100" style:family="paragraph" style:parent-style-name="Text_20_body" style:list-style-name="L23">
      <style:paragraph-properties fo:margin-top="0cm" fo:margin-bottom="0cm" style:contextual-spacing="false"/>
    </style:style>
    <style:style style:name="P101" style:family="paragraph" style:parent-style-name="Text_20_body" style:list-style-name="L24">
      <style:paragraph-properties fo:margin-top="0cm" fo:margin-bottom="0cm" style:contextual-spacing="false"/>
    </style:style>
    <style:style style:name="P102" style:family="paragraph" style:parent-style-name="Text_20_body" style:list-style-name="L26">
      <style:paragraph-properties fo:margin-top="0cm" fo:margin-bottom="0cm" style:contextual-spacing="false"/>
    </style:style>
    <style:style style:name="P103" style:family="paragraph" style:parent-style-name="Text_20_body" style:list-style-name="L27">
      <style:paragraph-properties fo:margin-top="0cm" fo:margin-bottom="0cm" style:contextual-spacing="false"/>
    </style:style>
    <style:style style:name="P104" style:family="paragraph" style:parent-style-name="Text_20_body" style:list-style-name="L28">
      <style:paragraph-properties fo:margin-top="0cm" fo:margin-bottom="0cm" style:contextual-spacing="false"/>
    </style:style>
    <style:style style:name="P105" style:family="paragraph" style:parent-style-name="Text_20_body" style:list-style-name="L29">
      <style:paragraph-properties fo:margin-top="0cm" fo:margin-bottom="0cm" style:contextual-spacing="false"/>
    </style:style>
    <style:style style:name="P106" style:family="paragraph" style:parent-style-name="Text_20_body" style:list-style-name="L30">
      <style:paragraph-properties fo:margin-top="0cm" fo:margin-bottom="0cm" style:contextual-spacing="false"/>
    </style:style>
    <style:style style:name="P107" style:family="paragraph" style:parent-style-name="Text_20_body" style:list-style-name="L31">
      <style:paragraph-properties fo:margin-top="0cm" fo:margin-bottom="0cm" style:contextual-spacing="false"/>
    </style:style>
    <style:style style:name="P108" style:family="paragraph" style:parent-style-name="Text_20_body" style:list-style-name="L33">
      <style:paragraph-properties fo:margin-top="0cm" fo:margin-bottom="0cm" style:contextual-spacing="false"/>
    </style:style>
    <style:style style:name="P109" style:family="paragraph" style:parent-style-name="Text_20_body" style:list-style-name="L35">
      <style:paragraph-properties fo:margin-top="0cm" fo:margin-bottom="0cm" style:contextual-spacing="false"/>
    </style:style>
    <style:style style:name="P110" style:family="paragraph" style:parent-style-name="Text_20_body" style:list-style-name="L36">
      <style:paragraph-properties fo:margin-top="0cm" fo:margin-bottom="0cm" style:contextual-spacing="false"/>
    </style:style>
    <style:style style:name="P111" style:family="paragraph" style:parent-style-name="Text_20_body" style:list-style-name="L40">
      <style:paragraph-properties fo:margin-top="0cm" fo:margin-bottom="0cm" style:contextual-spacing="false"/>
    </style:style>
    <style:style style:name="P112" style:family="paragraph" style:parent-style-name="Text_20_body" style:list-style-name="L42">
      <style:paragraph-properties fo:margin-top="0cm" fo:margin-bottom="0cm" style:contextual-spacing="false"/>
    </style:style>
    <style:style style:name="P113" style:family="paragraph" style:parent-style-name="Text_20_body" style:list-style-name="L42">
      <style:paragraph-properties fo:margin-top="0cm" fo:margin-bottom="0cm" style:contextual-spacing="false"/>
      <style:text-properties officeooo:paragraph-rsid="0008377e"/>
    </style:style>
    <style:style style:name="P114" style:family="paragraph" style:parent-style-name="Text_20_body" style:list-style-name="L43">
      <style:paragraph-properties fo:margin-top="0cm" fo:margin-bottom="0cm" style:contextual-spacing="false"/>
    </style:style>
    <style:style style:name="P115" style:family="paragraph" style:parent-style-name="Text_20_body" style:list-style-name="L44">
      <style:paragraph-properties fo:margin-top="0cm" fo:margin-bottom="0cm" style:contextual-spacing="false"/>
    </style:style>
    <style:style style:name="P116" style:family="paragraph" style:parent-style-name="Text_20_body" style:list-style-name="L46">
      <style:paragraph-properties fo:margin-top="0cm" fo:margin-bottom="0cm" style:contextual-spacing="false"/>
    </style:style>
    <style:style style:name="P117" style:family="paragraph" style:parent-style-name="Text_20_body" style:list-style-name="L48">
      <style:paragraph-properties fo:margin-top="0cm" fo:margin-bottom="0cm" style:contextual-spacing="false"/>
    </style:style>
    <style:style style:name="P118" style:family="paragraph" style:parent-style-name="Text_20_body" style:list-style-name="L50">
      <style:paragraph-properties fo:margin-top="0cm" fo:margin-bottom="0cm" style:contextual-spacing="false"/>
    </style:style>
    <style:style style:name="P119" style:family="paragraph" style:parent-style-name="Text_20_body" style:list-style-name="L51">
      <style:paragraph-properties fo:margin-top="0cm" fo:margin-bottom="0cm" style:contextual-spacing="false"/>
    </style:style>
    <style:style style:name="P120" style:family="paragraph" style:parent-style-name="Text_20_body" style:list-style-name="L52">
      <style:paragraph-properties fo:margin-top="0cm" fo:margin-bottom="0cm" style:contextual-spacing="false"/>
    </style:style>
    <style:style style:name="P121" style:family="paragraph" style:parent-style-name="Text_20_body" style:list-style-name="L54">
      <style:paragraph-properties fo:margin-top="0cm" fo:margin-bottom="0cm" style:contextual-spacing="false"/>
    </style:style>
    <style:style style:name="P122" style:family="paragraph" style:parent-style-name="Text_20_body" style:list-style-name="L56">
      <style:paragraph-properties fo:margin-top="0cm" fo:margin-bottom="0cm" style:contextual-spacing="false"/>
    </style:style>
    <style:style style:name="P123" style:family="paragraph" style:parent-style-name="Text_20_body" style:list-style-name="L58">
      <style:paragraph-properties fo:margin-top="0cm" fo:margin-bottom="0cm" style:contextual-spacing="false"/>
    </style:style>
    <style:style style:name="P124" style:family="paragraph" style:parent-style-name="Text_20_body" style:list-style-name="L63">
      <style:paragraph-properties fo:margin-top="0cm" fo:margin-bottom="0cm" style:contextual-spacing="false"/>
    </style:style>
    <style:style style:name="P125" style:family="paragraph" style:parent-style-name="Text_20_body" style:list-style-name="L65">
      <style:paragraph-properties fo:margin-top="0cm" fo:margin-bottom="0cm" style:contextual-spacing="false"/>
    </style:style>
    <style:style style:name="P126" style:family="paragraph" style:parent-style-name="Text_20_body" style:list-style-name="L66">
      <style:paragraph-properties fo:margin-top="0cm" fo:margin-bottom="0cm" style:contextual-spacing="false"/>
    </style:style>
    <style:style style:name="P127" style:family="paragraph" style:parent-style-name="Text_20_body" style:list-style-name="L67">
      <style:paragraph-properties fo:margin-top="0cm" fo:margin-bottom="0cm" style:contextual-spacing="false"/>
    </style:style>
    <style:style style:name="P128" style:family="paragraph" style:parent-style-name="Text_20_body" style:list-style-name="L68">
      <style:paragraph-properties fo:margin-top="0cm" fo:margin-bottom="0cm" style:contextual-spacing="false"/>
    </style:style>
    <style:style style:name="P129" style:family="paragraph" style:parent-style-name="Text_20_body" style:list-style-name="L69">
      <style:paragraph-properties fo:margin-top="0cm" fo:margin-bottom="0cm" style:contextual-spacing="false"/>
    </style:style>
    <style:style style:name="P130" style:family="paragraph" style:parent-style-name="Text_20_body" style:list-style-name="L70">
      <style:paragraph-properties fo:margin-top="0cm" fo:margin-bottom="0cm" style:contextual-spacing="false"/>
    </style:style>
    <style:style style:name="P131" style:family="paragraph" style:parent-style-name="Text_20_body" style:list-style-name="L71">
      <style:paragraph-properties fo:margin-top="0cm" fo:margin-bottom="0cm" style:contextual-spacing="false"/>
    </style:style>
    <style:style style:name="P132" style:family="paragraph" style:parent-style-name="Text_20_body" style:list-style-name="L72">
      <style:paragraph-properties fo:margin-top="0cm" fo:margin-bottom="0cm" style:contextual-spacing="false"/>
    </style:style>
    <style:style style:name="P133" style:family="paragraph" style:parent-style-name="Text_20_body" style:list-style-name="L75">
      <style:paragraph-properties fo:margin-top="0cm" fo:margin-bottom="0cm" style:contextual-spacing="false"/>
    </style:style>
    <style:style style:name="P134" style:family="paragraph" style:parent-style-name="Text_20_body" style:list-style-name="L76">
      <style:paragraph-properties fo:margin-top="0cm" fo:margin-bottom="0cm" style:contextual-spacing="false"/>
    </style:style>
    <style:style style:name="P135" style:family="paragraph" style:parent-style-name="Text_20_body" style:list-style-name="L77">
      <style:paragraph-properties fo:margin-top="0cm" fo:margin-bottom="0cm" style:contextual-spacing="false"/>
    </style:style>
    <style:style style:name="P136" style:family="paragraph" style:parent-style-name="Text_20_body" style:list-style-name="L78">
      <style:paragraph-properties fo:margin-top="0cm" fo:margin-bottom="0cm" style:contextual-spacing="false"/>
    </style:style>
    <style:style style:name="P137" style:family="paragraph" style:parent-style-name="Text_20_body" style:list-style-name="L79">
      <style:paragraph-properties fo:margin-top="0cm" fo:margin-bottom="0cm" style:contextual-spacing="false"/>
    </style:style>
    <style:style style:name="P138" style:family="paragraph" style:parent-style-name="Text_20_body" style:list-style-name="L80">
      <style:paragraph-properties fo:margin-top="0cm" fo:margin-bottom="0cm" style:contextual-spacing="false"/>
    </style:style>
    <style:style style:name="P139" style:family="paragraph" style:parent-style-name="Text_20_body" style:list-style-name="L81">
      <style:paragraph-properties fo:margin-top="0cm" fo:margin-bottom="0cm" style:contextual-spacing="false"/>
    </style:style>
    <style:style style:name="P140" style:family="paragraph" style:parent-style-name="Text_20_body" style:list-style-name="L82">
      <style:paragraph-properties fo:margin-top="0cm" fo:margin-bottom="0cm" style:contextual-spacing="false"/>
    </style:style>
    <style:style style:name="P141" style:family="paragraph" style:parent-style-name="Text_20_body" style:list-style-name="L83">
      <style:paragraph-properties fo:margin-top="0cm" fo:margin-bottom="0cm" style:contextual-spacing="false"/>
    </style:style>
    <style:style style:name="P142" style:family="paragraph" style:parent-style-name="Text_20_body" style:list-style-name="L84">
      <style:paragraph-properties fo:margin-top="0cm" fo:margin-bottom="0cm" style:contextual-spacing="false"/>
    </style:style>
    <style:style style:name="P143" style:family="paragraph" style:parent-style-name="Text_20_body" style:list-style-name="L85">
      <style:paragraph-properties fo:margin-top="0cm" fo:margin-bottom="0cm" style:contextual-spacing="false"/>
    </style:style>
    <style:style style:name="P144" style:family="paragraph" style:parent-style-name="Text_20_body" style:list-style-name="L86">
      <style:paragraph-properties fo:margin-top="0cm" fo:margin-bottom="0cm" style:contextual-spacing="false"/>
    </style:style>
    <style:style style:name="P145" style:family="paragraph" style:parent-style-name="Text_20_body" style:list-style-name="L87">
      <style:paragraph-properties fo:margin-top="0cm" fo:margin-bottom="0cm" style:contextual-spacing="false"/>
    </style:style>
    <style:style style:name="P146" style:family="paragraph" style:parent-style-name="Text_20_body" style:list-style-name="L88">
      <style:paragraph-properties fo:margin-top="0cm" fo:margin-bottom="0cm" style:contextual-spacing="false"/>
    </style:style>
    <style:style style:name="P147" style:family="paragraph" style:parent-style-name="Text_20_body" style:list-style-name="L89">
      <style:paragraph-properties fo:margin-top="0cm" fo:margin-bottom="0cm" style:contextual-spacing="false"/>
    </style:style>
    <style:style style:name="P148" style:family="paragraph" style:parent-style-name="Text_20_body" style:list-style-name="L95">
      <style:paragraph-properties fo:margin-top="0cm" fo:margin-bottom="0cm" style:contextual-spacing="false"/>
    </style:style>
    <style:style style:name="P149" style:family="paragraph" style:parent-style-name="Text_20_body" style:list-style-name="L96">
      <style:paragraph-properties fo:margin-top="0cm" fo:margin-bottom="0cm" style:contextual-spacing="false"/>
    </style:style>
    <style:style style:name="P150" style:family="paragraph" style:parent-style-name="Text_20_body" style:list-style-name="L100">
      <style:paragraph-properties fo:margin-top="0cm" fo:margin-bottom="0cm" style:contextual-spacing="false"/>
    </style:style>
    <style:style style:name="P151" style:family="paragraph" style:parent-style-name="Text_20_body" style:list-style-name="L101">
      <style:paragraph-properties fo:margin-top="0cm" fo:margin-bottom="0cm" style:contextual-spacing="false"/>
    </style:style>
    <style:style style:name="P152" style:family="paragraph" style:parent-style-name="Text_20_body" style:list-style-name="L103">
      <style:paragraph-properties fo:margin-top="0cm" fo:margin-bottom="0cm" style:contextual-spacing="false"/>
    </style:style>
    <style:style style:name="P153" style:family="paragraph" style:parent-style-name="Text_20_body" style:list-style-name="L109">
      <style:paragraph-properties fo:margin-top="0cm" fo:margin-bottom="0cm" style:contextual-spacing="false"/>
    </style:style>
    <style:style style:name="P154" style:family="paragraph" style:parent-style-name="Text_20_body" style:list-style-name="L111">
      <style:paragraph-properties fo:margin-top="0cm" fo:margin-bottom="0cm" style:contextual-spacing="false"/>
    </style:style>
    <style:style style:name="P155" style:family="paragraph" style:parent-style-name="Text_20_body" style:list-style-name="L118">
      <style:paragraph-properties fo:margin-top="0cm" fo:margin-bottom="0cm" style:contextual-spacing="false"/>
    </style:style>
    <style:style style:name="P156" style:family="paragraph" style:parent-style-name="Text_20_body" style:list-style-name="L125">
      <style:paragraph-properties fo:margin-top="0cm" fo:margin-bottom="0cm" style:contextual-spacing="false"/>
    </style:style>
    <style:style style:name="P157" style:family="paragraph" style:parent-style-name="Text_20_body" style:list-style-name="L126">
      <style:paragraph-properties fo:margin-top="0cm" fo:margin-bottom="0cm" style:contextual-spacing="false"/>
    </style:style>
    <style:style style:name="P158" style:family="paragraph" style:parent-style-name="Text_20_body" style:list-style-name="L127">
      <style:paragraph-properties fo:margin-top="0cm" fo:margin-bottom="0cm" style:contextual-spacing="false"/>
    </style:style>
    <style:style style:name="P159" style:family="paragraph" style:parent-style-name="Text_20_body" style:list-style-name="L128">
      <style:paragraph-properties fo:margin-top="0cm" fo:margin-bottom="0cm" style:contextual-spacing="false"/>
    </style:style>
    <style:style style:name="P160" style:family="paragraph" style:parent-style-name="Text_20_body" style:list-style-name="L129">
      <style:paragraph-properties fo:margin-top="0cm" fo:margin-bottom="0cm" style:contextual-spacing="false"/>
    </style:style>
    <style:style style:name="P161" style:family="paragraph" style:parent-style-name="Text_20_body" style:list-style-name="L130">
      <style:paragraph-properties fo:margin-top="0cm" fo:margin-bottom="0cm" style:contextual-spacing="false"/>
    </style:style>
    <style:style style:name="P162" style:family="paragraph" style:parent-style-name="Preformatted_20_Text" style:list-style-name="L17"/>
    <style:style style:name="P163" style:family="paragraph" style:parent-style-name="Preformatted_20_Text" style:list-style-name="L35"/>
    <style:style style:name="P164" style:family="paragraph" style:parent-style-name="Preformatted_20_Text" style:list-style-name="L38"/>
    <style:style style:name="P165" style:family="paragraph" style:parent-style-name="Preformatted_20_Text" style:list-style-name="L60"/>
    <style:style style:name="P166" style:family="paragraph" style:parent-style-name="Preformatted_20_Text" style:list-style-name="L62"/>
    <style:style style:name="P167" style:family="paragraph" style:parent-style-name="Preformatted_20_Text" style:list-style-name="L74"/>
    <style:style style:name="P168" style:family="paragraph" style:parent-style-name="Preformatted_20_Text" style:list-style-name="L91"/>
    <style:style style:name="P169" style:family="paragraph" style:parent-style-name="Preformatted_20_Text" style:list-style-name="L92"/>
    <style:style style:name="P170" style:family="paragraph" style:parent-style-name="Preformatted_20_Text" style:list-style-name="L93"/>
    <style:style style:name="P171" style:family="paragraph" style:parent-style-name="Preformatted_20_Text" style:list-style-name="L94"/>
    <style:style style:name="P172" style:family="paragraph" style:parent-style-name="Preformatted_20_Text" style:list-style-name="L98"/>
    <style:style style:name="P173" style:family="paragraph" style:parent-style-name="Preformatted_20_Text" style:list-style-name="L105"/>
    <style:style style:name="P174" style:family="paragraph" style:parent-style-name="Preformatted_20_Text" style:list-style-name="L107"/>
    <style:style style:name="P175" style:family="paragraph" style:parent-style-name="Preformatted_20_Text" style:list-style-name="L109"/>
    <style:style style:name="P176" style:family="paragraph" style:parent-style-name="Preformatted_20_Text" style:list-style-name="L111"/>
    <style:style style:name="P177" style:family="paragraph" style:parent-style-name="Preformatted_20_Text" style:list-style-name="L115"/>
    <style:style style:name="P178" style:family="paragraph" style:parent-style-name="Preformatted_20_Text" style:list-style-name="L122"/>
    <style:style style:name="P179" style:family="paragraph" style:parent-style-name="Preformatted_20_Text" style:list-style-name="L124"/>
    <style:style style:name="P180" style:family="paragraph" style:parent-style-name="Preformatted_20_Text" style:list-style-name="L137"/>
    <style:style style:name="P181" style:family="paragraph" style:parent-style-name="Preformatted_20_Text" style:list-style-name="L17">
      <style:paragraph-properties fo:margin-top="0cm" fo:margin-bottom="0.499cm" style:contextual-spacing="false"/>
    </style:style>
    <style:style style:name="P182" style:family="paragraph" style:parent-style-name="Preformatted_20_Text" style:list-style-name="L35">
      <style:paragraph-properties fo:margin-top="0cm" fo:margin-bottom="0.499cm" style:contextual-spacing="false"/>
    </style:style>
    <style:style style:name="P183" style:family="paragraph" style:parent-style-name="Preformatted_20_Text" style:list-style-name="L38">
      <style:paragraph-properties fo:margin-top="0cm" fo:margin-bottom="0.499cm" style:contextual-spacing="false"/>
    </style:style>
    <style:style style:name="P184" style:family="paragraph" style:parent-style-name="Preformatted_20_Text" style:list-style-name="L60">
      <style:paragraph-properties fo:margin-top="0cm" fo:margin-bottom="0.499cm" style:contextual-spacing="false"/>
    </style:style>
    <style:style style:name="P185" style:family="paragraph" style:parent-style-name="Preformatted_20_Text" style:list-style-name="L62">
      <style:paragraph-properties fo:margin-top="0cm" fo:margin-bottom="0.499cm" style:contextual-spacing="false"/>
    </style:style>
    <style:style style:name="P186" style:family="paragraph" style:parent-style-name="Preformatted_20_Text" style:list-style-name="L74">
      <style:paragraph-properties fo:margin-top="0cm" fo:margin-bottom="0.499cm" style:contextual-spacing="false"/>
    </style:style>
    <style:style style:name="P187" style:family="paragraph" style:parent-style-name="Preformatted_20_Text" style:list-style-name="L91">
      <style:paragraph-properties fo:margin-top="0cm" fo:margin-bottom="0.499cm" style:contextual-spacing="false"/>
    </style:style>
    <style:style style:name="P188" style:family="paragraph" style:parent-style-name="Preformatted_20_Text" style:list-style-name="L92">
      <style:paragraph-properties fo:margin-top="0cm" fo:margin-bottom="0.499cm" style:contextual-spacing="false"/>
    </style:style>
    <style:style style:name="P189" style:family="paragraph" style:parent-style-name="Preformatted_20_Text" style:list-style-name="L93">
      <style:paragraph-properties fo:margin-top="0cm" fo:margin-bottom="0.499cm" style:contextual-spacing="false"/>
    </style:style>
    <style:style style:name="P190" style:family="paragraph" style:parent-style-name="Preformatted_20_Text" style:list-style-name="L94">
      <style:paragraph-properties fo:margin-top="0cm" fo:margin-bottom="0.499cm" style:contextual-spacing="false"/>
    </style:style>
    <style:style style:name="P191" style:family="paragraph" style:parent-style-name="Preformatted_20_Text" style:list-style-name="L98">
      <style:paragraph-properties fo:margin-top="0cm" fo:margin-bottom="0.499cm" style:contextual-spacing="false"/>
    </style:style>
    <style:style style:name="P192" style:family="paragraph" style:parent-style-name="Preformatted_20_Text" style:list-style-name="L105">
      <style:paragraph-properties fo:margin-top="0cm" fo:margin-bottom="0.499cm" style:contextual-spacing="false"/>
    </style:style>
    <style:style style:name="P193" style:family="paragraph" style:parent-style-name="Preformatted_20_Text" style:list-style-name="L107">
      <style:paragraph-properties fo:margin-top="0cm" fo:margin-bottom="0.499cm" style:contextual-spacing="false"/>
      <style:text-properties officeooo:paragraph-rsid="00098f51"/>
    </style:style>
    <style:style style:name="P194" style:family="paragraph" style:parent-style-name="Preformatted_20_Text" style:list-style-name="L109">
      <style:paragraph-properties fo:margin-top="0cm" fo:margin-bottom="0.499cm" style:contextual-spacing="false"/>
    </style:style>
    <style:style style:name="P195" style:family="paragraph" style:parent-style-name="Preformatted_20_Text" style:list-style-name="L111">
      <style:paragraph-properties fo:margin-top="0cm" fo:margin-bottom="0.499cm" style:contextual-spacing="false"/>
    </style:style>
    <style:style style:name="P196" style:family="paragraph" style:parent-style-name="Preformatted_20_Text" style:list-style-name="L115">
      <style:paragraph-properties fo:margin-top="0cm" fo:margin-bottom="0.499cm" style:contextual-spacing="false"/>
    </style:style>
    <style:style style:name="P197" style:family="paragraph" style:parent-style-name="Preformatted_20_Text" style:list-style-name="L117">
      <style:paragraph-properties fo:margin-top="0cm" fo:margin-bottom="0.499cm" style:contextual-spacing="false"/>
    </style:style>
    <style:style style:name="P198" style:family="paragraph" style:parent-style-name="Preformatted_20_Text" style:list-style-name="L120">
      <style:paragraph-properties fo:margin-top="0cm" fo:margin-bottom="0.499cm" style:contextual-spacing="false"/>
    </style:style>
    <style:style style:name="P199" style:family="paragraph" style:parent-style-name="Preformatted_20_Text">
      <style:paragraph-properties fo:margin-top="0cm" fo:margin-bottom="0.499cm" style:contextual-spacing="false"/>
      <style:text-properties officeooo:paragraph-rsid="000b3f69"/>
    </style:style>
    <style:style style:name="P200" style:family="paragraph" style:parent-style-name="Preformatted_20_Text" style:list-style-name="L122">
      <style:paragraph-properties fo:margin-top="0cm" fo:margin-bottom="0.499cm" style:contextual-spacing="false"/>
    </style:style>
    <style:style style:name="P201" style:family="paragraph" style:parent-style-name="Preformatted_20_Text" style:list-style-name="L124">
      <style:paragraph-properties fo:margin-top="0cm" fo:margin-bottom="0.499cm" style:contextual-spacing="false"/>
    </style:style>
    <style:style style:name="P202" style:family="paragraph" style:parent-style-name="Preformatted_20_Text" style:list-style-name="L137">
      <style:paragraph-properties fo:margin-top="0cm" fo:margin-bottom="0.499cm" style:contextual-spacing="false"/>
    </style:style>
    <style:style style:name="T1" style:family="text">
      <style:text-properties officeooo:rsid="00077cc9"/>
    </style:style>
    <style:style style:name="T2" style:family="text">
      <style:text-properties officeooo:rsid="0008377e"/>
    </style:style>
    <style:style style:name="T3" style:family="text">
      <style:text-properties officeooo:rsid="00098f51"/>
    </style:style>
    <style:style style:name="T4" style:family="text">
      <style:text-properties style:font-name="Liberation Serif"/>
    </style:style>
    <style:style style:name="T5" style:family="text">
      <style:text-properties officeooo:rsid="000d7a61"/>
    </style:style>
    <text:list-style style:name="L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9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0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1">
      <text:list-level-style-number text:level="1" text:style-name="Numbering_20_Symbols" style:num-suffix="." style:num-format="a">
        <style:list-level-properties text:space-before="2.018cm" text:min-label-width="0.499cm"/>
      </text:list-level-style-number>
      <text:list-level-style-number text:level="2" text:style-name="Numbering_20_Symbols" style:num-suffix="." style:num-format="a">
        <style:list-level-properties text:space-before="3.265cm" text:min-label-width="0.499cm"/>
      </text:list-level-style-number>
      <text:list-level-style-number text:level="3" text:style-name="Numbering_20_Symbols" style:num-suffix="." style:num-format="a">
        <style:list-level-properties text:space-before="4.512cm" text:min-label-width="0.499cm"/>
      </text:list-level-style-number>
      <text:list-level-style-number text:level="4" text:style-name="Numbering_20_Symbols" style:num-suffix="." style:num-format="a">
        <style:list-level-properties text:space-before="5.759cm" text:min-label-width="0.499cm"/>
      </text:list-level-style-number>
      <text:list-level-style-number text:level="5" text:style-name="Numbering_20_Symbols" style:num-suffix="." style:num-format="a">
        <style:list-level-properties text:space-before="7.006cm" text:min-label-width="0.499cm"/>
      </text:list-level-style-number>
      <text:list-level-style-number text:level="6" text:style-name="Numbering_20_Symbols" style:num-suffix="." style:num-format="a">
        <style:list-level-properties text:space-before="8.253cm" text:min-label-width="0.499cm"/>
      </text:list-level-style-number>
      <text:list-level-style-number text:level="7" text:style-name="Numbering_20_Symbols" style:num-suffix="." style:num-format="a">
        <style:list-level-properties text:space-before="9.5cm" text:min-label-width="0.499cm"/>
      </text:list-level-style-number>
      <text:list-level-style-number text:level="8" text:style-name="Numbering_20_Symbols" style:num-suffix="." style:num-format="a">
        <style:list-level-properties text:space-before="10.748cm" text:min-label-width="0.499cm"/>
      </text:list-level-style-number>
      <text:list-level-style-number text:level="9" text:style-name="Numbering_20_Symbols" style:num-suffix="." style:num-format="a">
        <style:list-level-properties text:space-before="11.995cm" text:min-label-width="0.499cm"/>
      </text:list-level-style-number>
      <text:list-level-style-number text:level="10" text:style-name="Numbering_20_Symbols" style:num-suffix="." style:num-format="a">
        <style:list-level-properties text:space-before="13.242cm" text:min-label-width="0.499cm"/>
      </text:list-level-style-number>
    </text:list-style>
    <text:list-style style:name="L1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4">
      <text:list-level-style-number text:level="1" text:style-name="Numbering_20_Symbols" style:num-suffix="." style:num-format="a">
        <style:list-level-properties text:space-before="2.018cm" text:min-label-width="0.499cm"/>
      </text:list-level-style-number>
      <text:list-level-style-number text:level="2" text:style-name="Numbering_20_Symbols" style:num-suffix="." style:num-format="a">
        <style:list-level-properties text:space-before="3.265cm" text:min-label-width="0.499cm"/>
      </text:list-level-style-number>
      <text:list-level-style-number text:level="3" text:style-name="Numbering_20_Symbols" style:num-suffix="." style:num-format="a">
        <style:list-level-properties text:space-before="4.512cm" text:min-label-width="0.499cm"/>
      </text:list-level-style-number>
      <text:list-level-style-number text:level="4" text:style-name="Numbering_20_Symbols" style:num-suffix="." style:num-format="a">
        <style:list-level-properties text:space-before="5.759cm" text:min-label-width="0.499cm"/>
      </text:list-level-style-number>
      <text:list-level-style-number text:level="5" text:style-name="Numbering_20_Symbols" style:num-suffix="." style:num-format="a">
        <style:list-level-properties text:space-before="7.006cm" text:min-label-width="0.499cm"/>
      </text:list-level-style-number>
      <text:list-level-style-number text:level="6" text:style-name="Numbering_20_Symbols" style:num-suffix="." style:num-format="a">
        <style:list-level-properties text:space-before="8.253cm" text:min-label-width="0.499cm"/>
      </text:list-level-style-number>
      <text:list-level-style-number text:level="7" text:style-name="Numbering_20_Symbols" style:num-suffix="." style:num-format="a">
        <style:list-level-properties text:space-before="9.5cm" text:min-label-width="0.499cm"/>
      </text:list-level-style-number>
      <text:list-level-style-number text:level="8" text:style-name="Numbering_20_Symbols" style:num-suffix="." style:num-format="a">
        <style:list-level-properties text:space-before="10.748cm" text:min-label-width="0.499cm"/>
      </text:list-level-style-number>
      <text:list-level-style-number text:level="9" text:style-name="Numbering_20_Symbols" style:num-suffix="." style:num-format="a">
        <style:list-level-properties text:space-before="11.995cm" text:min-label-width="0.499cm"/>
      </text:list-level-style-number>
      <text:list-level-style-number text:level="10" text:style-name="Numbering_20_Symbols" style:num-suffix="." style:num-format="a">
        <style:list-level-properties text:space-before="13.242cm" text:min-label-width="0.499cm"/>
      </text:list-level-style-number>
    </text:list-style>
    <text:list-style style:name="L1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7">
      <text:list-level-style-number text:level="1" text:style-name="Numbering_20_Symbols" style:num-suffix="." style:num-format="a">
        <style:list-level-properties text:space-before="2.018cm" text:min-label-width="0.499cm"/>
      </text:list-level-style-number>
      <text:list-level-style-number text:level="2" text:style-name="Numbering_20_Symbols" style:num-suffix="." style:num-format="a">
        <style:list-level-properties text:space-before="3.265cm" text:min-label-width="0.499cm"/>
      </text:list-level-style-number>
      <text:list-level-style-number text:level="3" text:style-name="Numbering_20_Symbols" style:num-suffix="." style:num-format="a">
        <style:list-level-properties text:space-before="4.512cm" text:min-label-width="0.499cm"/>
      </text:list-level-style-number>
      <text:list-level-style-number text:level="4" text:style-name="Numbering_20_Symbols" style:num-suffix="." style:num-format="a">
        <style:list-level-properties text:space-before="5.759cm" text:min-label-width="0.499cm"/>
      </text:list-level-style-number>
      <text:list-level-style-number text:level="5" text:style-name="Numbering_20_Symbols" style:num-suffix="." style:num-format="a">
        <style:list-level-properties text:space-before="7.006cm" text:min-label-width="0.499cm"/>
      </text:list-level-style-number>
      <text:list-level-style-number text:level="6" text:style-name="Numbering_20_Symbols" style:num-suffix="." style:num-format="a">
        <style:list-level-properties text:space-before="8.253cm" text:min-label-width="0.499cm"/>
      </text:list-level-style-number>
      <text:list-level-style-number text:level="7" text:style-name="Numbering_20_Symbols" style:num-suffix="." style:num-format="a">
        <style:list-level-properties text:space-before="9.5cm" text:min-label-width="0.499cm"/>
      </text:list-level-style-number>
      <text:list-level-style-number text:level="8" text:style-name="Numbering_20_Symbols" style:num-suffix="." style:num-format="a">
        <style:list-level-properties text:space-before="10.748cm" text:min-label-width="0.499cm"/>
      </text:list-level-style-number>
      <text:list-level-style-number text:level="9" text:style-name="Numbering_20_Symbols" style:num-suffix="." style:num-format="a">
        <style:list-level-properties text:space-before="11.995cm" text:min-label-width="0.499cm"/>
      </text:list-level-style-number>
      <text:list-level-style-number text:level="10" text:style-name="Numbering_20_Symbols" style:num-suffix="." style:num-format="a">
        <style:list-level-properties text:space-before="13.242cm" text:min-label-width="0.499cm"/>
      </text:list-level-style-number>
    </text:list-style>
    <text:list-style style:name="L1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9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6">
      <text:list-level-style-bullet text:level="1" text:style-name="Bullet_20_Symbols" style:num-suffix="." text:bullet-char="•">
        <style:list-level-properties text:space-before="2.653cm" text:min-label-width="0.499cm"/>
      </text:list-level-style-bullet>
      <text:list-level-style-bullet text:level="2" text:style-name="Bullet_20_Symbols" style:num-suffix="." text:bullet-char="•">
        <style:list-level-properties text:space-before="3.9cm" text:min-label-width="0.499cm"/>
      </text:list-level-style-bullet>
      <text:list-level-style-bullet text:level="3" text:style-name="Bullet_20_Symbols" style:num-suffix="." text:bullet-char="•">
        <style:list-level-properties text:space-before="5.147cm" text:min-label-width="0.499cm"/>
      </text:list-level-style-bullet>
      <text:list-level-style-bullet text:level="4" text:style-name="Bullet_20_Symbols" style:num-suffix="." text:bullet-char="•">
        <style:list-level-properties text:space-before="6.394cm" text:min-label-width="0.499cm"/>
      </text:list-level-style-bullet>
      <text:list-level-style-bullet text:level="5" text:style-name="Bullet_20_Symbols" style:num-suffix="." text:bullet-char="•">
        <style:list-level-properties text:space-before="7.641cm" text:min-label-width="0.499cm"/>
      </text:list-level-style-bullet>
      <text:list-level-style-bullet text:level="6" text:style-name="Bullet_20_Symbols" style:num-suffix="." text:bullet-char="•">
        <style:list-level-properties text:space-before="8.888cm" text:min-label-width="0.499cm"/>
      </text:list-level-style-bullet>
      <text:list-level-style-bullet text:level="7" text:style-name="Bullet_20_Symbols" style:num-suffix="." text:bullet-char="•">
        <style:list-level-properties text:space-before="10.135cm" text:min-label-width="0.499cm"/>
      </text:list-level-style-bullet>
      <text:list-level-style-bullet text:level="8" text:style-name="Bullet_20_Symbols" style:num-suffix="." text:bullet-char="•">
        <style:list-level-properties text:space-before="11.383cm" text:min-label-width="0.499cm"/>
      </text:list-level-style-bullet>
      <text:list-level-style-bullet text:level="9" text:style-name="Bullet_20_Symbols" style:num-suffix="." text:bullet-char="•">
        <style:list-level-properties text:space-before="12.63cm" text:min-label-width="0.499cm"/>
      </text:list-level-style-bullet>
      <text:list-level-style-bullet text:level="10" text:style-name="Bullet_20_Symbols" style:num-suffix="." text:bullet-char="•">
        <style:list-level-properties text:space-before="13.877cm" text:min-label-width="0.499cm"/>
      </text:list-level-style-bullet>
    </text:list-style>
    <text:list-style style:name="L2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9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0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3">
      <text:list-level-style-bullet text:level="1" text:style-name="Bullet_20_Symbols" style:num-suffix="." text:bullet-char="•">
        <style:list-level-properties text:space-before="3.288cm" text:min-label-width="0.499cm"/>
      </text:list-level-style-bullet>
      <text:list-level-style-bullet text:level="2" text:style-name="Bullet_20_Symbols" style:num-suffix="." text:bullet-char="•">
        <style:list-level-properties text:space-before="4.535cm" text:min-label-width="0.499cm"/>
      </text:list-level-style-bullet>
      <text:list-level-style-bullet text:level="3" text:style-name="Bullet_20_Symbols" style:num-suffix="." text:bullet-char="•">
        <style:list-level-properties text:space-before="5.782cm" text:min-label-width="0.499cm"/>
      </text:list-level-style-bullet>
      <text:list-level-style-bullet text:level="4" text:style-name="Bullet_20_Symbols" style:num-suffix="." text:bullet-char="•">
        <style:list-level-properties text:space-before="7.029cm" text:min-label-width="0.499cm"/>
      </text:list-level-style-bullet>
      <text:list-level-style-bullet text:level="5" text:style-name="Bullet_20_Symbols" style:num-suffix="." text:bullet-char="•">
        <style:list-level-properties text:space-before="8.276cm" text:min-label-width="0.499cm"/>
      </text:list-level-style-bullet>
      <text:list-level-style-bullet text:level="6" text:style-name="Bullet_20_Symbols" style:num-suffix="." text:bullet-char="•">
        <style:list-level-properties text:space-before="9.523cm" text:min-label-width="0.499cm"/>
      </text:list-level-style-bullet>
      <text:list-level-style-bullet text:level="7" text:style-name="Bullet_20_Symbols" style:num-suffix="." text:bullet-char="•">
        <style:list-level-properties text:space-before="10.77cm" text:min-label-width="0.499cm"/>
      </text:list-level-style-bullet>
      <text:list-level-style-bullet text:level="8" text:style-name="Bullet_20_Symbols" style:num-suffix="." text:bullet-char="•">
        <style:list-level-properties text:space-before="12.018cm" text:min-label-width="0.499cm"/>
      </text:list-level-style-bullet>
      <text:list-level-style-bullet text:level="9" text:style-name="Bullet_20_Symbols" style:num-suffix="." text:bullet-char="•">
        <style:list-level-properties text:space-before="13.265cm" text:min-label-width="0.499cm"/>
      </text:list-level-style-bullet>
      <text:list-level-style-bullet text:level="10" text:style-name="Bullet_20_Symbols" style:num-suffix="." text:bullet-char="•">
        <style:list-level-properties text:space-before="14.512cm" text:min-label-width="0.499cm"/>
      </text:list-level-style-bullet>
    </text:list-style>
    <text:list-style style:name="L3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5">
      <text:list-level-style-bullet text:level="1" text:style-name="Bullet_20_Symbols" style:num-suffix="." text:bullet-char="•">
        <style:list-level-properties text:space-before="3.288cm" text:min-label-width="0.499cm"/>
      </text:list-level-style-bullet>
      <text:list-level-style-bullet text:level="2" text:style-name="Bullet_20_Symbols" style:num-suffix="." text:bullet-char="•">
        <style:list-level-properties text:space-before="4.535cm" text:min-label-width="0.499cm"/>
      </text:list-level-style-bullet>
      <text:list-level-style-bullet text:level="3" text:style-name="Bullet_20_Symbols" style:num-suffix="." text:bullet-char="•">
        <style:list-level-properties text:space-before="5.782cm" text:min-label-width="0.499cm"/>
      </text:list-level-style-bullet>
      <text:list-level-style-bullet text:level="4" text:style-name="Bullet_20_Symbols" style:num-suffix="." text:bullet-char="•">
        <style:list-level-properties text:space-before="7.029cm" text:min-label-width="0.499cm"/>
      </text:list-level-style-bullet>
      <text:list-level-style-bullet text:level="5" text:style-name="Bullet_20_Symbols" style:num-suffix="." text:bullet-char="•">
        <style:list-level-properties text:space-before="8.276cm" text:min-label-width="0.499cm"/>
      </text:list-level-style-bullet>
      <text:list-level-style-bullet text:level="6" text:style-name="Bullet_20_Symbols" style:num-suffix="." text:bullet-char="•">
        <style:list-level-properties text:space-before="9.523cm" text:min-label-width="0.499cm"/>
      </text:list-level-style-bullet>
      <text:list-level-style-bullet text:level="7" text:style-name="Bullet_20_Symbols" style:num-suffix="." text:bullet-char="•">
        <style:list-level-properties text:space-before="10.77cm" text:min-label-width="0.499cm"/>
      </text:list-level-style-bullet>
      <text:list-level-style-bullet text:level="8" text:style-name="Bullet_20_Symbols" style:num-suffix="." text:bullet-char="•">
        <style:list-level-properties text:space-before="12.018cm" text:min-label-width="0.499cm"/>
      </text:list-level-style-bullet>
      <text:list-level-style-bullet text:level="9" text:style-name="Bullet_20_Symbols" style:num-suffix="." text:bullet-char="•">
        <style:list-level-properties text:space-before="13.265cm" text:min-label-width="0.499cm"/>
      </text:list-level-style-bullet>
      <text:list-level-style-bullet text:level="10" text:style-name="Bullet_20_Symbols" style:num-suffix="." text:bullet-char="•">
        <style:list-level-properties text:space-before="14.512cm" text:min-label-width="0.499cm"/>
      </text:list-level-style-bullet>
    </text:list-style>
    <text:list-style style:name="L3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8">
      <text:list-level-style-bullet text:level="1" text:style-name="Bullet_20_Symbols" style:num-suffix="." text:bullet-char="•">
        <style:list-level-properties text:space-before="2.653cm" text:min-label-width="0.499cm"/>
      </text:list-level-style-bullet>
      <text:list-level-style-bullet text:level="2" text:style-name="Bullet_20_Symbols" style:num-suffix="." text:bullet-char="•">
        <style:list-level-properties text:space-before="3.9cm" text:min-label-width="0.499cm"/>
      </text:list-level-style-bullet>
      <text:list-level-style-bullet text:level="3" text:style-name="Bullet_20_Symbols" style:num-suffix="." text:bullet-char="•">
        <style:list-level-properties text:space-before="5.147cm" text:min-label-width="0.499cm"/>
      </text:list-level-style-bullet>
      <text:list-level-style-bullet text:level="4" text:style-name="Bullet_20_Symbols" style:num-suffix="." text:bullet-char="•">
        <style:list-level-properties text:space-before="6.394cm" text:min-label-width="0.499cm"/>
      </text:list-level-style-bullet>
      <text:list-level-style-bullet text:level="5" text:style-name="Bullet_20_Symbols" style:num-suffix="." text:bullet-char="•">
        <style:list-level-properties text:space-before="7.641cm" text:min-label-width="0.499cm"/>
      </text:list-level-style-bullet>
      <text:list-level-style-bullet text:level="6" text:style-name="Bullet_20_Symbols" style:num-suffix="." text:bullet-char="•">
        <style:list-level-properties text:space-before="8.888cm" text:min-label-width="0.499cm"/>
      </text:list-level-style-bullet>
      <text:list-level-style-bullet text:level="7" text:style-name="Bullet_20_Symbols" style:num-suffix="." text:bullet-char="•">
        <style:list-level-properties text:space-before="10.135cm" text:min-label-width="0.499cm"/>
      </text:list-level-style-bullet>
      <text:list-level-style-bullet text:level="8" text:style-name="Bullet_20_Symbols" style:num-suffix="." text:bullet-char="•">
        <style:list-level-properties text:space-before="11.383cm" text:min-label-width="0.499cm"/>
      </text:list-level-style-bullet>
      <text:list-level-style-bullet text:level="9" text:style-name="Bullet_20_Symbols" style:num-suffix="." text:bullet-char="•">
        <style:list-level-properties text:space-before="12.63cm" text:min-label-width="0.499cm"/>
      </text:list-level-style-bullet>
      <text:list-level-style-bullet text:level="10" text:style-name="Bullet_20_Symbols" style:num-suffix="." text:bullet-char="•">
        <style:list-level-properties text:space-before="13.877cm" text:min-label-width="0.499cm"/>
      </text:list-level-style-bullet>
    </text:list-style>
    <text:list-style style:name="L39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0">
      <text:list-level-style-bullet text:level="1" text:style-name="Bullet_20_Symbols" style:num-suffix="." text:bullet-char="•">
        <style:list-level-properties text:space-before="3.288cm" text:min-label-width="0.499cm"/>
      </text:list-level-style-bullet>
      <text:list-level-style-bullet text:level="2" text:style-name="Bullet_20_Symbols" style:num-suffix="." text:bullet-char="•">
        <style:list-level-properties text:space-before="4.535cm" text:min-label-width="0.499cm"/>
      </text:list-level-style-bullet>
      <text:list-level-style-bullet text:level="3" text:style-name="Bullet_20_Symbols" style:num-suffix="." text:bullet-char="•">
        <style:list-level-properties text:space-before="5.782cm" text:min-label-width="0.499cm"/>
      </text:list-level-style-bullet>
      <text:list-level-style-bullet text:level="4" text:style-name="Bullet_20_Symbols" style:num-suffix="." text:bullet-char="•">
        <style:list-level-properties text:space-before="7.029cm" text:min-label-width="0.499cm"/>
      </text:list-level-style-bullet>
      <text:list-level-style-bullet text:level="5" text:style-name="Bullet_20_Symbols" style:num-suffix="." text:bullet-char="•">
        <style:list-level-properties text:space-before="8.276cm" text:min-label-width="0.499cm"/>
      </text:list-level-style-bullet>
      <text:list-level-style-bullet text:level="6" text:style-name="Bullet_20_Symbols" style:num-suffix="." text:bullet-char="•">
        <style:list-level-properties text:space-before="9.523cm" text:min-label-width="0.499cm"/>
      </text:list-level-style-bullet>
      <text:list-level-style-bullet text:level="7" text:style-name="Bullet_20_Symbols" style:num-suffix="." text:bullet-char="•">
        <style:list-level-properties text:space-before="10.77cm" text:min-label-width="0.499cm"/>
      </text:list-level-style-bullet>
      <text:list-level-style-bullet text:level="8" text:style-name="Bullet_20_Symbols" style:num-suffix="." text:bullet-char="•">
        <style:list-level-properties text:space-before="12.018cm" text:min-label-width="0.499cm"/>
      </text:list-level-style-bullet>
      <text:list-level-style-bullet text:level="9" text:style-name="Bullet_20_Symbols" style:num-suffix="." text:bullet-char="•">
        <style:list-level-properties text:space-before="13.265cm" text:min-label-width="0.499cm"/>
      </text:list-level-style-bullet>
      <text:list-level-style-bullet text:level="10" text:style-name="Bullet_20_Symbols" style:num-suffix="." text:bullet-char="•">
        <style:list-level-properties text:space-before="14.512cm" text:min-label-width="0.499cm"/>
      </text:list-level-style-bullet>
    </text:list-style>
    <text:list-style style:name="L4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2">
      <text:list-level-style-number text:level="1" text:style-name="Numbering_20_Symbols" style:num-suffix="." style:num-format="a">
        <style:list-level-properties text:space-before="3.288cm" text:min-label-width="0.499cm"/>
      </text:list-level-style-number>
      <text:list-level-style-number text:level="2" text:style-name="Numbering_20_Symbols" style:num-suffix="." style:num-format="a">
        <style:list-level-properties text:space-before="4.535cm" text:min-label-width="0.499cm"/>
      </text:list-level-style-number>
      <text:list-level-style-number text:level="3" text:style-name="Numbering_20_Symbols" style:num-suffix="." style:num-format="a">
        <style:list-level-properties text:space-before="5.782cm" text:min-label-width="0.499cm"/>
      </text:list-level-style-number>
      <text:list-level-style-number text:level="4" text:style-name="Numbering_20_Symbols" style:num-suffix="." style:num-format="a">
        <style:list-level-properties text:space-before="7.029cm" text:min-label-width="0.499cm"/>
      </text:list-level-style-number>
      <text:list-level-style-number text:level="5" text:style-name="Numbering_20_Symbols" style:num-suffix="." style:num-format="a">
        <style:list-level-properties text:space-before="8.276cm" text:min-label-width="0.499cm"/>
      </text:list-level-style-number>
      <text:list-level-style-number text:level="6" text:style-name="Numbering_20_Symbols" style:num-suffix="." style:num-format="a">
        <style:list-level-properties text:space-before="9.523cm" text:min-label-width="0.499cm"/>
      </text:list-level-style-number>
      <text:list-level-style-number text:level="7" text:style-name="Numbering_20_Symbols" style:num-suffix="." style:num-format="a">
        <style:list-level-properties text:space-before="10.77cm" text:min-label-width="0.499cm"/>
      </text:list-level-style-number>
      <text:list-level-style-number text:level="8" text:style-name="Numbering_20_Symbols" style:num-suffix="." style:num-format="a">
        <style:list-level-properties text:space-before="12.018cm" text:min-label-width="0.499cm"/>
      </text:list-level-style-number>
      <text:list-level-style-number text:level="9" text:style-name="Numbering_20_Symbols" style:num-suffix="." style:num-format="a">
        <style:list-level-properties text:space-before="13.265cm" text:min-label-width="0.499cm"/>
      </text:list-level-style-number>
      <text:list-level-style-number text:level="10" text:style-name="Numbering_20_Symbols" style:num-suffix="." style:num-format="a">
        <style:list-level-properties text:space-before="14.512cm" text:min-label-width="0.499cm"/>
      </text:list-level-style-number>
    </text:list-style>
    <text:list-style style:name="L4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6">
      <text:list-level-style-bullet text:level="1" text:style-name="Bullet_20_Symbols" style:num-suffix="." text:bullet-char="•">
        <style:list-level-properties text:space-before="3.288cm" text:min-label-width="0.499cm"/>
      </text:list-level-style-bullet>
      <text:list-level-style-bullet text:level="2" text:style-name="Bullet_20_Symbols" style:num-suffix="." text:bullet-char="•">
        <style:list-level-properties text:space-before="4.535cm" text:min-label-width="0.499cm"/>
      </text:list-level-style-bullet>
      <text:list-level-style-bullet text:level="3" text:style-name="Bullet_20_Symbols" style:num-suffix="." text:bullet-char="•">
        <style:list-level-properties text:space-before="5.782cm" text:min-label-width="0.499cm"/>
      </text:list-level-style-bullet>
      <text:list-level-style-bullet text:level="4" text:style-name="Bullet_20_Symbols" style:num-suffix="." text:bullet-char="•">
        <style:list-level-properties text:space-before="7.029cm" text:min-label-width="0.499cm"/>
      </text:list-level-style-bullet>
      <text:list-level-style-bullet text:level="5" text:style-name="Bullet_20_Symbols" style:num-suffix="." text:bullet-char="•">
        <style:list-level-properties text:space-before="8.276cm" text:min-label-width="0.499cm"/>
      </text:list-level-style-bullet>
      <text:list-level-style-bullet text:level="6" text:style-name="Bullet_20_Symbols" style:num-suffix="." text:bullet-char="•">
        <style:list-level-properties text:space-before="9.523cm" text:min-label-width="0.499cm"/>
      </text:list-level-style-bullet>
      <text:list-level-style-bullet text:level="7" text:style-name="Bullet_20_Symbols" style:num-suffix="." text:bullet-char="•">
        <style:list-level-properties text:space-before="10.77cm" text:min-label-width="0.499cm"/>
      </text:list-level-style-bullet>
      <text:list-level-style-bullet text:level="8" text:style-name="Bullet_20_Symbols" style:num-suffix="." text:bullet-char="•">
        <style:list-level-properties text:space-before="12.018cm" text:min-label-width="0.499cm"/>
      </text:list-level-style-bullet>
      <text:list-level-style-bullet text:level="9" text:style-name="Bullet_20_Symbols" style:num-suffix="." text:bullet-char="•">
        <style:list-level-properties text:space-before="13.265cm" text:min-label-width="0.499cm"/>
      </text:list-level-style-bullet>
      <text:list-level-style-bullet text:level="10" text:style-name="Bullet_20_Symbols" style:num-suffix="." text:bullet-char="•">
        <style:list-level-properties text:space-before="14.512cm" text:min-label-width="0.499cm"/>
      </text:list-level-style-bullet>
    </text:list-style>
    <text:list-style style:name="L4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8">
      <text:list-level-style-number text:level="1" text:style-name="Numbering_20_Symbols" style:num-suffix="." style:num-format="a">
        <style:list-level-properties text:space-before="3.288cm" text:min-label-width="0.499cm"/>
      </text:list-level-style-number>
      <text:list-level-style-number text:level="2" text:style-name="Numbering_20_Symbols" style:num-suffix="." style:num-format="a">
        <style:list-level-properties text:space-before="4.535cm" text:min-label-width="0.499cm"/>
      </text:list-level-style-number>
      <text:list-level-style-number text:level="3" text:style-name="Numbering_20_Symbols" style:num-suffix="." style:num-format="a">
        <style:list-level-properties text:space-before="5.782cm" text:min-label-width="0.499cm"/>
      </text:list-level-style-number>
      <text:list-level-style-number text:level="4" text:style-name="Numbering_20_Symbols" style:num-suffix="." style:num-format="a">
        <style:list-level-properties text:space-before="7.029cm" text:min-label-width="0.499cm"/>
      </text:list-level-style-number>
      <text:list-level-style-number text:level="5" text:style-name="Numbering_20_Symbols" style:num-suffix="." style:num-format="a">
        <style:list-level-properties text:space-before="8.276cm" text:min-label-width="0.499cm"/>
      </text:list-level-style-number>
      <text:list-level-style-number text:level="6" text:style-name="Numbering_20_Symbols" style:num-suffix="." style:num-format="a">
        <style:list-level-properties text:space-before="9.523cm" text:min-label-width="0.499cm"/>
      </text:list-level-style-number>
      <text:list-level-style-number text:level="7" text:style-name="Numbering_20_Symbols" style:num-suffix="." style:num-format="a">
        <style:list-level-properties text:space-before="10.77cm" text:min-label-width="0.499cm"/>
      </text:list-level-style-number>
      <text:list-level-style-number text:level="8" text:style-name="Numbering_20_Symbols" style:num-suffix="." style:num-format="a">
        <style:list-level-properties text:space-before="12.018cm" text:min-label-width="0.499cm"/>
      </text:list-level-style-number>
      <text:list-level-style-number text:level="9" text:style-name="Numbering_20_Symbols" style:num-suffix="." style:num-format="a">
        <style:list-level-properties text:space-before="13.265cm" text:min-label-width="0.499cm"/>
      </text:list-level-style-number>
      <text:list-level-style-number text:level="10" text:style-name="Numbering_20_Symbols" style:num-suffix="." style:num-format="a">
        <style:list-level-properties text:space-before="14.512cm" text:min-label-width="0.499cm"/>
      </text:list-level-style-number>
    </text:list-style>
    <text:list-style style:name="L49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0">
      <text:list-level-style-number text:level="1" text:style-name="Numbering_20_Symbols" style:num-suffix="." style:num-format="a">
        <style:list-level-properties text:space-before="3.288cm" text:min-label-width="0.499cm"/>
      </text:list-level-style-number>
      <text:list-level-style-number text:level="2" text:style-name="Numbering_20_Symbols" style:num-suffix="." style:num-format="a">
        <style:list-level-properties text:space-before="4.535cm" text:min-label-width="0.499cm"/>
      </text:list-level-style-number>
      <text:list-level-style-number text:level="3" text:style-name="Numbering_20_Symbols" style:num-suffix="." style:num-format="a">
        <style:list-level-properties text:space-before="5.782cm" text:min-label-width="0.499cm"/>
      </text:list-level-style-number>
      <text:list-level-style-number text:level="4" text:style-name="Numbering_20_Symbols" style:num-suffix="." style:num-format="a">
        <style:list-level-properties text:space-before="7.029cm" text:min-label-width="0.499cm"/>
      </text:list-level-style-number>
      <text:list-level-style-number text:level="5" text:style-name="Numbering_20_Symbols" style:num-suffix="." style:num-format="a">
        <style:list-level-properties text:space-before="8.276cm" text:min-label-width="0.499cm"/>
      </text:list-level-style-number>
      <text:list-level-style-number text:level="6" text:style-name="Numbering_20_Symbols" style:num-suffix="." style:num-format="a">
        <style:list-level-properties text:space-before="9.523cm" text:min-label-width="0.499cm"/>
      </text:list-level-style-number>
      <text:list-level-style-number text:level="7" text:style-name="Numbering_20_Symbols" style:num-suffix="." style:num-format="a">
        <style:list-level-properties text:space-before="10.77cm" text:min-label-width="0.499cm"/>
      </text:list-level-style-number>
      <text:list-level-style-number text:level="8" text:style-name="Numbering_20_Symbols" style:num-suffix="." style:num-format="a">
        <style:list-level-properties text:space-before="12.018cm" text:min-label-width="0.499cm"/>
      </text:list-level-style-number>
      <text:list-level-style-number text:level="9" text:style-name="Numbering_20_Symbols" style:num-suffix="." style:num-format="a">
        <style:list-level-properties text:space-before="13.265cm" text:min-label-width="0.499cm"/>
      </text:list-level-style-number>
      <text:list-level-style-number text:level="10" text:style-name="Numbering_20_Symbols" style:num-suffix="." style:num-format="a">
        <style:list-level-properties text:space-before="14.512cm" text:min-label-width="0.499cm"/>
      </text:list-level-style-number>
    </text:list-style>
    <text:list-style style:name="L5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4">
      <text:list-level-style-number text:level="1" text:style-name="Numbering_20_Symbols" style:num-suffix="." style:num-format="a">
        <style:list-level-properties text:space-before="3.288cm" text:min-label-width="0.499cm"/>
      </text:list-level-style-number>
      <text:list-level-style-number text:level="2" text:style-name="Numbering_20_Symbols" style:num-suffix="." style:num-format="a">
        <style:list-level-properties text:space-before="4.535cm" text:min-label-width="0.499cm"/>
      </text:list-level-style-number>
      <text:list-level-style-number text:level="3" text:style-name="Numbering_20_Symbols" style:num-suffix="." style:num-format="a">
        <style:list-level-properties text:space-before="5.782cm" text:min-label-width="0.499cm"/>
      </text:list-level-style-number>
      <text:list-level-style-number text:level="4" text:style-name="Numbering_20_Symbols" style:num-suffix="." style:num-format="a">
        <style:list-level-properties text:space-before="7.029cm" text:min-label-width="0.499cm"/>
      </text:list-level-style-number>
      <text:list-level-style-number text:level="5" text:style-name="Numbering_20_Symbols" style:num-suffix="." style:num-format="a">
        <style:list-level-properties text:space-before="8.276cm" text:min-label-width="0.499cm"/>
      </text:list-level-style-number>
      <text:list-level-style-number text:level="6" text:style-name="Numbering_20_Symbols" style:num-suffix="." style:num-format="a">
        <style:list-level-properties text:space-before="9.523cm" text:min-label-width="0.499cm"/>
      </text:list-level-style-number>
      <text:list-level-style-number text:level="7" text:style-name="Numbering_20_Symbols" style:num-suffix="." style:num-format="a">
        <style:list-level-properties text:space-before="10.77cm" text:min-label-width="0.499cm"/>
      </text:list-level-style-number>
      <text:list-level-style-number text:level="8" text:style-name="Numbering_20_Symbols" style:num-suffix="." style:num-format="a">
        <style:list-level-properties text:space-before="12.018cm" text:min-label-width="0.499cm"/>
      </text:list-level-style-number>
      <text:list-level-style-number text:level="9" text:style-name="Numbering_20_Symbols" style:num-suffix="." style:num-format="a">
        <style:list-level-properties text:space-before="13.265cm" text:min-label-width="0.499cm"/>
      </text:list-level-style-number>
      <text:list-level-style-number text:level="10" text:style-name="Numbering_20_Symbols" style:num-suffix="." style:num-format="a">
        <style:list-level-properties text:space-before="14.512cm" text:min-label-width="0.499cm"/>
      </text:list-level-style-number>
    </text:list-style>
    <text:list-style style:name="L5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6">
      <text:list-level-style-number text:level="1" text:style-name="Numbering_20_Symbols" style:num-suffix="." style:num-format="a">
        <style:list-level-properties text:space-before="3.288cm" text:min-label-width="0.499cm"/>
      </text:list-level-style-number>
      <text:list-level-style-number text:level="2" text:style-name="Numbering_20_Symbols" style:num-suffix="." style:num-format="a">
        <style:list-level-properties text:space-before="4.535cm" text:min-label-width="0.499cm"/>
      </text:list-level-style-number>
      <text:list-level-style-number text:level="3" text:style-name="Numbering_20_Symbols" style:num-suffix="." style:num-format="a">
        <style:list-level-properties text:space-before="5.782cm" text:min-label-width="0.499cm"/>
      </text:list-level-style-number>
      <text:list-level-style-number text:level="4" text:style-name="Numbering_20_Symbols" style:num-suffix="." style:num-format="a">
        <style:list-level-properties text:space-before="7.029cm" text:min-label-width="0.499cm"/>
      </text:list-level-style-number>
      <text:list-level-style-number text:level="5" text:style-name="Numbering_20_Symbols" style:num-suffix="." style:num-format="a">
        <style:list-level-properties text:space-before="8.276cm" text:min-label-width="0.499cm"/>
      </text:list-level-style-number>
      <text:list-level-style-number text:level="6" text:style-name="Numbering_20_Symbols" style:num-suffix="." style:num-format="a">
        <style:list-level-properties text:space-before="9.523cm" text:min-label-width="0.499cm"/>
      </text:list-level-style-number>
      <text:list-level-style-number text:level="7" text:style-name="Numbering_20_Symbols" style:num-suffix="." style:num-format="a">
        <style:list-level-properties text:space-before="10.77cm" text:min-label-width="0.499cm"/>
      </text:list-level-style-number>
      <text:list-level-style-number text:level="8" text:style-name="Numbering_20_Symbols" style:num-suffix="." style:num-format="a">
        <style:list-level-properties text:space-before="12.018cm" text:min-label-width="0.499cm"/>
      </text:list-level-style-number>
      <text:list-level-style-number text:level="9" text:style-name="Numbering_20_Symbols" style:num-suffix="." style:num-format="a">
        <style:list-level-properties text:space-before="13.265cm" text:min-label-width="0.499cm"/>
      </text:list-level-style-number>
      <text:list-level-style-number text:level="10" text:style-name="Numbering_20_Symbols" style:num-suffix="." style:num-format="a">
        <style:list-level-properties text:space-before="14.512cm" text:min-label-width="0.499cm"/>
      </text:list-level-style-number>
    </text:list-style>
    <text:list-style style:name="L5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8">
      <text:list-level-style-number text:level="1" text:style-name="Numbering_20_Symbols" style:num-suffix="." style:num-format="a">
        <style:list-level-properties text:space-before="3.923cm" text:min-label-width="0.499cm"/>
      </text:list-level-style-number>
      <text:list-level-style-number text:level="2" text:style-name="Numbering_20_Symbols" style:num-suffix="." style:num-format="a">
        <style:list-level-properties text:space-before="5.17cm" text:min-label-width="0.499cm"/>
      </text:list-level-style-number>
      <text:list-level-style-number text:level="3" text:style-name="Numbering_20_Symbols" style:num-suffix="." style:num-format="a">
        <style:list-level-properties text:space-before="6.417cm" text:min-label-width="0.499cm"/>
      </text:list-level-style-number>
      <text:list-level-style-number text:level="4" text:style-name="Numbering_20_Symbols" style:num-suffix="." style:num-format="a">
        <style:list-level-properties text:space-before="7.664cm" text:min-label-width="0.499cm"/>
      </text:list-level-style-number>
      <text:list-level-style-number text:level="5" text:style-name="Numbering_20_Symbols" style:num-suffix="." style:num-format="a">
        <style:list-level-properties text:space-before="8.911cm" text:min-label-width="0.499cm"/>
      </text:list-level-style-number>
      <text:list-level-style-number text:level="6" text:style-name="Numbering_20_Symbols" style:num-suffix="." style:num-format="a">
        <style:list-level-properties text:space-before="10.158cm" text:min-label-width="0.499cm"/>
      </text:list-level-style-number>
      <text:list-level-style-number text:level="7" text:style-name="Numbering_20_Symbols" style:num-suffix="." style:num-format="a">
        <style:list-level-properties text:space-before="11.405cm" text:min-label-width="0.499cm"/>
      </text:list-level-style-number>
      <text:list-level-style-number text:level="8" text:style-name="Numbering_20_Symbols" style:num-suffix="." style:num-format="a">
        <style:list-level-properties text:space-before="12.653cm" text:min-label-width="0.499cm"/>
      </text:list-level-style-number>
      <text:list-level-style-number text:level="9" text:style-name="Numbering_20_Symbols" style:num-suffix="." style:num-format="a">
        <style:list-level-properties text:space-before="13.9cm" text:min-label-width="0.499cm"/>
      </text:list-level-style-number>
      <text:list-level-style-number text:level="10" text:style-name="Numbering_20_Symbols" style:num-suffix="." style:num-format="a">
        <style:list-level-properties text:space-before="15.147cm" text:min-label-width="0.499cm"/>
      </text:list-level-style-number>
    </text:list-style>
    <text:list-style style:name="L59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0">
      <text:list-level-style-bullet text:level="1" text:style-name="Bullet_20_Symbols" style:num-suffix="." text:bullet-char="•">
        <style:list-level-properties text:space-before="3.288cm" text:min-label-width="0.499cm"/>
      </text:list-level-style-bullet>
      <text:list-level-style-bullet text:level="2" text:style-name="Bullet_20_Symbols" style:num-suffix="." text:bullet-char="•">
        <style:list-level-properties text:space-before="4.535cm" text:min-label-width="0.499cm"/>
      </text:list-level-style-bullet>
      <text:list-level-style-bullet text:level="3" text:style-name="Bullet_20_Symbols" style:num-suffix="." text:bullet-char="•">
        <style:list-level-properties text:space-before="5.782cm" text:min-label-width="0.499cm"/>
      </text:list-level-style-bullet>
      <text:list-level-style-bullet text:level="4" text:style-name="Bullet_20_Symbols" style:num-suffix="." text:bullet-char="•">
        <style:list-level-properties text:space-before="7.029cm" text:min-label-width="0.499cm"/>
      </text:list-level-style-bullet>
      <text:list-level-style-bullet text:level="5" text:style-name="Bullet_20_Symbols" style:num-suffix="." text:bullet-char="•">
        <style:list-level-properties text:space-before="8.276cm" text:min-label-width="0.499cm"/>
      </text:list-level-style-bullet>
      <text:list-level-style-bullet text:level="6" text:style-name="Bullet_20_Symbols" style:num-suffix="." text:bullet-char="•">
        <style:list-level-properties text:space-before="9.523cm" text:min-label-width="0.499cm"/>
      </text:list-level-style-bullet>
      <text:list-level-style-bullet text:level="7" text:style-name="Bullet_20_Symbols" style:num-suffix="." text:bullet-char="•">
        <style:list-level-properties text:space-before="10.77cm" text:min-label-width="0.499cm"/>
      </text:list-level-style-bullet>
      <text:list-level-style-bullet text:level="8" text:style-name="Bullet_20_Symbols" style:num-suffix="." text:bullet-char="•">
        <style:list-level-properties text:space-before="12.018cm" text:min-label-width="0.499cm"/>
      </text:list-level-style-bullet>
      <text:list-level-style-bullet text:level="9" text:style-name="Bullet_20_Symbols" style:num-suffix="." text:bullet-char="•">
        <style:list-level-properties text:space-before="13.265cm" text:min-label-width="0.499cm"/>
      </text:list-level-style-bullet>
      <text:list-level-style-bullet text:level="10" text:style-name="Bullet_20_Symbols" style:num-suffix="." text:bullet-char="•">
        <style:list-level-properties text:space-before="14.512cm" text:min-label-width="0.499cm"/>
      </text:list-level-style-bullet>
    </text:list-style>
    <text:list-style style:name="L6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2">
      <text:list-level-style-bullet text:level="1" text:style-name="Bullet_20_Symbols" style:num-suffix="." text:bullet-char="•">
        <style:list-level-properties text:space-before="3.288cm" text:min-label-width="0.499cm"/>
      </text:list-level-style-bullet>
      <text:list-level-style-bullet text:level="2" text:style-name="Bullet_20_Symbols" style:num-suffix="." text:bullet-char="•">
        <style:list-level-properties text:space-before="4.535cm" text:min-label-width="0.499cm"/>
      </text:list-level-style-bullet>
      <text:list-level-style-bullet text:level="3" text:style-name="Bullet_20_Symbols" style:num-suffix="." text:bullet-char="•">
        <style:list-level-properties text:space-before="5.782cm" text:min-label-width="0.499cm"/>
      </text:list-level-style-bullet>
      <text:list-level-style-bullet text:level="4" text:style-name="Bullet_20_Symbols" style:num-suffix="." text:bullet-char="•">
        <style:list-level-properties text:space-before="7.029cm" text:min-label-width="0.499cm"/>
      </text:list-level-style-bullet>
      <text:list-level-style-bullet text:level="5" text:style-name="Bullet_20_Symbols" style:num-suffix="." text:bullet-char="•">
        <style:list-level-properties text:space-before="8.276cm" text:min-label-width="0.499cm"/>
      </text:list-level-style-bullet>
      <text:list-level-style-bullet text:level="6" text:style-name="Bullet_20_Symbols" style:num-suffix="." text:bullet-char="•">
        <style:list-level-properties text:space-before="9.523cm" text:min-label-width="0.499cm"/>
      </text:list-level-style-bullet>
      <text:list-level-style-bullet text:level="7" text:style-name="Bullet_20_Symbols" style:num-suffix="." text:bullet-char="•">
        <style:list-level-properties text:space-before="10.77cm" text:min-label-width="0.499cm"/>
      </text:list-level-style-bullet>
      <text:list-level-style-bullet text:level="8" text:style-name="Bullet_20_Symbols" style:num-suffix="." text:bullet-char="•">
        <style:list-level-properties text:space-before="12.018cm" text:min-label-width="0.499cm"/>
      </text:list-level-style-bullet>
      <text:list-level-style-bullet text:level="9" text:style-name="Bullet_20_Symbols" style:num-suffix="." text:bullet-char="•">
        <style:list-level-properties text:space-before="13.265cm" text:min-label-width="0.499cm"/>
      </text:list-level-style-bullet>
      <text:list-level-style-bullet text:level="10" text:style-name="Bullet_20_Symbols" style:num-suffix="." text:bullet-char="•">
        <style:list-level-properties text:space-before="14.512cm" text:min-label-width="0.499cm"/>
      </text:list-level-style-bullet>
    </text:list-style>
    <text:list-style style:name="L6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5">
      <text:list-level-style-number text:level="1" text:style-name="Numbering_20_Symbols" style:num-suffix="." style:num-format="a">
        <style:list-level-properties text:space-before="2.653cm" text:min-label-width="0.499cm"/>
      </text:list-level-style-number>
      <text:list-level-style-number text:level="2" text:style-name="Numbering_20_Symbols" style:num-suffix="." style:num-format="a">
        <style:list-level-properties text:space-before="3.9cm" text:min-label-width="0.499cm"/>
      </text:list-level-style-number>
      <text:list-level-style-number text:level="3" text:style-name="Numbering_20_Symbols" style:num-suffix="." style:num-format="a">
        <style:list-level-properties text:space-before="5.147cm" text:min-label-width="0.499cm"/>
      </text:list-level-style-number>
      <text:list-level-style-number text:level="4" text:style-name="Numbering_20_Symbols" style:num-suffix="." style:num-format="a">
        <style:list-level-properties text:space-before="6.394cm" text:min-label-width="0.499cm"/>
      </text:list-level-style-number>
      <text:list-level-style-number text:level="5" text:style-name="Numbering_20_Symbols" style:num-suffix="." style:num-format="a">
        <style:list-level-properties text:space-before="7.641cm" text:min-label-width="0.499cm"/>
      </text:list-level-style-number>
      <text:list-level-style-number text:level="6" text:style-name="Numbering_20_Symbols" style:num-suffix="." style:num-format="a">
        <style:list-level-properties text:space-before="8.888cm" text:min-label-width="0.499cm"/>
      </text:list-level-style-number>
      <text:list-level-style-number text:level="7" text:style-name="Numbering_20_Symbols" style:num-suffix="." style:num-format="a">
        <style:list-level-properties text:space-before="10.135cm" text:min-label-width="0.499cm"/>
      </text:list-level-style-number>
      <text:list-level-style-number text:level="8" text:style-name="Numbering_20_Symbols" style:num-suffix="." style:num-format="a">
        <style:list-level-properties text:space-before="11.383cm" text:min-label-width="0.499cm"/>
      </text:list-level-style-number>
      <text:list-level-style-number text:level="9" text:style-name="Numbering_20_Symbols" style:num-suffix="." style:num-format="a">
        <style:list-level-properties text:space-before="12.63cm" text:min-label-width="0.499cm"/>
      </text:list-level-style-number>
      <text:list-level-style-number text:level="10" text:style-name="Numbering_20_Symbols" style:num-suffix="." style:num-format="a">
        <style:list-level-properties text:space-before="13.877cm" text:min-label-width="0.499cm"/>
      </text:list-level-style-number>
    </text:list-style>
    <text:list-style style:name="L6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9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0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4">
      <text:list-level-style-bullet text:level="1" text:style-name="Bullet_20_Symbols" style:num-suffix="." text:bullet-char="•">
        <style:list-level-properties text:space-before="2.018cm" text:min-label-width="0.499cm"/>
      </text:list-level-style-bullet>
      <text:list-level-style-bullet text:level="2" text:style-name="Bullet_20_Symbols" style:num-suffix="." text:bullet-char="•">
        <style:list-level-properties text:space-before="3.265cm" text:min-label-width="0.499cm"/>
      </text:list-level-style-bullet>
      <text:list-level-style-bullet text:level="3" text:style-name="Bullet_20_Symbols" style:num-suffix="." text:bullet-char="•">
        <style:list-level-properties text:space-before="4.512cm" text:min-label-width="0.499cm"/>
      </text:list-level-style-bullet>
      <text:list-level-style-bullet text:level="4" text:style-name="Bullet_20_Symbols" style:num-suffix="." text:bullet-char="•">
        <style:list-level-properties text:space-before="5.759cm" text:min-label-width="0.499cm"/>
      </text:list-level-style-bullet>
      <text:list-level-style-bullet text:level="5" text:style-name="Bullet_20_Symbols" style:num-suffix="." text:bullet-char="•">
        <style:list-level-properties text:space-before="7.006cm" text:min-label-width="0.499cm"/>
      </text:list-level-style-bullet>
      <text:list-level-style-bullet text:level="6" text:style-name="Bullet_20_Symbols" style:num-suffix="." text:bullet-char="•">
        <style:list-level-properties text:space-before="8.253cm" text:min-label-width="0.499cm"/>
      </text:list-level-style-bullet>
      <text:list-level-style-bullet text:level="7" text:style-name="Bullet_20_Symbols" style:num-suffix="." text:bullet-char="•">
        <style:list-level-properties text:space-before="9.5cm" text:min-label-width="0.499cm"/>
      </text:list-level-style-bullet>
      <text:list-level-style-bullet text:level="8" text:style-name="Bullet_20_Symbols" style:num-suffix="." text:bullet-char="•">
        <style:list-level-properties text:space-before="10.748cm" text:min-label-width="0.499cm"/>
      </text:list-level-style-bullet>
      <text:list-level-style-bullet text:level="9" text:style-name="Bullet_20_Symbols" style:num-suffix="." text:bullet-char="•">
        <style:list-level-properties text:space-before="11.995cm" text:min-label-width="0.499cm"/>
      </text:list-level-style-bullet>
      <text:list-level-style-bullet text:level="10" text:style-name="Bullet_20_Symbols" style:num-suffix="." text:bullet-char="•">
        <style:list-level-properties text:space-before="13.242cm" text:min-label-width="0.499cm"/>
      </text:list-level-style-bullet>
    </text:list-style>
    <text:list-style style:name="L7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9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0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9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90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91">
      <text:list-level-style-bullet text:level="1" text:style-name="Bullet_20_Symbols" style:num-suffix="." text:bullet-char="•">
        <style:list-level-properties text:space-before="3.288cm" text:min-label-width="0.499cm"/>
      </text:list-level-style-bullet>
      <text:list-level-style-bullet text:level="2" text:style-name="Bullet_20_Symbols" style:num-suffix="." text:bullet-char="•">
        <style:list-level-properties text:space-before="4.535cm" text:min-label-width="0.499cm"/>
      </text:list-level-style-bullet>
      <text:list-level-style-bullet text:level="3" text:style-name="Bullet_20_Symbols" style:num-suffix="." text:bullet-char="•">
        <style:list-level-properties text:space-before="5.782cm" text:min-label-width="0.499cm"/>
      </text:list-level-style-bullet>
      <text:list-level-style-bullet text:level="4" text:style-name="Bullet_20_Symbols" style:num-suffix="." text:bullet-char="•">
        <style:list-level-properties text:space-before="7.029cm" text:min-label-width="0.499cm"/>
      </text:list-level-style-bullet>
      <text:list-level-style-bullet text:level="5" text:style-name="Bullet_20_Symbols" style:num-suffix="." text:bullet-char="•">
        <style:list-level-properties text:space-before="8.276cm" text:min-label-width="0.499cm"/>
      </text:list-level-style-bullet>
      <text:list-level-style-bullet text:level="6" text:style-name="Bullet_20_Symbols" style:num-suffix="." text:bullet-char="•">
        <style:list-level-properties text:space-before="9.523cm" text:min-label-width="0.499cm"/>
      </text:list-level-style-bullet>
      <text:list-level-style-bullet text:level="7" text:style-name="Bullet_20_Symbols" style:num-suffix="." text:bullet-char="•">
        <style:list-level-properties text:space-before="10.77cm" text:min-label-width="0.499cm"/>
      </text:list-level-style-bullet>
      <text:list-level-style-bullet text:level="8" text:style-name="Bullet_20_Symbols" style:num-suffix="." text:bullet-char="•">
        <style:list-level-properties text:space-before="12.018cm" text:min-label-width="0.499cm"/>
      </text:list-level-style-bullet>
      <text:list-level-style-bullet text:level="9" text:style-name="Bullet_20_Symbols" style:num-suffix="." text:bullet-char="•">
        <style:list-level-properties text:space-before="13.265cm" text:min-label-width="0.499cm"/>
      </text:list-level-style-bullet>
      <text:list-level-style-bullet text:level="10" text:style-name="Bullet_20_Symbols" style:num-suffix="." text:bullet-char="•">
        <style:list-level-properties text:space-before="14.512cm" text:min-label-width="0.499cm"/>
      </text:list-level-style-bullet>
    </text:list-style>
    <text:list-style style:name="L92">
      <text:list-level-style-bullet text:level="1" text:style-name="Bullet_20_Symbols" style:num-suffix="." text:bullet-char="•">
        <style:list-level-properties text:space-before="3.288cm" text:min-label-width="0.499cm"/>
      </text:list-level-style-bullet>
      <text:list-level-style-bullet text:level="2" text:style-name="Bullet_20_Symbols" style:num-suffix="." text:bullet-char="•">
        <style:list-level-properties text:space-before="4.535cm" text:min-label-width="0.499cm"/>
      </text:list-level-style-bullet>
      <text:list-level-style-bullet text:level="3" text:style-name="Bullet_20_Symbols" style:num-suffix="." text:bullet-char="•">
        <style:list-level-properties text:space-before="5.782cm" text:min-label-width="0.499cm"/>
      </text:list-level-style-bullet>
      <text:list-level-style-bullet text:level="4" text:style-name="Bullet_20_Symbols" style:num-suffix="." text:bullet-char="•">
        <style:list-level-properties text:space-before="7.029cm" text:min-label-width="0.499cm"/>
      </text:list-level-style-bullet>
      <text:list-level-style-bullet text:level="5" text:style-name="Bullet_20_Symbols" style:num-suffix="." text:bullet-char="•">
        <style:list-level-properties text:space-before="8.276cm" text:min-label-width="0.499cm"/>
      </text:list-level-style-bullet>
      <text:list-level-style-bullet text:level="6" text:style-name="Bullet_20_Symbols" style:num-suffix="." text:bullet-char="•">
        <style:list-level-properties text:space-before="9.523cm" text:min-label-width="0.499cm"/>
      </text:list-level-style-bullet>
      <text:list-level-style-bullet text:level="7" text:style-name="Bullet_20_Symbols" style:num-suffix="." text:bullet-char="•">
        <style:list-level-properties text:space-before="10.77cm" text:min-label-width="0.499cm"/>
      </text:list-level-style-bullet>
      <text:list-level-style-bullet text:level="8" text:style-name="Bullet_20_Symbols" style:num-suffix="." text:bullet-char="•">
        <style:list-level-properties text:space-before="12.018cm" text:min-label-width="0.499cm"/>
      </text:list-level-style-bullet>
      <text:list-level-style-bullet text:level="9" text:style-name="Bullet_20_Symbols" style:num-suffix="." text:bullet-char="•">
        <style:list-level-properties text:space-before="13.265cm" text:min-label-width="0.499cm"/>
      </text:list-level-style-bullet>
      <text:list-level-style-bullet text:level="10" text:style-name="Bullet_20_Symbols" style:num-suffix="." text:bullet-char="•">
        <style:list-level-properties text:space-before="14.512cm" text:min-label-width="0.499cm"/>
      </text:list-level-style-bullet>
    </text:list-style>
    <text:list-style style:name="L93">
      <text:list-level-style-bullet text:level="1" text:style-name="Bullet_20_Symbols" style:num-suffix="." text:bullet-char="•">
        <style:list-level-properties text:space-before="2.653cm" text:min-label-width="0.499cm"/>
      </text:list-level-style-bullet>
      <text:list-level-style-bullet text:level="2" text:style-name="Bullet_20_Symbols" style:num-suffix="." text:bullet-char="•">
        <style:list-level-properties text:space-before="3.9cm" text:min-label-width="0.499cm"/>
      </text:list-level-style-bullet>
      <text:list-level-style-bullet text:level="3" text:style-name="Bullet_20_Symbols" style:num-suffix="." text:bullet-char="•">
        <style:list-level-properties text:space-before="5.147cm" text:min-label-width="0.499cm"/>
      </text:list-level-style-bullet>
      <text:list-level-style-bullet text:level="4" text:style-name="Bullet_20_Symbols" style:num-suffix="." text:bullet-char="•">
        <style:list-level-properties text:space-before="6.394cm" text:min-label-width="0.499cm"/>
      </text:list-level-style-bullet>
      <text:list-level-style-bullet text:level="5" text:style-name="Bullet_20_Symbols" style:num-suffix="." text:bullet-char="•">
        <style:list-level-properties text:space-before="7.641cm" text:min-label-width="0.499cm"/>
      </text:list-level-style-bullet>
      <text:list-level-style-bullet text:level="6" text:style-name="Bullet_20_Symbols" style:num-suffix="." text:bullet-char="•">
        <style:list-level-properties text:space-before="8.888cm" text:min-label-width="0.499cm"/>
      </text:list-level-style-bullet>
      <text:list-level-style-bullet text:level="7" text:style-name="Bullet_20_Symbols" style:num-suffix="." text:bullet-char="•">
        <style:list-level-properties text:space-before="10.135cm" text:min-label-width="0.499cm"/>
      </text:list-level-style-bullet>
      <text:list-level-style-bullet text:level="8" text:style-name="Bullet_20_Symbols" style:num-suffix="." text:bullet-char="•">
        <style:list-level-properties text:space-before="11.383cm" text:min-label-width="0.499cm"/>
      </text:list-level-style-bullet>
      <text:list-level-style-bullet text:level="9" text:style-name="Bullet_20_Symbols" style:num-suffix="." text:bullet-char="•">
        <style:list-level-properties text:space-before="12.63cm" text:min-label-width="0.499cm"/>
      </text:list-level-style-bullet>
      <text:list-level-style-bullet text:level="10" text:style-name="Bullet_20_Symbols" style:num-suffix="." text:bullet-char="•">
        <style:list-level-properties text:space-before="13.877cm" text:min-label-width="0.499cm"/>
      </text:list-level-style-bullet>
    </text:list-style>
    <text:list-style style:name="L94">
      <text:list-level-style-bullet text:level="1" text:style-name="Bullet_20_Symbols" style:num-suffix="." text:bullet-char="•">
        <style:list-level-properties text:space-before="2.653cm" text:min-label-width="0.499cm"/>
      </text:list-level-style-bullet>
      <text:list-level-style-bullet text:level="2" text:style-name="Bullet_20_Symbols" style:num-suffix="." text:bullet-char="•">
        <style:list-level-properties text:space-before="3.9cm" text:min-label-width="0.499cm"/>
      </text:list-level-style-bullet>
      <text:list-level-style-bullet text:level="3" text:style-name="Bullet_20_Symbols" style:num-suffix="." text:bullet-char="•">
        <style:list-level-properties text:space-before="5.147cm" text:min-label-width="0.499cm"/>
      </text:list-level-style-bullet>
      <text:list-level-style-bullet text:level="4" text:style-name="Bullet_20_Symbols" style:num-suffix="." text:bullet-char="•">
        <style:list-level-properties text:space-before="6.394cm" text:min-label-width="0.499cm"/>
      </text:list-level-style-bullet>
      <text:list-level-style-bullet text:level="5" text:style-name="Bullet_20_Symbols" style:num-suffix="." text:bullet-char="•">
        <style:list-level-properties text:space-before="7.641cm" text:min-label-width="0.499cm"/>
      </text:list-level-style-bullet>
      <text:list-level-style-bullet text:level="6" text:style-name="Bullet_20_Symbols" style:num-suffix="." text:bullet-char="•">
        <style:list-level-properties text:space-before="8.888cm" text:min-label-width="0.499cm"/>
      </text:list-level-style-bullet>
      <text:list-level-style-bullet text:level="7" text:style-name="Bullet_20_Symbols" style:num-suffix="." text:bullet-char="•">
        <style:list-level-properties text:space-before="10.135cm" text:min-label-width="0.499cm"/>
      </text:list-level-style-bullet>
      <text:list-level-style-bullet text:level="8" text:style-name="Bullet_20_Symbols" style:num-suffix="." text:bullet-char="•">
        <style:list-level-properties text:space-before="11.383cm" text:min-label-width="0.499cm"/>
      </text:list-level-style-bullet>
      <text:list-level-style-bullet text:level="9" text:style-name="Bullet_20_Symbols" style:num-suffix="." text:bullet-char="•">
        <style:list-level-properties text:space-before="12.63cm" text:min-label-width="0.499cm"/>
      </text:list-level-style-bullet>
      <text:list-level-style-bullet text:level="10" text:style-name="Bullet_20_Symbols" style:num-suffix="." text:bullet-char="•">
        <style:list-level-properties text:space-before="13.877cm" text:min-label-width="0.499cm"/>
      </text:list-level-style-bullet>
    </text:list-style>
    <text:list-style style:name="L9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9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9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98">
      <text:list-level-style-bullet text:level="1" text:style-name="Bullet_20_Symbols" style:num-suffix="." text:bullet-char="•">
        <style:list-level-properties text:space-before="2.653cm" text:min-label-width="0.499cm"/>
      </text:list-level-style-bullet>
      <text:list-level-style-bullet text:level="2" text:style-name="Bullet_20_Symbols" style:num-suffix="." text:bullet-char="•">
        <style:list-level-properties text:space-before="3.9cm" text:min-label-width="0.499cm"/>
      </text:list-level-style-bullet>
      <text:list-level-style-bullet text:level="3" text:style-name="Bullet_20_Symbols" style:num-suffix="." text:bullet-char="•">
        <style:list-level-properties text:space-before="5.147cm" text:min-label-width="0.499cm"/>
      </text:list-level-style-bullet>
      <text:list-level-style-bullet text:level="4" text:style-name="Bullet_20_Symbols" style:num-suffix="." text:bullet-char="•">
        <style:list-level-properties text:space-before="6.394cm" text:min-label-width="0.499cm"/>
      </text:list-level-style-bullet>
      <text:list-level-style-bullet text:level="5" text:style-name="Bullet_20_Symbols" style:num-suffix="." text:bullet-char="•">
        <style:list-level-properties text:space-before="7.641cm" text:min-label-width="0.499cm"/>
      </text:list-level-style-bullet>
      <text:list-level-style-bullet text:level="6" text:style-name="Bullet_20_Symbols" style:num-suffix="." text:bullet-char="•">
        <style:list-level-properties text:space-before="8.888cm" text:min-label-width="0.499cm"/>
      </text:list-level-style-bullet>
      <text:list-level-style-bullet text:level="7" text:style-name="Bullet_20_Symbols" style:num-suffix="." text:bullet-char="•">
        <style:list-level-properties text:space-before="10.135cm" text:min-label-width="0.499cm"/>
      </text:list-level-style-bullet>
      <text:list-level-style-bullet text:level="8" text:style-name="Bullet_20_Symbols" style:num-suffix="." text:bullet-char="•">
        <style:list-level-properties text:space-before="11.383cm" text:min-label-width="0.499cm"/>
      </text:list-level-style-bullet>
      <text:list-level-style-bullet text:level="9" text:style-name="Bullet_20_Symbols" style:num-suffix="." text:bullet-char="•">
        <style:list-level-properties text:space-before="12.63cm" text:min-label-width="0.499cm"/>
      </text:list-level-style-bullet>
      <text:list-level-style-bullet text:level="10" text:style-name="Bullet_20_Symbols" style:num-suffix="." text:bullet-char="•">
        <style:list-level-properties text:space-before="13.877cm" text:min-label-width="0.499cm"/>
      </text:list-level-style-bullet>
    </text:list-style>
    <text:list-style style:name="L99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00">
      <text:list-level-style-number text:level="1" text:style-name="Numbering_20_Symbols" style:num-suffix="." style:num-format="a">
        <style:list-level-properties text:space-before="2.653cm" text:min-label-width="0.499cm"/>
      </text:list-level-style-number>
      <text:list-level-style-number text:level="2" text:style-name="Numbering_20_Symbols" style:num-suffix="." style:num-format="a">
        <style:list-level-properties text:space-before="3.9cm" text:min-label-width="0.499cm"/>
      </text:list-level-style-number>
      <text:list-level-style-number text:level="3" text:style-name="Numbering_20_Symbols" style:num-suffix="." style:num-format="a">
        <style:list-level-properties text:space-before="5.147cm" text:min-label-width="0.499cm"/>
      </text:list-level-style-number>
      <text:list-level-style-number text:level="4" text:style-name="Numbering_20_Symbols" style:num-suffix="." style:num-format="a">
        <style:list-level-properties text:space-before="6.394cm" text:min-label-width="0.499cm"/>
      </text:list-level-style-number>
      <text:list-level-style-number text:level="5" text:style-name="Numbering_20_Symbols" style:num-suffix="." style:num-format="a">
        <style:list-level-properties text:space-before="7.641cm" text:min-label-width="0.499cm"/>
      </text:list-level-style-number>
      <text:list-level-style-number text:level="6" text:style-name="Numbering_20_Symbols" style:num-suffix="." style:num-format="a">
        <style:list-level-properties text:space-before="8.888cm" text:min-label-width="0.499cm"/>
      </text:list-level-style-number>
      <text:list-level-style-number text:level="7" text:style-name="Numbering_20_Symbols" style:num-suffix="." style:num-format="a">
        <style:list-level-properties text:space-before="10.135cm" text:min-label-width="0.499cm"/>
      </text:list-level-style-number>
      <text:list-level-style-number text:level="8" text:style-name="Numbering_20_Symbols" style:num-suffix="." style:num-format="a">
        <style:list-level-properties text:space-before="11.383cm" text:min-label-width="0.499cm"/>
      </text:list-level-style-number>
      <text:list-level-style-number text:level="9" text:style-name="Numbering_20_Symbols" style:num-suffix="." style:num-format="a">
        <style:list-level-properties text:space-before="12.63cm" text:min-label-width="0.499cm"/>
      </text:list-level-style-number>
      <text:list-level-style-number text:level="10" text:style-name="Numbering_20_Symbols" style:num-suffix="." style:num-format="a">
        <style:list-level-properties text:space-before="13.877cm" text:min-label-width="0.499cm"/>
      </text:list-level-style-number>
    </text:list-style>
    <text:list-style style:name="L10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0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03">
      <text:list-level-style-number text:level="1" text:style-name="Numbering_20_Symbols" style:num-suffix="." style:num-format="a">
        <style:list-level-properties text:space-before="2.653cm" text:min-label-width="0.499cm"/>
      </text:list-level-style-number>
      <text:list-level-style-number text:level="2" text:style-name="Numbering_20_Symbols" style:num-suffix="." style:num-format="a">
        <style:list-level-properties text:space-before="3.9cm" text:min-label-width="0.499cm"/>
      </text:list-level-style-number>
      <text:list-level-style-number text:level="3" text:style-name="Numbering_20_Symbols" style:num-suffix="." style:num-format="a">
        <style:list-level-properties text:space-before="5.147cm" text:min-label-width="0.499cm"/>
      </text:list-level-style-number>
      <text:list-level-style-number text:level="4" text:style-name="Numbering_20_Symbols" style:num-suffix="." style:num-format="a">
        <style:list-level-properties text:space-before="6.394cm" text:min-label-width="0.499cm"/>
      </text:list-level-style-number>
      <text:list-level-style-number text:level="5" text:style-name="Numbering_20_Symbols" style:num-suffix="." style:num-format="a">
        <style:list-level-properties text:space-before="7.641cm" text:min-label-width="0.499cm"/>
      </text:list-level-style-number>
      <text:list-level-style-number text:level="6" text:style-name="Numbering_20_Symbols" style:num-suffix="." style:num-format="a">
        <style:list-level-properties text:space-before="8.888cm" text:min-label-width="0.499cm"/>
      </text:list-level-style-number>
      <text:list-level-style-number text:level="7" text:style-name="Numbering_20_Symbols" style:num-suffix="." style:num-format="a">
        <style:list-level-properties text:space-before="10.135cm" text:min-label-width="0.499cm"/>
      </text:list-level-style-number>
      <text:list-level-style-number text:level="8" text:style-name="Numbering_20_Symbols" style:num-suffix="." style:num-format="a">
        <style:list-level-properties text:space-before="11.383cm" text:min-label-width="0.499cm"/>
      </text:list-level-style-number>
      <text:list-level-style-number text:level="9" text:style-name="Numbering_20_Symbols" style:num-suffix="." style:num-format="a">
        <style:list-level-properties text:space-before="12.63cm" text:min-label-width="0.499cm"/>
      </text:list-level-style-number>
      <text:list-level-style-number text:level="10" text:style-name="Numbering_20_Symbols" style:num-suffix="." style:num-format="a">
        <style:list-level-properties text:space-before="13.877cm" text:min-label-width="0.499cm"/>
      </text:list-level-style-number>
    </text:list-style>
    <text:list-style style:name="L10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05">
      <text:list-level-style-bullet text:level="1" text:style-name="Bullet_20_Symbols" style:num-suffix="." text:bullet-char="•">
        <style:list-level-properties text:space-before="2.653cm" text:min-label-width="0.499cm"/>
      </text:list-level-style-bullet>
      <text:list-level-style-bullet text:level="2" text:style-name="Bullet_20_Symbols" style:num-suffix="." text:bullet-char="•">
        <style:list-level-properties text:space-before="3.9cm" text:min-label-width="0.499cm"/>
      </text:list-level-style-bullet>
      <text:list-level-style-bullet text:level="3" text:style-name="Bullet_20_Symbols" style:num-suffix="." text:bullet-char="•">
        <style:list-level-properties text:space-before="5.147cm" text:min-label-width="0.499cm"/>
      </text:list-level-style-bullet>
      <text:list-level-style-bullet text:level="4" text:style-name="Bullet_20_Symbols" style:num-suffix="." text:bullet-char="•">
        <style:list-level-properties text:space-before="6.394cm" text:min-label-width="0.499cm"/>
      </text:list-level-style-bullet>
      <text:list-level-style-bullet text:level="5" text:style-name="Bullet_20_Symbols" style:num-suffix="." text:bullet-char="•">
        <style:list-level-properties text:space-before="7.641cm" text:min-label-width="0.499cm"/>
      </text:list-level-style-bullet>
      <text:list-level-style-bullet text:level="6" text:style-name="Bullet_20_Symbols" style:num-suffix="." text:bullet-char="•">
        <style:list-level-properties text:space-before="8.888cm" text:min-label-width="0.499cm"/>
      </text:list-level-style-bullet>
      <text:list-level-style-bullet text:level="7" text:style-name="Bullet_20_Symbols" style:num-suffix="." text:bullet-char="•">
        <style:list-level-properties text:space-before="10.135cm" text:min-label-width="0.499cm"/>
      </text:list-level-style-bullet>
      <text:list-level-style-bullet text:level="8" text:style-name="Bullet_20_Symbols" style:num-suffix="." text:bullet-char="•">
        <style:list-level-properties text:space-before="11.383cm" text:min-label-width="0.499cm"/>
      </text:list-level-style-bullet>
      <text:list-level-style-bullet text:level="9" text:style-name="Bullet_20_Symbols" style:num-suffix="." text:bullet-char="•">
        <style:list-level-properties text:space-before="12.63cm" text:min-label-width="0.499cm"/>
      </text:list-level-style-bullet>
      <text:list-level-style-bullet text:level="10" text:style-name="Bullet_20_Symbols" style:num-suffix="." text:bullet-char="•">
        <style:list-level-properties text:space-before="13.877cm" text:min-label-width="0.499cm"/>
      </text:list-level-style-bullet>
    </text:list-style>
    <text:list-style style:name="L106">
      <text:list-level-style-bullet text:level="1" text:style-name="Bullet_20_Symbols" style:num-suffix="." text:bullet-char="•">
        <style:list-level-properties text:space-before="2.676cm" text:min-label-width="0.499cm"/>
      </text:list-level-style-bullet>
      <text:list-level-style-number text:level="2" style:num-suffix="." style:num-format="1">
        <style:list-level-properties text:space-before="3.175cm" text:min-label-width="0.635cm"/>
      </text:list-level-style-number>
      <text:list-level-style-number text:level="3" style:num-suffix="." style:num-format="1">
        <style:list-level-properties text:space-before="3.81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08cm" text:min-label-width="0.635cm"/>
      </text:list-level-style-number>
      <text:list-level-style-number text:level="6" style:num-suffix="." style:num-format="1">
        <style:list-level-properties text:space-before="5.715cm" text:min-label-width="0.635cm"/>
      </text:list-level-style-number>
      <text:list-level-style-number text:level="7" style:num-suffix="." style:num-format="1">
        <style:list-level-properties text:space-before="6.35cm" text:min-label-width="0.635cm"/>
      </text:list-level-style-number>
      <text:list-level-style-number text:level="8" style:num-suffix="." style:num-format="1">
        <style:list-level-properties text:space-before="6.985cm" text:min-label-width="0.635cm"/>
      </text:list-level-style-number>
      <text:list-level-style-number text:level="9" style:num-suffix="." style:num-format="1">
        <style:list-level-properties text:space-before="7.62cm" text:min-label-width="0.635cm"/>
      </text:list-level-style-number>
      <text:list-level-style-number text:level="10" style:num-suffix="." style:num-format="1">
        <style:list-level-properties text:space-before="8.255cm" text:min-label-width="0.635cm"/>
      </text:list-level-style-number>
    </text:list-style>
    <text:list-style style:name="L107">
      <text:list-level-style-bullet text:level="1" text:style-name="Bullet_20_Symbols" style:num-suffix="." text:bullet-char="•">
        <style:list-level-properties text:space-before="2.653cm" text:min-label-width="0.499cm"/>
      </text:list-level-style-bullet>
      <text:list-level-style-bullet text:level="2" text:style-name="Bullet_20_Symbols" style:num-suffix="." text:bullet-char="•">
        <style:list-level-properties text:space-before="3.9cm" text:min-label-width="0.499cm"/>
      </text:list-level-style-bullet>
      <text:list-level-style-bullet text:level="3" text:style-name="Bullet_20_Symbols" style:num-suffix="." text:bullet-char="•">
        <style:list-level-properties text:space-before="5.147cm" text:min-label-width="0.499cm"/>
      </text:list-level-style-bullet>
      <text:list-level-style-bullet text:level="4" text:style-name="Bullet_20_Symbols" style:num-suffix="." text:bullet-char="•">
        <style:list-level-properties text:space-before="6.394cm" text:min-label-width="0.499cm"/>
      </text:list-level-style-bullet>
      <text:list-level-style-bullet text:level="5" text:style-name="Bullet_20_Symbols" style:num-suffix="." text:bullet-char="•">
        <style:list-level-properties text:space-before="7.641cm" text:min-label-width="0.499cm"/>
      </text:list-level-style-bullet>
      <text:list-level-style-bullet text:level="6" text:style-name="Bullet_20_Symbols" style:num-suffix="." text:bullet-char="•">
        <style:list-level-properties text:space-before="8.888cm" text:min-label-width="0.499cm"/>
      </text:list-level-style-bullet>
      <text:list-level-style-bullet text:level="7" text:style-name="Bullet_20_Symbols" style:num-suffix="." text:bullet-char="•">
        <style:list-level-properties text:space-before="10.135cm" text:min-label-width="0.499cm"/>
      </text:list-level-style-bullet>
      <text:list-level-style-bullet text:level="8" text:style-name="Bullet_20_Symbols" style:num-suffix="." text:bullet-char="•">
        <style:list-level-properties text:space-before="11.383cm" text:min-label-width="0.499cm"/>
      </text:list-level-style-bullet>
      <text:list-level-style-bullet text:level="9" text:style-name="Bullet_20_Symbols" style:num-suffix="." text:bullet-char="•">
        <style:list-level-properties text:space-before="12.63cm" text:min-label-width="0.499cm"/>
      </text:list-level-style-bullet>
      <text:list-level-style-bullet text:level="10" text:style-name="Bullet_20_Symbols" style:num-suffix="." text:bullet-char="•">
        <style:list-level-properties text:space-before="13.877cm" text:min-label-width="0.499cm"/>
      </text:list-level-style-bullet>
    </text:list-style>
    <text:list-style style:name="L10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09">
      <text:list-level-style-bullet text:level="1" text:style-name="Bullet_20_Symbols" style:num-suffix="." text:bullet-char="•">
        <style:list-level-properties text:space-before="3.288cm" text:min-label-width="0.499cm"/>
      </text:list-level-style-bullet>
      <text:list-level-style-bullet text:level="2" text:style-name="Bullet_20_Symbols" style:num-suffix="." text:bullet-char="•">
        <style:list-level-properties text:space-before="4.535cm" text:min-label-width="0.499cm"/>
      </text:list-level-style-bullet>
      <text:list-level-style-bullet text:level="3" text:style-name="Bullet_20_Symbols" style:num-suffix="." text:bullet-char="•">
        <style:list-level-properties text:space-before="5.782cm" text:min-label-width="0.499cm"/>
      </text:list-level-style-bullet>
      <text:list-level-style-bullet text:level="4" text:style-name="Bullet_20_Symbols" style:num-suffix="." text:bullet-char="•">
        <style:list-level-properties text:space-before="7.029cm" text:min-label-width="0.499cm"/>
      </text:list-level-style-bullet>
      <text:list-level-style-bullet text:level="5" text:style-name="Bullet_20_Symbols" style:num-suffix="." text:bullet-char="•">
        <style:list-level-properties text:space-before="8.276cm" text:min-label-width="0.499cm"/>
      </text:list-level-style-bullet>
      <text:list-level-style-bullet text:level="6" text:style-name="Bullet_20_Symbols" style:num-suffix="." text:bullet-char="•">
        <style:list-level-properties text:space-before="9.523cm" text:min-label-width="0.499cm"/>
      </text:list-level-style-bullet>
      <text:list-level-style-bullet text:level="7" text:style-name="Bullet_20_Symbols" style:num-suffix="." text:bullet-char="•">
        <style:list-level-properties text:space-before="10.77cm" text:min-label-width="0.499cm"/>
      </text:list-level-style-bullet>
      <text:list-level-style-bullet text:level="8" text:style-name="Bullet_20_Symbols" style:num-suffix="." text:bullet-char="•">
        <style:list-level-properties text:space-before="12.018cm" text:min-label-width="0.499cm"/>
      </text:list-level-style-bullet>
      <text:list-level-style-bullet text:level="9" text:style-name="Bullet_20_Symbols" style:num-suffix="." text:bullet-char="•">
        <style:list-level-properties text:space-before="13.265cm" text:min-label-width="0.499cm"/>
      </text:list-level-style-bullet>
      <text:list-level-style-bullet text:level="10" text:style-name="Bullet_20_Symbols" style:num-suffix="." text:bullet-char="•">
        <style:list-level-properties text:space-before="14.512cm" text:min-label-width="0.499cm"/>
      </text:list-level-style-bullet>
    </text:list-style>
    <text:list-style style:name="L110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11">
      <text:list-level-style-number text:level="1" text:style-name="Numbering_20_Symbols" style:num-suffix="." style:num-format="a">
        <style:list-level-properties text:space-before="3.288cm" text:min-label-width="0.499cm"/>
      </text:list-level-style-number>
      <text:list-level-style-number text:level="2" text:style-name="Numbering_20_Symbols" style:num-suffix="." style:num-format="a">
        <style:list-level-properties text:space-before="4.535cm" text:min-label-width="0.499cm"/>
      </text:list-level-style-number>
      <text:list-level-style-number text:level="3" text:style-name="Numbering_20_Symbols" style:num-suffix="." style:num-format="a">
        <style:list-level-properties text:space-before="5.782cm" text:min-label-width="0.499cm"/>
      </text:list-level-style-number>
      <text:list-level-style-number text:level="4" text:style-name="Numbering_20_Symbols" style:num-suffix="." style:num-format="a">
        <style:list-level-properties text:space-before="7.029cm" text:min-label-width="0.499cm"/>
      </text:list-level-style-number>
      <text:list-level-style-number text:level="5" text:style-name="Numbering_20_Symbols" style:num-suffix="." style:num-format="a">
        <style:list-level-properties text:space-before="8.276cm" text:min-label-width="0.499cm"/>
      </text:list-level-style-number>
      <text:list-level-style-number text:level="6" text:style-name="Numbering_20_Symbols" style:num-suffix="." style:num-format="a">
        <style:list-level-properties text:space-before="9.523cm" text:min-label-width="0.499cm"/>
      </text:list-level-style-number>
      <text:list-level-style-number text:level="7" text:style-name="Numbering_20_Symbols" style:num-suffix="." style:num-format="a">
        <style:list-level-properties text:space-before="10.77cm" text:min-label-width="0.499cm"/>
      </text:list-level-style-number>
      <text:list-level-style-number text:level="8" text:style-name="Numbering_20_Symbols" style:num-suffix="." style:num-format="a">
        <style:list-level-properties text:space-before="12.018cm" text:min-label-width="0.499cm"/>
      </text:list-level-style-number>
      <text:list-level-style-number text:level="9" text:style-name="Numbering_20_Symbols" style:num-suffix="." style:num-format="a">
        <style:list-level-properties text:space-before="13.265cm" text:min-label-width="0.499cm"/>
      </text:list-level-style-number>
      <text:list-level-style-number text:level="10" text:style-name="Numbering_20_Symbols" style:num-suffix="." style:num-format="a">
        <style:list-level-properties text:space-before="14.512cm" text:min-label-width="0.499cm"/>
      </text:list-level-style-number>
    </text:list-style>
    <text:list-style style:name="L11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1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1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15">
      <text:list-level-style-bullet text:level="1" text:style-name="Bullet_20_Symbols" style:num-suffix="." text:bullet-char="•">
        <style:list-level-properties text:space-before="2.018cm" text:min-label-width="0.499cm"/>
      </text:list-level-style-bullet>
      <text:list-level-style-bullet text:level="2" text:style-name="Bullet_20_Symbols" style:num-suffix="." text:bullet-char="•">
        <style:list-level-properties text:space-before="3.265cm" text:min-label-width="0.499cm"/>
      </text:list-level-style-bullet>
      <text:list-level-style-bullet text:level="3" text:style-name="Bullet_20_Symbols" style:num-suffix="." text:bullet-char="•">
        <style:list-level-properties text:space-before="4.512cm" text:min-label-width="0.499cm"/>
      </text:list-level-style-bullet>
      <text:list-level-style-bullet text:level="4" text:style-name="Bullet_20_Symbols" style:num-suffix="." text:bullet-char="•">
        <style:list-level-properties text:space-before="5.759cm" text:min-label-width="0.499cm"/>
      </text:list-level-style-bullet>
      <text:list-level-style-bullet text:level="5" text:style-name="Bullet_20_Symbols" style:num-suffix="." text:bullet-char="•">
        <style:list-level-properties text:space-before="7.006cm" text:min-label-width="0.499cm"/>
      </text:list-level-style-bullet>
      <text:list-level-style-bullet text:level="6" text:style-name="Bullet_20_Symbols" style:num-suffix="." text:bullet-char="•">
        <style:list-level-properties text:space-before="8.253cm" text:min-label-width="0.499cm"/>
      </text:list-level-style-bullet>
      <text:list-level-style-bullet text:level="7" text:style-name="Bullet_20_Symbols" style:num-suffix="." text:bullet-char="•">
        <style:list-level-properties text:space-before="9.5cm" text:min-label-width="0.499cm"/>
      </text:list-level-style-bullet>
      <text:list-level-style-bullet text:level="8" text:style-name="Bullet_20_Symbols" style:num-suffix="." text:bullet-char="•">
        <style:list-level-properties text:space-before="10.748cm" text:min-label-width="0.499cm"/>
      </text:list-level-style-bullet>
      <text:list-level-style-bullet text:level="9" text:style-name="Bullet_20_Symbols" style:num-suffix="." text:bullet-char="•">
        <style:list-level-properties text:space-before="11.995cm" text:min-label-width="0.499cm"/>
      </text:list-level-style-bullet>
      <text:list-level-style-bullet text:level="10" text:style-name="Bullet_20_Symbols" style:num-suffix="." text:bullet-char="•">
        <style:list-level-properties text:space-before="13.242cm" text:min-label-width="0.499cm"/>
      </text:list-level-style-bullet>
    </text:list-style>
    <text:list-style style:name="L11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17">
      <text:list-level-style-bullet text:level="1" text:style-name="Bullet_20_Symbols" style:num-suffix="." text:bullet-char="•">
        <style:list-level-properties text:space-before="2.018cm" text:min-label-width="0.499cm"/>
      </text:list-level-style-bullet>
      <text:list-level-style-bullet text:level="2" text:style-name="Bullet_20_Symbols" style:num-suffix="." text:bullet-char="•">
        <style:list-level-properties text:space-before="3.265cm" text:min-label-width="0.499cm"/>
      </text:list-level-style-bullet>
      <text:list-level-style-bullet text:level="3" text:style-name="Bullet_20_Symbols" style:num-suffix="." text:bullet-char="•">
        <style:list-level-properties text:space-before="4.512cm" text:min-label-width="0.499cm"/>
      </text:list-level-style-bullet>
      <text:list-level-style-bullet text:level="4" text:style-name="Bullet_20_Symbols" style:num-suffix="." text:bullet-char="•">
        <style:list-level-properties text:space-before="5.759cm" text:min-label-width="0.499cm"/>
      </text:list-level-style-bullet>
      <text:list-level-style-bullet text:level="5" text:style-name="Bullet_20_Symbols" style:num-suffix="." text:bullet-char="•">
        <style:list-level-properties text:space-before="7.006cm" text:min-label-width="0.499cm"/>
      </text:list-level-style-bullet>
      <text:list-level-style-bullet text:level="6" text:style-name="Bullet_20_Symbols" style:num-suffix="." text:bullet-char="•">
        <style:list-level-properties text:space-before="8.253cm" text:min-label-width="0.499cm"/>
      </text:list-level-style-bullet>
      <text:list-level-style-bullet text:level="7" text:style-name="Bullet_20_Symbols" style:num-suffix="." text:bullet-char="•">
        <style:list-level-properties text:space-before="9.5cm" text:min-label-width="0.499cm"/>
      </text:list-level-style-bullet>
      <text:list-level-style-bullet text:level="8" text:style-name="Bullet_20_Symbols" style:num-suffix="." text:bullet-char="•">
        <style:list-level-properties text:space-before="10.748cm" text:min-label-width="0.499cm"/>
      </text:list-level-style-bullet>
      <text:list-level-style-bullet text:level="9" text:style-name="Bullet_20_Symbols" style:num-suffix="." text:bullet-char="•">
        <style:list-level-properties text:space-before="11.995cm" text:min-label-width="0.499cm"/>
      </text:list-level-style-bullet>
      <text:list-level-style-bullet text:level="10" text:style-name="Bullet_20_Symbols" style:num-suffix="." text:bullet-char="•">
        <style:list-level-properties text:space-before="13.242cm" text:min-label-width="0.499cm"/>
      </text:list-level-style-bullet>
    </text:list-style>
    <text:list-style style:name="L11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19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2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2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2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2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2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2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29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30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3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3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3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3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3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3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3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9"><text:a xlink:type="simple" xlink:href="http://wiki.python.org.br/ListaDeExercicios"><text:span text:style-name="T5">http://wiki.python.org.br/ListaDeExercicios</text:span></text:a></text:p>
      <text:p text:style-name="P7">Estrutura sequencial</text:p>
      <text:p text:style-name="P7"/>
      <text:p text:style-name="Text_20_body"><text:span text:style-name="T1"><text:tab/>1. </text:span>Faça um Programa que mostre a mensagem "Alo mundo" na tela. <text:bookmark text:name="line-6"/><text:bookmark text:name="line-5"/></text:p>
      <text:list xml:id="list4883091249727484709" text:style-name="L1">
        <text:list-header>
          <text:p text:style-name="P10"><text:span text:style-name="T1">2. </text:span>Faça um Programa que peça um número e então mostre a mensagem <text:span text:style-name="Emphasis">O número informado foi [número]</text:span>. <text:bookmark text:name="line-8"/><text:bookmark text:name="line-7"/></text:p>
        </text:list-header>
      </text:list>
      <text:list xml:id="list2607539154539926990" text:style-name="L2">
        <text:list-header>
          <text:p text:style-name="P85"><text:span text:style-name="T1">3. </text:span>Faça um Programa que peça dois números e imprima a soma. <text:bookmark text:name="line-10"/><text:bookmark text:name="line-9"/></text:p>
        </text:list-header>
      </text:list>
      <text:list xml:id="list7898974726193740478" text:style-name="L3">
        <text:list-header>
          <text:p text:style-name="P86"><text:span text:style-name="T1">4. </text:span>Faça um Programa que peça as 4 notas bimestrais e mostre a média. <text:bookmark text:name="line-12"/><text:bookmark text:name="line-11"/></text:p>
        </text:list-header>
      </text:list>
      <text:list xml:id="list9199760615683804822" text:style-name="L4">
        <text:list-header>
          <text:p text:style-name="P87"><text:span text:style-name="T1">5. </text:span>Faça um Programa que converta metros para centímetros. <text:bookmark text:name="line-14"/><text:bookmark text:name="line-13"/></text:p>
        </text:list-header>
      </text:list>
      <text:list xml:id="list3432261945844442384" text:style-name="L5">
        <text:list-header>
          <text:p text:style-name="P88"><text:span text:style-name="T1">6. </text:span>Faça um Programa que peça o raio de um círculo, calcule e mostre sua área. <text:bookmark text:name="line-16"/><text:bookmark text:name="line-15"/></text:p>
        </text:list-header>
      </text:list>
      <text:list xml:id="list3350961995388037945" text:style-name="L6">
        <text:list-header>
          <text:p text:style-name="P89"><text:span text:style-name="T1">7. </text:span>Faça um Programa que calcule a área de um quadrado, em seguida mostre o dobro desta área para o usuário. <text:bookmark text:name="line-18"/><text:bookmark text:name="line-17"/></text:p>
        </text:list-header>
      </text:list>
      <text:list xml:id="list2691982324707234020" text:style-name="L7">
        <text:list-header>
          <text:p text:style-name="P90"><text:span text:style-name="T1">8. </text:span>Faça um Programa que pergunte quanto você ganha por hora e o número de horas trabalhadas no mês. Calcule e mostre o total do seu salário no referido mês. <text:bookmark text:name="line-20"/><text:bookmark text:name="line-19"/></text:p>
        </text:list-header>
      </text:list>
      <text:list xml:id="list1005216747055548279" text:style-name="L8">
        <text:list-header>
          <text:p text:style-name="P11"><text:span text:style-name="T1">9. </text:span>Faça um Programa que peça a temperatura em graus Farenheit, transforme e mostre a temperatura em graus Celsius. </text:p>
          <text:p text:style-name="P11"><text:s text:c="14"/>C = (5 * (F-32) / 9). <text:bookmark text:name="line-23"/><text:bookmark text:name="line-22"/></text:p>
        </text:list-header>
      </text:list>
      <text:list xml:id="list8266629399267714267" text:style-name="L9">
        <text:list-header>
          <text:p text:style-name="P91"><text:span text:style-name="T1">10. </text:span>Faça um Programa que peça a temperatura em graus Celsius, transforme e mostre em graus Farenheit. <text:bookmark text:name="line-25"/><text:bookmark text:name="line-24"/></text:p>
        </text:list-header>
      </text:list>
      <text:list xml:id="list184845032638621848" text:style-name="L10">
        <text:list-header>
          <text:p text:style-name="P12"><text:span text:style-name="T1">11. </text:span>Faça um Programa que peça 2 números inteiros e um número real. Calcule e mostre: <text:bookmark text:name="line-26"/></text:p>
        </text:list-header>
      </text:list>
      <text:list xml:id="list3795597535313363154" text:style-name="L11">
        <text:list-item>
          <text:p text:style-name="P92">o produto do dobro do primeiro com metade do segundo . <text:bookmark text:name="line-27"/></text:p>
        </text:list-item>
        <text:list-item>
          <text:p text:style-name="P92">a soma do triplo do primeiro com o terceiro. <text:bookmark text:name="line-28"/></text:p>
        </text:list-item>
        <text:list-item>
          <text:p text:style-name="P13">o terceiro elevado ao cubo. <text:bookmark text:name="line-30"/><text:bookmark text:name="line-29"/></text:p>
        </text:list-item>
      </text:list>
      <text:list xml:id="list8331755664164000158" text:style-name="L12">
        <text:list-header>
          <text:p text:style-name="P93"><text:span text:style-name="T1">12. </text:span>Tendo como dados de entrada a altura de uma pessoa, construa um algoritmo que calcule seu peso ideal, usando a seguinte fórmula: (72.7*altura) - 58 <text:bookmark text:name="line-32"/><text:bookmark text:name="line-31"/></text:p>
        </text:list-header>
      </text:list>
      <text:list xml:id="list1533588238293074500" text:style-name="L13">
        <text:list-header>
          <text:p text:style-name="P14"><text:span text:style-name="T1">13. </text:span>Tendo como dados de entrada a altura e o sexo de uma pessoa, construa um algoritmo que calcule seu peso ideal, utilizando as seguintes fórmulas: <text:bookmark text:name="line-33"/></text:p>
        </text:list-header>
      </text:list>
      <text:list xml:id="list4743785434595518552" text:style-name="L14">
        <text:list-item>
          <text:p text:style-name="P94">Para homens: (72.7*h) - 58 <text:bookmark text:name="line-34"/></text:p>
        </text:list-item>
        <text:list-item>
          <text:p text:style-name="P94">Para mulheres: (62.1*h) - 44.7 (h = altura) <text:bookmark text:name="line-35"/></text:p>
        </text:list-item>
        <text:list-item>
          <text:p text:style-name="P15">Peça o peso da pessoa e informe se ela está dentro, acima ou abaixo do peso. <text:bookmark text:name="line-37"/><text:bookmark text:name="line-36"/></text:p>
        </text:list-item>
      </text:list>
      <text:list xml:id="list4681076569976654014" text:style-name="L15">
        <text:list-header>
          <text:p text:style-name="P95"><text:span text:style-name="T1">14. </text:span>João Papo-de-Pescador, homem de bem, comprou um microcomputador para controlar o rendimento diário de seu trabalho. Toda vez que ele traz um peso de peixes maior que o estabelecido pelo regulamento de pesca do estado de São Paulo (50 quilos) deve pagar uma multa de R$ 4,00 por quilo excedente. João precisa que você faça um programa que leia a variável peso (peso de peixes) e verifique se há excesso. Se houver, gravar na variável excesso e na variável multa o valor da multa que João deverá pagar. Caso contrário mostrar tais variáveis com o conteúdo ZERO. <text:bookmark text:name="line-39"/><text:bookmark text:name="line-38"/></text:p>
        </text:list-header>
      </text:list>
      <text:list xml:id="list1655955274544589591" text:style-name="L16">
        <text:list-header>
          <text:p text:style-name="P16"><text:span text:style-name="T1">15. </text:span>Faça um Programa que pergunte quanto você ganha por hora e o número de horas trabalhadas no mês. Calcule e mostre o total do seu salário no referido mês, sabendo-se que <text:soft-page-break/>são descontados 11% para o Imposto de Renda, 8% para o INSS e 5% para o sindicato, faça um programa que nos dê: <text:bookmark text:name="line-40"/></text:p>
        </text:list-header>
      </text:list>
      <text:list xml:id="list5072753635473342253" text:style-name="L17">
        <text:list-item>
          <text:p text:style-name="P96">salário bruto. <text:bookmark text:name="line-41"/></text:p>
        </text:list-item>
        <text:list-item>
          <text:p text:style-name="P96">quanto pagou ao INSS. <text:bookmark text:name="line-42"/></text:p>
        </text:list-item>
        <text:list-item>
          <text:p text:style-name="P96">quanto pagou ao sindicato. <text:bookmark text:name="line-43"/></text:p>
        </text:list-item>
        <text:list-item>
          <text:p text:style-name="P96">o salário líquido. <text:bookmark text:name="line-44"/></text:p>
        </text:list-item>
        <text:list-item>
          <text:p text:style-name="P17">calcule os descontos e o salário líquido, conforme a tabela abaixo: <text:bookmark text:name="line-51"/><text:bookmark text:name="line-50"/><text:bookmark text:name="line-49"/><text:bookmark text:name="line-48"/><text:bookmark text:name="line-47"/><text:bookmark text:name="line-46"/><text:bookmark text:name="line-45"/></text:p>
          <text:p text:style-name="P162"><text:bookmark text:name="line-1"/>+ Salário Bruto : R$</text:p>
          <text:p text:style-name="P162"><text:bookmark text:name="line-2"/>- IR (11%) : R$</text:p>
          <text:p text:style-name="P162"><text:bookmark text:name="line-3"/>- INSS (8%) : R$</text:p>
          <text:p text:style-name="P162"><text:bookmark text:name="line-4"/>- Sindicato ( 5%) : R$</text:p>
          <text:p text:style-name="P181"><text:bookmark text:name="line-52"/>= Salário Liquido : R$</text:p>
          <text:p text:style-name="P17"><text:bookmark text:name="line-521"/>Obs.: Salário Bruto - Descontos = Salário Líquido. <text:bookmark text:name="line-54"/><text:bookmark text:name="line-53"/></text:p>
        </text:list-item>
      </text:list>
      <text:list xml:id="list4493768202868728928" text:style-name="L18">
        <text:list-header>
          <text:p text:style-name="P97"><text:span text:style-name="T1">16. </text:span>Faça um programa para uma loja de tintas. O programa deverá pedir o tamanho em metros quadrados da área a ser pintada. Considere que a cobertura da tinta é de 1 litro para cada 3 metros quadrados e que a tinta é vendida em latas de 18 litros, que custam R$ 80,00. Informe ao usuário a quantidades de latas de tinta a serem compradas e o preço total. <text:bookmark text:name="line-56"/><text:bookmark text:name="line-55"/></text:p>
        </text:list-header>
      </text:list>
      <text:list xml:id="list545604617975464012" text:style-name="L19">
        <text:list-header>
          <text:p text:style-name="P18"><text:span text:style-name="T1">17. <text:s/></text:span>Faça um Programa para uma loja de tintas. O programa deverá pedir o tamanho em metros quadrados da área a ser pintada. Considere que a cobertura da tinta é de 1 litro para cada 6 metros quadrados e que a tinta é vendida em latas de 18 litros, que custam R$ 80,00 ou em galões de 3,6 litros, que custam R$ 25,00. <text:bookmark text:name="line-57"/></text:p>
        </text:list-header>
      </text:list>
      <text:list xml:id="list2414654315682272860" text:style-name="L20">
        <text:list-header>
          <text:p text:style-name="P98"><text:span text:style-name="T1">18. </text:span>Informe ao usuário as quantidades de tinta a serem compradas e os respectivos preços em 3 situações: <text:bookmark text:name="line-58"/></text:p>
          <text:list>
            <text:list-item>
              <text:p text:style-name="P98">comprar apenas latas de 18 litros; <text:bookmark text:name="line-59"/></text:p>
            </text:list-item>
            <text:list-item>
              <text:p text:style-name="P98">comprar apenas galões de 3,6 litros; <text:bookmark text:name="line-60"/></text:p>
            </text:list-item>
            <text:list-item>
              <text:p text:style-name="P19">misturar latas e galões, de forma que o preço seja o menor. <text:bookmark text:name="line-62"/><text:bookmark text:name="line-61"/>Acrescente 10% de folga e sempre arredonde os valores para cima, isto é, considere latas cheias. <text:bookmark text:name="line-64"/><text:bookmark text:name="line-63"/></text:p>
            </text:list-item>
          </text:list>
        </text:list-header>
      </text:list>
      <text:list xml:id="list8260592278138407556" text:style-name="L21">
        <text:list-header>
          <text:p text:style-name="P20"><text:span text:style-name="T1">16. </text:span>Faça um programa que peça o tamanho de um arquivo para download (em MB) e a velocidade de um link de Internet (em Mbps), calcule e informe o tempo aproximado de download do arquivo usando este link (em minutos). </text:p>
        </text:list-header>
      </text:list>
      <text:p text:style-name="Text_20_body"/>
      <text:p text:style-name="Text_20_body"/>
      <text:p text:style-name="P8">Decisão</text:p>
      <text:p text:style-name="P5"><text:tab/></text:p>
      <text:p text:style-name="P5"><text:tab/>1. Faça um Programa que peça dois números e imprima o maior deles. <text:bookmark text:name="line-65"/><text:bookmark text:name="line-510"/></text:p>
      <text:list xml:id="list2321310327725252841" text:style-name="L22">
        <text:list-header>
          <text:p text:style-name="P99"><text:span text:style-name="T2">2. </text:span>Faça um Programa que peça um valor e mostre na tela se o valor é positivo ou negativo. <text:bookmark text:name="line-81"/><text:bookmark text:name="line-71"/></text:p>
        </text:list-header>
      </text:list>
      <text:list xml:id="list7156746412350533853" text:style-name="L23">
        <text:list-header>
          <text:p text:style-name="P100"><text:span text:style-name="T2">3. </text:span>Faça um Programa que verifique se uma letra digitada é "F" ou "M". Conforme a letra escrever: F - Feminino, M - Masculino, Sexo Inválido. <text:bookmark text:name="line-101"/><text:bookmark text:name="line-91"/></text:p>
        </text:list-header>
      </text:list>
      <text:list xml:id="list7325388466174185477" text:style-name="L24">
        <text:list-header>
          <text:p text:style-name="P101"><text:span text:style-name="T2">4. </text:span>Faça um Programa que verifique se uma letra digitada é vogal ou consoante. <text:bookmark text:name="line-121"/><text:bookmark text:name="line-111"/></text:p>
        </text:list-header>
      </text:list>
      <text:list xml:id="list5354757359331676481" text:style-name="L25">
        <text:list-header>
          <text:p text:style-name="P21"><text:span text:style-name="T2">5. </text:span>Faça um programa para a leitura de duas notas parciais de um aluno. O programa deve <text:soft-page-break/>calcular a média alcançada por aluno e apresentar: <text:bookmark text:name="line-141"/><text:bookmark text:name="line-131"/></text:p>
        </text:list-header>
      </text:list>
      <text:list xml:id="list225161549497748204" text:style-name="L26">
        <text:list-item>
          <text:p text:style-name="P102">A mensagem "Aprovado", se a média alcançada for maior ou igual a sete; <text:bookmark text:name="line-151"/></text:p>
        </text:list-item>
        <text:list-item>
          <text:p text:style-name="P102">A mensagem "Reprovado", se a média for menor do que sete; <text:bookmark text:name="line-161"/></text:p>
        </text:list-item>
        <text:list-item>
          <text:p text:style-name="P22">A mensagem "Aprovado com Distinção", se a média for igual a dez. <text:bookmark text:name="line-181"/><text:bookmark text:name="line-171"/></text:p>
        </text:list-item>
      </text:list>
      <text:list xml:id="list3968473313107390686" text:style-name="L27">
        <text:list-header>
          <text:p text:style-name="P103"><text:span text:style-name="T2">6. </text:span>Faça um Programa que leia três números e mostre o maior deles. <text:bookmark text:name="line-201"/><text:bookmark text:name="line-191"/></text:p>
        </text:list-header>
      </text:list>
      <text:list xml:id="list5375450674775063485" text:style-name="L28">
        <text:list-header>
          <text:p text:style-name="P104"><text:span text:style-name="T2">7. </text:span>Faça um Programa que leia três números e mostre o maior e o menor deles. <text:bookmark text:name="line-221"/><text:bookmark text:name="line-21"/></text:p>
        </text:list-header>
      </text:list>
      <text:list xml:id="list3598422061920342878" text:style-name="L29">
        <text:list-header>
          <text:p text:style-name="P105"><text:span text:style-name="T2">8. </text:span>Faça um programa que pergunte o preço de três produtos e informe qual produto você deve comprar, sabendo que a decisão é sempre pelo mais barato. <text:bookmark text:name="line-241"/><text:bookmark text:name="line-231"/></text:p>
        </text:list-header>
      </text:list>
      <text:list xml:id="list9006420913412671710" text:style-name="L30">
        <text:list-header>
          <text:p text:style-name="P106"><text:span text:style-name="T2">9. </text:span>Faça um Programa que leia três números e mostre-os em ordem decrescente. <text:bookmark text:name="line-261"/><text:bookmark text:name="line-251"/></text:p>
        </text:list-header>
      </text:list>
      <text:list xml:id="list7075274195122971382" text:style-name="L31">
        <text:list-header>
          <text:p text:style-name="P107"><text:span text:style-name="T2">10. </text:span>Faça um Programa que pergunte em que turno você estuda. Peça para digitar M-matutino ou V-Vespertino ou N- Noturno. Imprima a mensagem "Bom Dia!", "Boa Tarde!" ou "Boa Noite!" ou "Valor Inválido!", conforme o caso. <text:bookmark text:name="line-281"/><text:bookmark text:name="line-271"/></text:p>
        </text:list-header>
      </text:list>
      <text:list xml:id="list489630766573401032" text:style-name="L32">
        <text:list-header>
          <text:p text:style-name="P23"><text:span text:style-name="T2">11. </text:span>As Organizações Tabajara resolveram dar um aumento de salário aos seus colaboradores e lhe contraram para desenvolver o programa que calculará os reajustes. </text:p>
          <text:list>
            <text:list-item>
              <text:list>
                <text:list-item>
                  <text:list>
                    <text:list-header>
                      <text:p text:style-name="P23">Faça um programa que recebe o salário de um colaborador e o reajuste segundo o seguinte critério, baseado no salário atual: <text:bookmark text:name="line-321"/><text:bookmark text:name="line-311"/></text:p>
                    </text:list-header>
                  </text:list>
                </text:list-item>
              </text:list>
            </text:list-item>
          </text:list>
        </text:list-header>
      </text:list>
      <text:list xml:id="list5008034911260426971" text:style-name="L33">
        <text:list-item>
          <text:p text:style-name="P108">salários até R$ 280,00 (incluindo) : aumento de 20% <text:bookmark text:name="line-331"/></text:p>
        </text:list-item>
        <text:list-item>
          <text:p text:style-name="P108">salários entre R$ 280,00 e R$ 700,00 : aumento de 15% <text:bookmark text:name="line-341"/></text:p>
        </text:list-item>
        <text:list-item>
          <text:p text:style-name="P108">salários entre R$ 700,00 e R$ 1500,00 : aumento de 10% <text:bookmark text:name="line-351"/></text:p>
        </text:list-item>
        <text:list-item>
          <text:p text:style-name="P108">salários de R$ 1500,00 em diante : aumento de 5% <text:bookmark text:name="line-371"/><text:bookmark text:name="line-361"/>Após o aumento ser realizado, informe na tela: <text:bookmark text:name="line-391"/><text:bookmark text:name="line-381"/></text:p>
        </text:list-item>
        <text:list-item>
          <text:p text:style-name="P108">o salário antes do reajuste; <text:bookmark text:name="line-401"/></text:p>
        </text:list-item>
        <text:list-item>
          <text:p text:style-name="P108">o percentual de aumento aplicado; <text:bookmark text:name="line-411"/></text:p>
        </text:list-item>
        <text:list-item>
          <text:p text:style-name="P108">o valor do aumento; <text:bookmark text:name="line-421"/></text:p>
        </text:list-item>
        <text:list-item>
          <text:p text:style-name="P24">o novo salário, após o aumento. <text:bookmark text:name="line-441"/><text:bookmark text:name="line-431"/></text:p>
        </text:list-item>
      </text:list>
      <text:list xml:id="list6357705534873799793" text:style-name="L34">
        <text:list-header>
          <text:p text:style-name="P25"><text:span text:style-name="T2">12. </text:span>Faça um programa para o cálculo de uma folha de pagamento, sabendo que os descontos são do Imposto de Renda, que depende do salário bruto (conforme tabela abaixo) e 3% para o Sindicato e que o FGTS corresponde a 11% do Salário Bruto, mas não é descontado (é a empresa que deposita). O Salário Líquido corresponde ao Salário Bruto menos os descontos. O programa deverá pedir ao usuário o valor da sua hora e a quantidade de horas trabalhadas no mês. <text:bookmark text:name="line-461"/><text:bookmark text:name="line-451"/></text:p>
        </text:list-header>
      </text:list>
      <text:list xml:id="list315893522454433756" text:style-name="L35">
        <text:list-header>
          <text:p text:style-name="P109">Desconto do IR: <text:bookmark text:name="line-471"/></text:p>
        </text:list-header>
        <text:list-item>
          <text:p text:style-name="P109">Salário Bruto até 900 (inclusive) - isento <text:bookmark text:name="line-481"/></text:p>
        </text:list-item>
        <text:list-item>
          <text:p text:style-name="P109">Salário Bruto até 1500 (inclusive) - desconto de 5% <text:bookmark text:name="line-491"/></text:p>
        </text:list-item>
        <text:list-item>
          <text:p text:style-name="P109">Salário Bruto até 2500 (inclusive) - desconto de 10% <text:bookmark text:name="line-501"/></text:p>
        </text:list-item>
        <text:list-item>
          <text:p text:style-name="P26">Salário Bruto acima de 2500 - desconto de 20% <text:bookmark text:name="line-522"/><text:bookmark text:name="line-511"/>Imprima na tela as informações, dispostas conforme o exemplo abaixo. No exemplo o valor da hora é 5 e a quantidade de hora é 220. <text:bookmark text:name="line-601"/><text:bookmark text:name="line-591"/><text:bookmark text:name="line-581"/><text:bookmark text:name="line-571"/><text:bookmark text:name="line-561"/><text:bookmark text:name="line-551"/><text:bookmark text:name="line-541"/><text:bookmark text:name="line-531"/></text:p>
          <text:p text:style-name="P163"><text:bookmark text:name="line-110"/><text:s text:c="8"/>Salário Bruto: (5 * 220) <text:s text:c="7"/>: R$ 1100,00</text:p>
          <text:p text:style-name="P163"><text:bookmark text:name="line-210"/><text:s text:c="8"/>(-) IR (5%) <text:s text:c="20"/>: R$ <text:s text:c="2"/>55,00 <text:s/></text:p>
          <text:p text:style-name="P163"><text:bookmark text:name="line-310"/><text:soft-page-break/><text:s text:c="8"/>(-) INSS ( 10%) <text:s text:c="16"/>: R$ <text:s/>110,00</text:p>
          <text:p text:style-name="P163"><text:bookmark text:name="line-410"/><text:s text:c="8"/>FGTS (11%) <text:s text:c="21"/>: R$ <text:s/>121,00</text:p>
          <text:p text:style-name="P163"><text:bookmark text:name="line-512"/><text:s text:c="8"/>Total de descontos <text:s text:c="13"/>: R$ <text:s/>165,00</text:p>
          <text:p text:style-name="P182"><text:bookmark text:name="line-66"/><text:s text:c="8"/>Salário Liquido <text:s text:c="16"/>: R$ <text:s/>935,00</text:p>
        </text:list-item>
      </text:list>
      <text:list xml:id="list7293306345451258032" text:style-name="L36">
        <text:list-header>
          <text:p text:style-name="P110"><text:bookmark text:name="line-621"/><text:bookmark text:name="line-611"/><text:span text:style-name="T2">13. </text:span>Faça um Programa que leia um número e exiba o dia correspondente da semana. (1-Domingo, 2- Segunda, etc.), se digitar outro valor deve aparecer valor inválido. <text:bookmark text:name="line-641"/><text:bookmark text:name="line-631"/></text:p>
        </text:list-header>
      </text:list>
      <text:list xml:id="list7669338190416315049" text:style-name="L37">
        <text:list-header>
          <text:p text:style-name="P27"><text:span text:style-name="T2">14. </text:span>Faça um programa que lê as duas notas parciais obtidas por um aluno numa disciplina ao longo de um semestre, e calcule a sua média. A atribuição de conceitos obedece à tabela abaixo: <text:bookmark text:name="line-661"/><text:bookmark text:name="line-651"/></text:p>
        </text:list-header>
      </text:list>
      <text:list xml:id="list6858501179653857018" text:style-name="L38">
        <text:list-header>
          <text:p text:style-name="P164"><text:bookmark text:name="line-1-1"/><text:bookmark text:name="line-73"/><text:bookmark text:name="line-72"/><text:bookmark text:name="line-711"/><text:bookmark text:name="line-70"/><text:bookmark text:name="line-69"/><text:bookmark text:name="line-68"/><text:bookmark text:name="line-67"/><text:s text:c="2"/>Média de Aproveitamento <text:s/>Conceito</text:p>
          <text:p text:style-name="P164"><text:bookmark text:name="line-2-1"/><text:s text:c="2"/>Entre 9.0 e 10.0 <text:s text:c="7"/>A</text:p>
          <text:p text:style-name="P164"><text:bookmark text:name="line-3-1"/><text:s text:c="2"/>Entre 7.5 e 9.0 <text:s text:c="8"/>B</text:p>
          <text:p text:style-name="P164"><text:bookmark text:name="line-4-1"/><text:s text:c="2"/>Entre 6.0 e 7.5 <text:s text:c="8"/>C</text:p>
          <text:p text:style-name="P164"><text:bookmark text:name="line-5-1"/><text:s text:c="2"/>Entre 4.0 e 6.0 <text:s text:c="8"/>D</text:p>
          <text:p text:style-name="P183"><text:bookmark text:name="line-6-1"/><text:s text:c="2"/>Entre 4.0 e zero <text:s text:c="7"/>E</text:p>
          <text:p text:style-name="P28"><text:bookmark text:name="line-75"/><text:bookmark text:name="line-74"/>O algoritmo deve mostrar na tela as notas, a média, o conceito correspondente e a mensagem “APROVADO” se o conceito for A, B ou C ou “REPROVADO” se o conceito for D ou E. <text:bookmark text:name="line-77"/><text:bookmark text:name="line-76"/></text:p>
        </text:list-header>
      </text:list>
      <text:list xml:id="list1848891022137658055" text:style-name="L39">
        <text:list-header>
          <text:p text:style-name="P29"><text:span text:style-name="T2">15. </text:span>Faça um Programa que peça os 3 lados de um triângulo. O programa deverá informar se os valores podem ser um triângulo. Indique, caso os lados formem um triângulo, se o mesmo é: equilátero, isósceles ou escaleno. <text:bookmark text:name="line-78"/></text:p>
        </text:list-header>
      </text:list>
      <text:list xml:id="list892792232590336899" text:style-name="L40">
        <text:list-item>
          <text:p text:style-name="P111">Dicas: <text:bookmark text:name="line-79"/></text:p>
        </text:list-item>
        <text:list-item>
          <text:p text:style-name="P111">Três lados formam um triângulo quando a soma de quaisquer dois lados for maior que o terceiro; <text:bookmark text:name="line-80"/></text:p>
        </text:list-item>
        <text:list-item>
          <text:p text:style-name="P111">Triângulo Equilátero: três lados iguais; <text:bookmark text:name="line-811"/></text:p>
        </text:list-item>
        <text:list-item>
          <text:p text:style-name="P111">Triângulo Isósceles: quaisquer dois lados iguais; <text:bookmark text:name="line-82"/></text:p>
        </text:list-item>
        <text:list-item>
          <text:p text:style-name="P30">Triângulo Escaleno: três lados diferentes; <text:bookmark text:name="line-84"/><text:bookmark text:name="line-83"/></text:p>
        </text:list-item>
      </text:list>
      <text:list xml:id="list8719457597066372702" text:style-name="L41">
        <text:list-header>
          <text:p text:style-name="P31"><text:span text:style-name="T2">16. </text:span>Faça um programa que calcule as raízes de uma equação do segundo grau, na forma ax2 + bx + c. O programa deverá pedir os valores de a, b e c e fazer as consistências, informando ao usuário nas seguintes situações: <text:bookmark text:name="line-86"/><text:bookmark text:name="line-85"/></text:p>
        </text:list-header>
      </text:list>
      <text:list xml:id="list2024515192794990856" text:style-name="L42">
        <text:list-item>
          <text:p text:style-name="P113">Se o usuário informar o valor de A igual a zero, a equação não é do segundo grau e o programa não deve fazer pedir os demais valores, sendo encerrado; <text:bookmark text:name="line-87"/></text:p>
        </text:list-item>
        <text:list-item>
          <text:p text:style-name="P112">Se o delta calculado for negativo, a equação não possui raizes reais. Informe ao usuário e encerre o programa; <text:bookmark text:name="line-88"/></text:p>
        </text:list-item>
        <text:list-item>
          <text:p text:style-name="P112">Se o delta calculado for igual a zero a equação possui apenas uma raiz real; informe-a ao usuário; <text:bookmark text:name="line-89"/></text:p>
        </text:list-item>
        <text:list-item>
          <text:p text:style-name="P32">Se o delta for positivo, a equação possui duas raiz reais; informe-as ao usuário; </text:p>
        </text:list-item>
      </text:list>
      <text:list xml:id="list2329719308147638304" text:style-name="L43">
        <text:list-header>
          <text:p text:style-name="P114"><text:span text:style-name="T2">17. </text:span>Faça um Programa que peça um número correspondente a um determinado ano e em seguida informe se este ano é ou não bissexto. <text:bookmark text:name="line-93"/><text:bookmark text:name="line-92"/></text:p>
        </text:list-header>
      </text:list>
      <text:list xml:id="list1246759278828511630" text:style-name="L44">
        <text:list-header>
          <text:p text:style-name="P115"><text:span text:style-name="T2">18. </text:span>Faça um Programa que peça uma data no formato dd/mm/aaaa e determine se a mesma é uma data válida. <text:bookmark text:name="line-95"/><text:bookmark text:name="line-94"/></text:p>
        </text:list-header>
      </text:list>
      <text:list xml:id="list5618949151110354638" text:style-name="L45">
        <text:list-header>
          <text:p text:style-name="P33"><text:soft-page-break/><text:span text:style-name="T2">19. </text:span>Faça um Programa que leia um número inteiro menor que 1000 e imprima a quantidade de centenas, dezenas e unidades do mesmo. <text:bookmark text:name="line-96"/></text:p>
        </text:list-header>
      </text:list>
      <text:list xml:id="list3441133360645176926" text:style-name="L46">
        <text:list-item>
          <text:p text:style-name="P116">Observando os termos no plural a colocação do "e", da vírgula entre outros. <text:bookmark text:name="line-98"/><text:bookmark text:name="line-97"/>Exemplo: <text:bookmark text:name="line-99"/></text:p>
        </text:list-item>
        <text:list-item>
          <text:p text:style-name="P116">326 = 3 centenas, 2 dezenas e 6 unidades <text:bookmark text:name="line-100"/></text:p>
        </text:list-item>
        <text:list-item>
          <text:p text:style-name="P34">12 = 1 dezena e 2 unidades <text:bookmark text:name="line-102"/><text:bookmark text:name="line-1011"/>Testar com: 326, 300, 100, 320, 310,305, 301, 101, 311, 111, 25, 20, 10, 21, 11, 1, 7 e 16 <text:bookmark text:name="line-104"/><text:bookmark text:name="line-103"/></text:p>
        </text:list-item>
      </text:list>
      <text:list xml:id="list1473481531550283904" text:style-name="L47">
        <text:list-header>
          <text:p text:style-name="P35"><text:span text:style-name="T2">20. </text:span>Faça um Programa para leitura de três notas parciais de um aluno. O programa deve calcular a média alcançada por aluno e presentar: <text:bookmark text:name="line-105"/></text:p>
        </text:list-header>
      </text:list>
      <text:list xml:id="list3514949884746186117" text:style-name="L48">
        <text:list-item>
          <text:p text:style-name="P117">A mensagem "Aprovado", se a média for maior ou igual a 7, com a respectiva média alcançada; <text:bookmark text:name="line-106"/></text:p>
        </text:list-item>
        <text:list-item>
          <text:p text:style-name="P117">A mensagem "Reprovado", se a média for menor do que 7, com a respectiva média alcançada; <text:bookmark text:name="line-107"/></text:p>
        </text:list-item>
        <text:list-item>
          <text:p text:style-name="P36">A mensagem "Aprovado com Distinção", se a média for igual a 10. <text:bookmark text:name="line-109"/><text:bookmark text:name="line-108"/></text:p>
        </text:list-item>
      </text:list>
      <text:list xml:id="list4604298374426075711" text:style-name="L49">
        <text:list-header>
          <text:p text:style-name="P37"><text:span text:style-name="T2">21. </text:span>Faça um Programa para um caixa eletrônico. O programa deverá perguntar ao usuário a valor do saque e depois informar quantas notas de cada valor serão fornecidas. As notas disponíveis serão as de 1, 5, 10, 50 e 100 reais. O valor mínimo é de 10 reais e o máximo de 600 reais. O programa não deve se preocupar com a quantidade de notas existentes na máquina. <text:bookmark text:name="line-1101"/></text:p>
        </text:list-header>
      </text:list>
      <text:list xml:id="list1485089238156772248" text:style-name="L50">
        <text:list-item>
          <text:p text:style-name="P118">Exemplo 1: Para sacar a quantia de 256 reais, o programa fornece duas notas de 100, uma nota de 50, uma nota de 5 e uma nota de 1; <text:bookmark text:name="line-1111"/></text:p>
        </text:list-item>
        <text:list-item>
          <text:p text:style-name="P38">Exemplo 2: Para sacar a quantia de 399 reais, o programa fornece três notas de 100, uma nota de 50, quatro notas de 10, uma nota de 5 e quatro notas de 1. <text:bookmark text:name="line-113"/><text:bookmark text:name="line-112"/></text:p>
        </text:list-item>
      </text:list>
      <text:list xml:id="list6765893174078898465" text:style-name="L51">
        <text:list-header>
          <text:p text:style-name="P119"><text:span text:style-name="T2">22. </text:span>Faça um Programa que peça um número inteiro e determine se ele é par ou impar. Dica: utilize o operador módulo (resto da divisão). <text:bookmark text:name="line-115"/><text:bookmark text:name="line-114"/></text:p>
        </text:list-header>
      </text:list>
      <text:list xml:id="list3359468412380138335" text:style-name="L52">
        <text:list-header>
          <text:p text:style-name="P120"><text:span text:style-name="T2">23. </text:span>Faça um Programa que peça um número e informe se o número é inteiro ou decimal. Dica: utilize uma função de arredondamento. <text:bookmark text:name="line-117"/><text:bookmark text:name="line-116"/></text:p>
        </text:list-header>
      </text:list>
      <text:list xml:id="list5391492325965081100" text:style-name="L53">
        <text:list-header>
          <text:p text:style-name="P39"><text:span text:style-name="T2">24. </text:span>Faça um Programa que leia 2 números e em seguida pergunte ao usuário qual operação ele deseja realizar. O resultado da operação deve ser acompanhado de uma frase que diga se o número é: <text:bookmark text:name="line-118"/></text:p>
        </text:list-header>
      </text:list>
      <text:list xml:id="list338811424778179607" text:style-name="L54">
        <text:list-item>
          <text:p text:style-name="P121">par ou ímpar; <text:bookmark text:name="line-119"/></text:p>
        </text:list-item>
        <text:list-item>
          <text:p text:style-name="P121">positivo ou negativo; <text:bookmark text:name="line-120"/></text:p>
        </text:list-item>
        <text:list-item>
          <text:p text:style-name="P40">inteiro ou decimal. <text:bookmark text:name="line-122"/><text:bookmark text:name="line-1211"/></text:p>
        </text:list-item>
      </text:list>
      <text:list xml:id="list3289046114660779897" text:style-name="L55">
        <text:list-header>
          <text:p text:style-name="P41"><text:span text:style-name="T2">25. </text:span>Faça um programa que faça 5 perguntas para uma pessoa sobre um crime. As perguntas são: <text:bookmark text:name="line-124"/><text:bookmark text:name="line-123"/></text:p>
        </text:list-header>
      </text:list>
      <text:list xml:id="list5179027860781414958" text:style-name="L56">
        <text:list-item>
          <text:p text:style-name="P122">"Telefonou para a vítima?" <text:bookmark text:name="line-125"/></text:p>
        </text:list-item>
        <text:list-item>
          <text:p text:style-name="P122">"Esteve no local do crime?" <text:bookmark text:name="line-126"/></text:p>
        </text:list-item>
        <text:list-item>
          <text:p text:style-name="P122">"Mora perto da vítima?" <text:bookmark text:name="line-127"/></text:p>
        </text:list-item>
        <text:list-item>
          <text:p text:style-name="P122">"Devia para a vítima?" <text:bookmark text:name="line-128"/></text:p>
        </text:list-item>
        <text:list-item>
          <text:p text:style-name="P42"><text:soft-page-break/>"Já trabalhou com a vítima?" <text:bookmark text:name="line-130"/><text:bookmark text:name="line-129"/>O programa deve no final emitir uma classificação sobre a participação da pessoa no crime. Se a pessoa responder positivamente a 2 questões ela deve ser classificada como "Suspeita", entre 3 e 4 como "Cúmplice" e 5 como "Assassino". Caso contrário, ele será classificado como "Inocente". <text:bookmark text:name="line-132"/><text:bookmark text:name="line-1311"/></text:p>
        </text:list-item>
      </text:list>
      <text:list xml:id="list2801103420449983652" text:style-name="L57">
        <text:list-header>
          <text:p text:style-name="P43"><text:span text:style-name="T2">26. </text:span>Um posto está vendendo combustíveis com a seguinte tabela de descontos: <text:bookmark text:name="line-133"/></text:p>
        </text:list-header>
      </text:list>
      <text:list xml:id="list1089632563628649598" text:style-name="L58">
        <text:list-item>
          <text:p text:style-name="P123">Álcool: <text:bookmark text:name="line-134"/></text:p>
        </text:list-item>
        <text:list-item>
          <text:p text:style-name="P123">até 20 litros, desconto de 3% por litro <text:bookmark text:name="line-135"/></text:p>
        </text:list-item>
        <text:list-item>
          <text:p text:style-name="P123">acima de 20 litros, desconto de 5% por litro <text:bookmark text:name="line-136"/></text:p>
        </text:list-item>
        <text:list-item>
          <text:p text:style-name="P123">Gasolina: <text:bookmark text:name="line-137"/></text:p>
        </text:list-item>
        <text:list-item>
          <text:p text:style-name="P123">até 20 litros, desconto de 4% por litro <text:bookmark text:name="line-138"/></text:p>
        </text:list-item>
        <text:list-item>
          <text:p text:style-name="P44">acima de 20 litros, desconto de 6% por litro <text:bookmark text:name="line-140"/><text:bookmark text:name="line-139"/>Escreva um algoritmo que leia o número de litros vendidos, o tipo de combustível (codificado da seguinte forma: A-álcool, G-gasolina), calcule e imprima o valor a ser pago pelo cliente sabendo-se que o preço do litro da gasolina é R$ 2,50 o preço do litro do álcool é R$ 1,90. <text:bookmark text:name="line-142"/><text:bookmark text:name="line-1411"/></text:p>
        </text:list-item>
      </text:list>
      <text:list xml:id="list4041445882791366582" text:style-name="L59">
        <text:list-header>
          <text:p text:style-name="P45"><text:span text:style-name="T2">27. </text:span>Uma fruteira está vendendo frutas com a seguinte tabela de preços: <text:bookmark text:name="line-143"/></text:p>
        </text:list-header>
      </text:list>
      <text:list xml:id="list1621801077275515159" text:style-name="L60">
        <text:list-item>
          <text:p text:style-name="P165"><text:bookmark text:name="line-1-2"/><text:bookmark text:name="line-147"/><text:bookmark text:name="line-146"/><text:bookmark text:name="line-145"/><text:bookmark text:name="line-144"/><text:s text:c="22"/>Até 5 Kg <text:s text:c="10"/>Acima de 5 Kg</text:p>
          <text:p text:style-name="P165"><text:bookmark text:name="line-2-2"/>Morango <text:s text:c="8"/>R$ 2,50 por Kg <text:s text:c="9"/>R$ 2,20 por Kg</text:p>
          <text:p text:style-name="P184"><text:bookmark text:name="line-3-2"/>Maçã <text:s text:c="11"/>R$ 1,80 por Kg <text:s text:c="9"/>R$ 1,50 por Kg</text:p>
          <text:p text:style-name="P46"><text:bookmark text:name="line-149"/><text:bookmark text:name="line-148"/>Se o cliente comprar mais de 8 Kg em frutas ou o valor total da compra ultrapassar R$ 25,00, receberá ainda um desconto de 10% sobre este total. Escreva um algoritmo para ler a quantidade (em Kg) de morangos e a quantidade (em Kg) de maças adquiridas e escreva o valor a ser pago pelo cliente. <text:bookmark text:name="line-152"/><text:bookmark text:name="line-1511"/><text:bookmark text:name="line-150"/></text:p>
        </text:list-item>
      </text:list>
      <text:list xml:id="list3562945780122796914" text:style-name="L61">
        <text:list-header>
          <text:p text:style-name="P47"><text:span text:style-name="T2">28. </text:span>O Hipermercado Tabajara está com uma promoção de carnes que é imperdível. Confira: <text:bookmark text:name="line-154"/><text:bookmark text:name="line-153"/></text:p>
        </text:list-header>
      </text:list>
      <text:list xml:id="list6949236898672825907" text:style-name="L62">
        <text:list-item>
          <text:p text:style-name="P166"><text:bookmark text:name="line-1-3"/><text:bookmark text:name="line-160"/><text:bookmark text:name="line-159"/><text:bookmark text:name="line-158"/><text:bookmark text:name="line-157"/><text:bookmark text:name="line-156"/><text:bookmark text:name="line-155"/><text:s text:c="22"/>Até 5 Kg <text:s text:c="10"/>Acima de 5 Kg</text:p>
          <text:p text:style-name="P166"><text:bookmark text:name="line-2-3"/>File Duplo <text:s text:c="5"/>R$ 4,90 por Kg <text:s text:c="9"/>R$ 5,80 por Kg</text:p>
          <text:p text:style-name="P166"><text:bookmark text:name="line-3-3"/>Alcatra <text:s text:c="8"/>R$ 5,90 por Kg <text:s text:c="9"/>R$ 6,80 por Kg</text:p>
          <text:p text:style-name="P185"><text:bookmark text:name="line-4-2"/>Picanha <text:s text:c="8"/>R$ 6,90 por Kg <text:s text:c="9"/>R$ 7,80 por Kg</text:p>
          <text:p text:style-name="P48"><text:bookmark text:name="line-162"/><text:bookmark text:name="line-1611"/>Para atender a todos os clientes, cada cliente poderá levar apenas um dos tipos de carne da promoção, porém não há limites para a quantidade de carne por cliente. Se compra for feita no cartão Tabajara o cliente receberá ainda um desconto de 5% sobre o total a compra. Escreva um programa que peça o tipo e a quantidade de carne comprada pelo usuário e gere um cupom fiscal, contendo as informações da compra: tipo e quantidade de carne, preço total, tipo de pagamento, valor do desconto e valor a pagar. </text:p>
        </text:list-item>
      </text:list>
      <text:p text:style-name="P5"/>
      <text:p text:style-name="P9">Repetição</text:p>
      <text:p text:style-name="P6"/>
      <text:p text:style-name="P6"><text:soft-page-break/><text:tab/>1. Faça um programa que peça uma nota, entre zero e dez. Mostre uma mensagem caso o valor seja inválido e continue pedindo até que o usuário informe um valor válido. <text:bookmark text:name="line-910"/><text:bookmark text:name="line-810"/></text:p>
      <text:list xml:id="list6687693994836270158" text:style-name="L63">
        <text:list-header>
          <text:p text:style-name="P124"><text:span text:style-name="T3">2. </text:span>Faça um programa que leia um nome de usuário e a sua senha e não aceite a senha igual ao nome do usuário, mostrando uma mensagem de erro e voltando a pedir as informações. <text:bookmark text:name="line-1110"/><text:bookmark text:name="line-1010"/></text:p>
        </text:list-header>
      </text:list>
      <text:list xml:id="list6579190871110991102" text:style-name="L64">
        <text:list-header>
          <text:p text:style-name="P49"><text:span text:style-name="T3">3. </text:span>Faça um programa que leia e valide as seguintes informações: <text:bookmark text:name="line-1210"/></text:p>
        </text:list-header>
      </text:list>
      <text:list xml:id="list3699071681723955301" text:style-name="L65">
        <text:list-item>
          <text:p text:style-name="P125">Nome: maior que 3 caracteres; <text:bookmark text:name="line-1310"/></text:p>
        </text:list-item>
        <text:list-item>
          <text:p text:style-name="P125">Idade: entre 0 e 150; <text:bookmark text:name="line-1410"/></text:p>
        </text:list-item>
        <text:list-item>
          <text:p text:style-name="P125">Salário: maior que zero; <text:bookmark text:name="line-1510"/></text:p>
        </text:list-item>
        <text:list-item>
          <text:p text:style-name="P125">Sexo: 'f' ou 'm'; <text:bookmark text:name="line-163"/></text:p>
        </text:list-item>
        <text:list-item>
          <text:p text:style-name="P50">Estado Civil: 's', 'c', 'v', 'd'; </text:p>
        </text:list-item>
      </text:list>
      <text:p text:style-name="Text_20_body"><text:tab/><text:span text:style-name="T3">4. </text:span>Supondo que a população de um país A seja da ordem de 80000 habitantes com uma taxa <text:tab/>anual de crescimento de 3% e que a população de B seja 200000 habitantes com uma taxa de <text:tab/>crescimento de 1.5%. Faça um programa que calcule e escreva o número de anos necessários <text:tab/>para que a população do país A ultrapasse ou iguale a população do país B, mantidas as <text:tab/>taxas de crescimento. <text:bookmark text:name="line-202"/><text:bookmark text:name="line-192"/></text:p>
      <text:list xml:id="list6951379637708857483" text:style-name="L66">
        <text:list-header>
          <text:p text:style-name="P126"><text:span text:style-name="T3">5. </text:span>Altere o programa anterior permitindo ao usuário informar as populações e as taxas de crescimento iniciais. Valide a entrada e permita repetir a operação. <text:bookmark text:name="line-222"/><text:bookmark text:name="line-211"/></text:p>
        </text:list-header>
      </text:list>
      <text:list xml:id="list6811935862413753524" text:style-name="L67">
        <text:list-header>
          <text:p text:style-name="P127"><text:span text:style-name="T3">6. </text:span>Faça um programa que imprima na tela os números de 1 a 20, um abaixo do outro. Depois modifique o programa para que ele mostre os números um ao lado do outro. <text:bookmark text:name="line-242"/><text:bookmark text:name="line-232"/></text:p>
        </text:list-header>
      </text:list>
      <text:list xml:id="list4683018350248073742" text:style-name="L68">
        <text:list-header>
          <text:p text:style-name="P128"><text:span text:style-name="T3">7. </text:span>Faça um programa que leia 5 números e informe o maior número. <text:bookmark text:name="line-262"/><text:bookmark text:name="line-252"/></text:p>
        </text:list-header>
      </text:list>
      <text:list xml:id="list4198633565137911955" text:style-name="L69">
        <text:list-header>
          <text:p text:style-name="P129"><text:span text:style-name="T3">8. </text:span>Faça um programa que leia 5 números e informe a soma e a média dos números. <text:bookmark text:name="line-282"/><text:bookmark text:name="line-272"/></text:p>
        </text:list-header>
      </text:list>
      <text:list xml:id="list3952750551376143830" text:style-name="L70">
        <text:list-header>
          <text:p text:style-name="P130"><text:span text:style-name="T3">9. </text:span>Faça um programa que imprima na tela apenas os números ímpares entre 1 e 50. <text:bookmark text:name="line-302"/><text:bookmark text:name="line-292"/></text:p>
        </text:list-header>
      </text:list>
      <text:list xml:id="list8338243476768992313" text:style-name="L71">
        <text:list-header>
          <text:p text:style-name="P131"><text:span text:style-name="T3">10. </text:span>Faça um programa que receba dois números inteiros e gere os números inteiros que estão no intervalo compreendido por eles. <text:bookmark text:name="line-322"/><text:bookmark text:name="line-312"/></text:p>
        </text:list-header>
      </text:list>
      <text:list xml:id="list3472713241165690010" text:style-name="L72">
        <text:list-header>
          <text:p text:style-name="P132"><text:span text:style-name="T3">11. </text:span>Altere o programa anterior para mostrar no final a soma dos números. <text:bookmark text:name="line-342"/><text:bookmark text:name="line-332"/></text:p>
        </text:list-header>
      </text:list>
      <text:list xml:id="list7304408253722693872" text:style-name="L73">
        <text:list-header>
          <text:p text:style-name="P51"><text:span text:style-name="T3">12. </text:span>Desenvolva um gerador de tabuada, capaz de gerar a tabuada de qualquer número inteiro entre 1 a 10. O usuário deve informar de qual numero ele deseja ver a tabuada. A saída deve ser conforme o exemplo abaixo: <text:bookmark text:name="line-362"/><text:bookmark text:name="line-352"/></text:p>
        </text:list-header>
      </text:list>
      <text:list xml:id="list1336718551371477205" text:style-name="L74">
        <text:list-item>
          <text:p text:style-name="P167"><text:bookmark text:name="line-164"/><text:bookmark text:name="line-422"/><text:bookmark text:name="line-412"/><text:bookmark text:name="line-402"/><text:bookmark text:name="line-392"/><text:bookmark text:name="line-382"/><text:bookmark text:name="line-372"/>Tabuada de 5:</text:p>
          <text:p text:style-name="P167"><text:bookmark text:name="line-212"/>5 X 1 = 5</text:p>
          <text:p text:style-name="P167"><text:bookmark text:name="line-313"/>5 X 2 = 10</text:p>
          <text:p text:style-name="P167"><text:bookmark text:name="line-413"/>...</text:p>
          <text:p text:style-name="P186"><text:bookmark text:name="line-513"/>5 X 10 = 50</text:p>
        </text:list-item>
      </text:list>
      <text:p text:style-name="P4"/>
      <text:p text:style-name="P4"><text:tab/><text:span text:style-name="T3">13. </text:span>Faça um programa que peça dois números, base e expoente, calcule e mostre o primeiro número elevado ao segundo número. Não utilize a função de potência da linguagem. <text:bookmark text:name="line-462"/><text:bookmark text:name="line-452"/></text:p>
      <text:list xml:id="list4217041244539173580" text:style-name="L75">
        <text:list-header>
          <text:p text:style-name="P133"><text:span text:style-name="T3">14. </text:span>Faça um programa que peça 10 números inteiros, calcule e mostre a quantidade de números pares e a quantidade de números impares. <text:bookmark text:name="line-482"/><text:bookmark text:name="line-472"/></text:p>
        </text:list-header>
      </text:list>
      <text:list xml:id="list2989676602241367394" text:style-name="L76">
        <text:list-header>
          <text:p text:style-name="P134"><text:span text:style-name="T3">15. </text:span>A série de Fibonacci é formada pela seqüência 1,1,2,3,5,8,13,21,34,55,... Faça um programa capaz de gerar a série até o n−ésimo termo. <text:bookmark text:name="line-502"/><text:bookmark text:name="line-492"/></text:p>
        </text:list-header>
      </text:list>
      <text:list xml:id="list6989449288478924106" text:style-name="L77">
        <text:list-header>
          <text:p text:style-name="P135"><text:span text:style-name="T3">16. </text:span>A série de Fibonacci é formada pela seqüência 0,1,1,2,3,5,8,13,21,34,55,... Faça um <text:soft-page-break/>programa que gere a série até que o valor seja maior que 500. <text:bookmark text:name="line-523"/><text:bookmark text:name="line-514"/></text:p>
        </text:list-header>
      </text:list>
      <text:list xml:id="list6091467014098519374" text:style-name="L78">
        <text:list-header>
          <text:p text:style-name="P136"><text:span text:style-name="T3">17. </text:span>Faça um programa que calcule o fatorial de um número inteiro fornecido pelo usuário. <text:tab/>Ex.: 5!=5.4.3.2.1=120 <text:bookmark text:name="line-542"/><text:bookmark text:name="line-532"/></text:p>
        </text:list-header>
      </text:list>
      <text:list xml:id="list4248514773640588423" text:style-name="L79">
        <text:list-header>
          <text:p text:style-name="P137"><text:span text:style-name="T3">18. </text:span>Faça um programa que, dado um conjunto de N números, determine o menor valor, o maior valor e a soma dos valores. <text:bookmark text:name="line-562"/><text:bookmark text:name="line-552"/></text:p>
        </text:list-header>
      </text:list>
      <text:list xml:id="list3921871371908919078" text:style-name="L80">
        <text:list-header>
          <text:p text:style-name="P138"><text:span text:style-name="T3">19. </text:span>Altere o programa anterior para que ele aceite apenas números entre 0 e 1000. <text:bookmark text:name="line-582"/><text:bookmark text:name="line-572"/></text:p>
        </text:list-header>
      </text:list>
      <text:list xml:id="list2969559864754083565" text:style-name="L81">
        <text:list-header>
          <text:p text:style-name="P139"><text:span text:style-name="T3">20. </text:span>Altere o programa de cálculo do fatorial, permitindo ao usuário calcular o fatorial várias vezes e limitando o fatorial a números inteiros positivos e menores que 16. <text:bookmark text:name="line-602"/><text:bookmark text:name="line-592"/></text:p>
        </text:list-header>
      </text:list>
      <text:list xml:id="list4161515484518662527" text:style-name="L82">
        <text:list-header>
          <text:p text:style-name="P140"><text:span text:style-name="T3">21. </text:span>Faça um programa que peça um número inteiro e determine se ele é ou não um número primo. Um número primo é aquele que é divisível somente por ele mesmo e por 1. <text:bookmark text:name="line-622"/><text:bookmark text:name="line-612"/></text:p>
        </text:list-header>
      </text:list>
      <text:list xml:id="list926340030600495238" text:style-name="L83">
        <text:list-header>
          <text:p text:style-name="P141"><text:span text:style-name="T3">22. </text:span>Altere o programa de cálculo dos números primos, informando, caso o número não seja primo, por quais número ele é divisível. <text:bookmark text:name="line-642"/><text:bookmark text:name="line-632"/></text:p>
        </text:list-header>
      </text:list>
      <text:list xml:id="list4766324576649446068" text:style-name="L84">
        <text:list-header>
          <text:p text:style-name="P142"><text:span text:style-name="T3">23. </text:span>Faça um programa que mostre todos os primos entre 1 e N sendo N um número inteiro fornecido pelo usuário. O programa deverá mostrar também o número de divisões que ele executou para encontrar os números primos. Serão avaliados o funcionamento, o estilo e o número de testes (divisões) executados. <text:bookmark text:name="line-662"/><text:bookmark text:name="line-652"/></text:p>
        </text:list-header>
      </text:list>
      <text:list xml:id="list1288252627690908110" text:style-name="L85">
        <text:list-header>
          <text:p text:style-name="P143"><text:span text:style-name="T3">24. </text:span>Faça um programa que calcule o mostre a média aritmética de N notas. <text:bookmark text:name="line-681"/><text:bookmark text:name="line-671"/></text:p>
        </text:list-header>
      </text:list>
      <text:list xml:id="list5562423740733457313" text:style-name="L86">
        <text:list-header>
          <text:p text:style-name="P144"><text:span text:style-name="T3">25. </text:span>Faça um programa que peça para n pessoas a sua idade, ao final o programa devera verificar se a média de idade da turma varia entre 0 e 25,26 e 60 e maior que 60; e então, dizer se a turma é jovem, adulta ou idosa, conforme a média calculada. <text:bookmark text:name="line-701"/><text:bookmark text:name="line-691"/></text:p>
        </text:list-header>
      </text:list>
      <text:list xml:id="list1699796197514388607" text:style-name="L87">
        <text:list-header>
          <text:p text:style-name="P145"><text:span text:style-name="T3">26. </text:span>Numa eleição existem três candidatos. Faça um programa que peça o número total de eleitores. Peça para cada eleitor votar e ao final mostrar o número de votos de cada candidato. <text:bookmark text:name="line-721"/><text:bookmark text:name="line-712"/></text:p>
        </text:list-header>
      </text:list>
      <text:list xml:id="list8918141395739935956" text:style-name="L88">
        <text:list-header>
          <text:p text:style-name="P146"><text:span text:style-name="T3">27. </text:span>Faça um programa que calcule o número médio de alunos por turma. Para isto, peça a quantidade de turmas e a quantidade de alunos para cada turma. As turmas não podem ter mais de 40 alunos. <text:bookmark text:name="line-741"/><text:bookmark text:name="line-731"/></text:p>
        </text:list-header>
      </text:list>
      <text:list xml:id="list1115746078622420637" text:style-name="L89">
        <text:list-header>
          <text:p text:style-name="P147"><text:span text:style-name="T3">28. </text:span>Faça um programa que calcule o valor total investido por um colecionador em sua coleção de CDs e o valor médio gasto em cada um deles. O usuário deverá informar a quantidade de CDs e o valor para em cada um. <text:bookmark text:name="line-761"/><text:bookmark text:name="line-751"/></text:p>
        </text:list-header>
      </text:list>
      <text:list xml:id="list3858872365508702392" text:style-name="L90">
        <text:list-header>
          <text:p text:style-name="P52"><text:span text:style-name="T3">29. </text:span>O Sr. Manoel Joaquim possui uma grande loja de artigos de R$ 1,99, com cerca de 10 caixas. Para agilizar o cálculo de quanto cada cliente deve pagar ele desenvolveu um tabela que contém o número de itens que o cliente comprou e ao lado o valor da conta. Desta forma a atendente do caixa precisa apenas contar quantos itens o cliente está levando e olhar na tabela de preços. Você foi contratado para desenvolver o programa que monta esta tabela de preços, que conterá os preços de 1 até 50 produtos, conforme o exemplo abaixo: <text:bookmark text:name="line-781"/><text:bookmark text:name="line-771"/></text:p>
        </text:list-header>
      </text:list>
      <text:list xml:id="list6350638896268469418" text:style-name="L91">
        <text:list-item>
          <text:p text:style-name="P168"><text:bookmark text:name="line-1-11"/><text:bookmark text:name="line-841"/><text:bookmark text:name="line-831"/><text:bookmark text:name="line-821"/><text:bookmark text:name="line-812"/><text:bookmark text:name="line-801"/><text:bookmark text:name="line-791"/>Lojas Quase Dois - Tabela de preços</text:p>
          <text:p text:style-name="P168"><text:bookmark text:name="line-2-11"/>1 - R$ 1.99</text:p>
          <text:p text:style-name="P168"><text:bookmark text:name="line-3-11"/>2 - R$ 3.98</text:p>
          <text:p text:style-name="P168"><text:bookmark text:name="line-4-11"/>...</text:p>
          <text:p text:style-name="P187"><text:bookmark text:name="line-5-11"/>50 - R$ 99.50</text:p>
        </text:list-item>
      </text:list>
      <text:p text:style-name="P2"><text:span text:style-name="T3"><text:tab/>30. </text:span>O Sr. Manoel Joaquim acaba de adquirir uma panificadora e pretende implantar a <text:tab/>metodologia da tabelinha, que já é um sucesso na sua loja de 1,99. Você foi contratado para <text:tab/>desenvolver o programa que monta a tabela de preços de pães, de 1 até 50 pães, a partir do <text:tab/>preço do pão informado pelo usuário, conforme o exemplo abaixo: <text:bookmark text:name="line-881"/><text:bookmark text:name="line-871"/></text:p>
      <text:list xml:id="list1947635436442515929" text:style-name="L92">
        <text:list-item>
          <text:p text:style-name="P169"><text:bookmark text:name="line-1-21"/><text:bookmark text:name="line-951"/><text:bookmark text:name="line-941"/><text:bookmark text:name="line-931"/><text:bookmark text:name="line-921"/><text:bookmark text:name="line-912"/><text:bookmark text:name="line-90"/><text:bookmark text:name="line-891"/><text:soft-page-break/>Preço do pão: R$ 0.18</text:p>
          <text:p text:style-name="P169"><text:bookmark text:name="line-2-21"/>Panificadora Pão de Ontem - Tabela de preços</text:p>
          <text:p text:style-name="P169"><text:bookmark text:name="line-3-21"/>1 - R$ 0.18</text:p>
          <text:p text:style-name="P169"><text:bookmark text:name="line-4-21"/>2 - R$ 0.36</text:p>
          <text:p text:style-name="P169"><text:bookmark text:name="line-5-2"/>...</text:p>
          <text:p text:style-name="P188"><text:bookmark text:name="line-610"/>50 - R$ 9.00</text:p>
        </text:list-item>
      </text:list>
      <text:p text:style-name="P1"><text:tab/><text:span text:style-name="T3">31. </text:span>O Sr. Manoel Joaquim expandiu seus negócios para além dos negócios de 1,99 e agora <text:tab/>possui uma loja de conveniências. Faça um programa que implemente uma caixa <text:tab/>registradora rudimentar. O programa deverá receber um número desconhecido de valores <text:tab/>referentes aos preços das mercadorias. Um valor zero deve ser informado pelo operador para <text:tab/>indicar o final da compra. O programa deve então mostrar o total da compra e perguntar o <text:tab/>valor em dinheiro que o cliente forneceu, para então calcular e mostrar o valor do troco. <text:tab/>Após esta operação, o programa deverá voltar ao ponto inicial, para registrar a próxima <text:tab/>compra. A saída deve ser conforme o exemplo abaixo: <text:bookmark text:name="line-991"/><text:bookmark text:name="line-981"/></text:p>
      <text:list xml:id="list4672536333700146930" text:style-name="L93">
        <text:list-item>
          <text:p text:style-name="P170"><text:bookmark text:name="line-1-31"/><text:bookmark text:name="line-1081"/><text:bookmark text:name="line-1071"/><text:bookmark text:name="line-1061"/><text:bookmark text:name="line-1051"/><text:bookmark text:name="line-1041"/><text:bookmark text:name="line-1031"/><text:bookmark text:name="line-1021"/><text:bookmark text:name="line-1012"/><text:bookmark text:name="line-1001"/>Lojas Tabajara </text:p>
          <text:p text:style-name="P170"><text:bookmark text:name="line-2-31"/>Produto 1: R$ 2.20</text:p>
          <text:p text:style-name="P170"><text:bookmark text:name="line-3-31"/>Produto 2: R$ 5.80</text:p>
          <text:p text:style-name="P170"><text:bookmark text:name="line-4-3"/>Produto 3: R$ 0</text:p>
          <text:p text:style-name="P170"><text:bookmark text:name="line-5-3"/>Total: R$ 9.00</text:p>
          <text:p text:style-name="P170"><text:bookmark text:name="line-6-11"/>Dinheiro: R$ 20.00</text:p>
          <text:p text:style-name="P170"><text:bookmark text:name="line-710"/>Troco: R$ 11.00</text:p>
          <text:p text:style-name="P189">…</text:p>
        </text:list-item>
      </text:list>
      <text:p text:style-name="P1"><text:span text:style-name="T3"><text:tab/>32. </text:span>Faça um programa que calcule o fatorial de um número inteiro fornecido pelo usuário. <text:tab/>Ex.: 5!=5.4.3.2.1=120. A saída deve ser conforme o exemplo abaixo: <text:bookmark text:name="line-1121"/><text:bookmark text:name="line-1112"/></text:p>
      <text:list xml:id="list5407129852683580339" text:style-name="L94">
        <text:list-item>
          <text:p text:style-name="P171"><text:bookmark text:name="line-1-4"/><text:bookmark text:name="line-1151"/><text:bookmark text:name="line-1141"/><text:bookmark text:name="line-1131"/>Fatorial de: 5</text:p>
          <text:p text:style-name="P190"><text:bookmark text:name="line-2-4"/>5! = <text:s/>5 . 4 . 3 . 2 . 1 = 120</text:p>
        </text:list-item>
      </text:list>
      <text:p text:style-name="P4"/>
      <text:p text:style-name="P4"/>
      <text:p text:style-name="Text_20_body"><text:span text:style-name="T3"><text:tab/>33. </text:span><text:span text:style-name="T4">O Departamento Estadual de Meteorologia lhe contratou para desenvolver um programa <text:tab/>que leia as um conjunto indeterminado de temperaturas, e informe ao final a menor e a <text:tab/>maior temperaturas informadas, bem como a média das temperaturas. </text:span><text:bookmark text:name="line-1192"/><text:bookmark text:name="line-1182"/></text:p>
      <text:list xml:id="list1392079205439555476" text:style-name="L95">
        <text:list-header>
          <text:p text:style-name="P148"><text:span text:style-name="T3">34. </text:span>Os números primos possuem várias aplicações dentro da Computação, por exemplo na Criptografia. Um número primo é aquele que é divisível apenas por um e por ele mesmo. Faça um programa que peça um número inteiro e determine se ele é ou não um número primo. <text:bookmark text:name="line-1213"/><text:bookmark text:name="line-1202"/></text:p>
        </text:list-header>
      </text:list>
      <text:list xml:id="list3635232935459174281" text:style-name="L96">
        <text:list-header>
          <text:p text:style-name="P149"/>
          <text:p text:style-name="P149"><text:span text:style-name="T3">35. </text:span>Encontrar números primos é uma tarefa difícil. Faça um programa que gera uma lista dos números primos existentes entre 1 e um número inteiro informado pelo usuário. <text:bookmark text:name="line-1232"/><text:bookmark text:name="line-1222"/></text:p>
        </text:list-header>
      </text:list>
      <text:list xml:id="list5174759462510811298" text:style-name="L97">
        <text:list-header>
          <text:p text:style-name="P53"/>
          <text:p text:style-name="P53"><text:span text:style-name="T3">36. </text:span>Desenvolva um programa que faça a tabuada de um número qualquer inteiro que será digitado pelo usuário, mas a tabuada não deve necessariamente iniciar em 1 e terminar em 10, o valor inicial e final devem ser informados também pelo usuário, conforme exemplo abaixo: <text:bookmark text:name="line-1252"/><text:bookmark text:name="line-1242"/></text:p>
        </text:list-header>
      </text:list>
      <text:list xml:id="list8320785510698651198" text:style-name="L98">
        <text:list-item>
          <text:p text:style-name="P172"><text:bookmark text:name="line-1-5"/><text:bookmark text:name="line-1352"/><text:bookmark text:name="line-1342"/><text:bookmark text:name="line-1332"/><text:bookmark text:name="line-1322"/><text:bookmark text:name="line-1313"/><text:bookmark text:name="line-1302"/><text:bookmark text:name="line-1292"/><text:bookmark text:name="line-1282"/><text:bookmark text:name="line-1272"/><text:bookmark text:name="line-1262"/>Montar a tabuada de: 5</text:p>
          <text:p text:style-name="P172"><text:bookmark text:name="line-2-5"/><text:soft-page-break/>Começar por: 4</text:p>
          <text:p text:style-name="P172"><text:bookmark text:name="line-3-4"/>Terminar em: 7</text:p>
          <text:p text:style-name="P172"><text:bookmark text:name="line-4-4"/></text:p>
          <text:p text:style-name="P172"><text:bookmark text:name="line-5-4"/>Vou montar a tabuada de 5 começando em 4 e terminando em 7:</text:p>
          <text:p text:style-name="P172"><text:bookmark text:name="line-6-2"/>5 X 4 = 20</text:p>
          <text:p text:style-name="P172"><text:bookmark text:name="line-7-1"/>5 X 5 = 25</text:p>
          <text:p text:style-name="P172"><text:bookmark text:name="line-8-1"/>5 X 6 = 30</text:p>
          <text:p text:style-name="P191"><text:bookmark text:name="line-913"/>5 X 7 = 35</text:p>
          <text:p text:style-name="P54"><text:bookmark text:name="line-1372"/><text:bookmark text:name="line-1362"/>Obs: Você deve verificar se o usuário não digitou o final menor que o inicial. </text:p>
        </text:list-item>
      </text:list>
      <text:p text:style-name="Text_20_body"/>
      <text:p text:style-name="Text_20_body"/>
      <text:p text:style-name="Text_20_body"><text:tab/><text:span text:style-name="T3">37. </text:span>Uma academia deseja fazer um senso entre seus clientes para descobrir o mais alto, o mais baixo, a mais gordo e o mais magro, para isto você deve fazer um programa que pergunte a cada um dos clientes da academia seu código, sua altura e seu peso. O final da digitação de dados deve ser dada quando o usuário digitar 0 (zero) no campo código. Ao encerrar o programa também deve ser informados os códigos e valores do clente mais alto, do mais baixo, do mais gordo e do mais magro, além da média das alturas e dos pesos dos clientes <text:bookmark text:name="line-1413"/><text:bookmark text:name="line-1402"/></text:p>
      <text:list xml:id="list5039781009303877473" text:style-name="L99">
        <text:list-header>
          <text:p text:style-name="P55"><text:span text:style-name="T3">38. </text:span>Um funcionário de uma empresa recebe aumento salarial anualmente: Sabe-se que: <text:bookmark text:name="line-1422"/></text:p>
        </text:list-header>
      </text:list>
      <text:list xml:id="list2770370356148834381" text:style-name="L100">
        <text:list-item>
          <text:p text:style-name="P150">Esse funcionário foi contratado em 1995, com salário inicial de R$ 1.000,00; <text:bookmark text:name="line-1432"/></text:p>
        </text:list-item>
        <text:list-item>
          <text:p text:style-name="P150">Em 1996 recebeu aumento de 1,5% sobre seu salário inicial; <text:bookmark text:name="line-1442"/></text:p>
        </text:list-item>
        <text:list-item>
          <text:p text:style-name="P56">A partir de 1997 (inclusive), os aumentos salariais sempre correspondem ao dobro do percentual do ano anterior. <text:bookmark text:name="line-1452"/>Faça um programa que determine o salário atual desse funcionário. <text:bookmark text:name="line-1472"/><text:bookmark text:name="line-1462"/>Após concluir isto, altere o programa permitindo que o usuário digite o salário inicial do funcionário. <text:bookmark text:name="line-1492"/><text:bookmark text:name="line-1482"/></text:p>
        </text:list-item>
      </text:list>
      <text:list xml:id="list7495846258077922910" text:style-name="L101">
        <text:list-header>
          <text:p text:style-name="P151"><text:span text:style-name="T3">39. </text:span>Faça um programa que leia dez conjuntos de dois valores, o primeiro representando o número do aluno e o segundo representando a sua altura em centímetros. Encontre o aluno mais alto e o mais baixo. Mostre o número do aluno mais alto e o número do aluno mais baixo, junto com suas alturas. <text:bookmark text:name="line-1513"/><text:bookmark text:name="line-1502"/></text:p>
        </text:list-header>
      </text:list>
      <text:list xml:id="list3313291520141826351" text:style-name="L102">
        <text:list-header>
          <text:p text:style-name="P57"/>
          <text:p text:style-name="P57"><text:span text:style-name="T3">40. </text:span>Foi feita uma estatística em cinco cidades brasileiras para coletar dados sobre acidentes de trânsito. Foram obtidos os seguintes dados: <text:bookmark text:name="line-1522"/></text:p>
        </text:list-header>
      </text:list>
      <text:list xml:id="list2483746998419443476" text:style-name="L103">
        <text:list-item>
          <text:p text:style-name="P152">Código da cidade; <text:bookmark text:name="line-1532"/></text:p>
        </text:list-item>
        <text:list-item>
          <text:p text:style-name="P152">Número de veículos de passeio (em 1999); <text:bookmark text:name="line-1542"/></text:p>
        </text:list-item>
        <text:list-item>
          <text:p text:style-name="P152">Número de acidentes de trânsito com vítimas (em 1999). <text:bookmark text:name="line-1562"/><text:bookmark text:name="line-1552"/>Deseja-se saber: <text:bookmark text:name="line-1572"/></text:p>
        </text:list-item>
        <text:list-item>
          <text:p text:style-name="P152">Qual o maior e menor índice de acidentes de transito e a que cidade pertence; <text:bookmark text:name="line-1582"/></text:p>
        </text:list-item>
        <text:list-item>
          <text:p text:style-name="P152">Qual a média de veículos nas cinco cidades juntas; <text:bookmark text:name="line-1592"/></text:p>
        </text:list-item>
        <text:list-item>
          <text:p text:style-name="P58">Qual a média de acidentes de trânsito nas cidades com menos de 2.000 veículos de passeio. <text:bookmark text:name="line-1613"/><text:bookmark text:name="line-1602"/></text:p>
        </text:list-item>
      </text:list>
      <text:list xml:id="list5882958590236792987" text:style-name="L104">
        <text:list-header>
          <text:p text:style-name="P59"><text:span text:style-name="T3">41. </text:span>Faça um programa que receba o valor de uma dívida e mostre uma tabela com os seguintes dados: valor da dívida, valor dos juros, quantidade de parcelas e valor da parcela. <text:bookmark text:name="line-1622"/></text:p>
        </text:list-header>
      </text:list>
      <text:list xml:id="list2802781461463435484" text:style-name="L105">
        <text:list-item>
          <text:p text:style-name="P60">Os juros e a quantidade de parcelas seguem a tabela abaixo: <text:bookmark text:name="line-1712"/><text:bookmark text:name="line-170"/><text:bookmark text:name="line-169"/><text:bookmark text:name="line-168"/><text:bookmark text:name="line-167"/><text:bookmark text:name="line-166"/><text:bookmark text:name="line-165"/><text:bookmark text:name="line-1642"/><text:bookmark text:name="line-1632"/></text:p>
          <text:p text:style-name="P173"><text:bookmark text:name="line-1-6"/><text:soft-page-break/>Quantidade de Parcelas <text:s/>% de Juros sobre o valor inicial da dívida</text:p>
          <text:p text:style-name="P173"><text:bookmark text:name="line-2-6"/>1 <text:s text:c="6"/>0</text:p>
          <text:p text:style-name="P173"><text:bookmark text:name="line-3-5"/>3 <text:s text:c="6"/>10</text:p>
          <text:p text:style-name="P173"><text:bookmark text:name="line-4-5"/>6 <text:s text:c="6"/>15</text:p>
          <text:p text:style-name="P173"><text:bookmark text:name="line-5-5"/>9 <text:s text:c="6"/>20</text:p>
          <text:p text:style-name="P192"><text:bookmark text:name="line-6-3"/>12 <text:s text:c="5"/>25</text:p>
          <text:p text:style-name="P60"><text:bookmark text:name="line-173"/><text:bookmark text:name="line-172"/>Exemplo de saída do programa: <text:bookmark text:name="line-180"/><text:bookmark text:name="line-179"/><text:bookmark text:name="line-178"/><text:bookmark text:name="line-177"/><text:bookmark text:name="line-176"/><text:bookmark text:name="line-175"/><text:bookmark text:name="line-174"/></text:p>
          <text:p text:style-name="P173"><text:bookmark text:name="line-1-7"/>Valor da Dívida Valor dos Juros Quantidade de Parcelas <text:s/>Valor da Parcela</text:p>
          <text:p text:style-name="P173"><text:bookmark text:name="line-2-7"/>R$ 1.000,00 <text:s text:c="4"/>0 <text:s text:c="14"/>1 <text:s text:c="22"/>R$ <text:s/>1.000,00</text:p>
          <text:p text:style-name="P173"><text:bookmark text:name="line-3-6"/>R$ 1.100,00 <text:s text:c="4"/>100 <text:s text:c="12"/>3 <text:s text:c="22"/>R$ <text:s text:c="3"/>366,00</text:p>
          <text:p text:style-name="P192"><text:bookmark text:name="line-4-6"/>R$ 1.150,00 <text:s text:c="4"/>150 <text:s text:c="12"/>6 <text:s text:c="22"/>R$ <text:s text:c="3"/>191,67</text:p>
        </text:list-item>
      </text:list>
      <text:p text:style-name="Text_20_body"><text:span text:style-name="T3"><text:tab/>42. </text:span>Faça um programa que leia uma quantidade indeterminada de números positivos e conte quantos deles estão nos seguintes intervalos: [0-25], [26-50], [51-75] e [76-100]. A entrada de dados deverá terminar quando for lido um número negativo. <text:bookmark text:name="line-184"/><text:bookmark text:name="line-183"/></text:p>
      <text:list xml:id="list1363591561673455940" text:style-name="L106">
        <text:list-item>
          <text:p text:style-name="P61">O cardápio de uma lanchonete é o seguinte: <text:bookmark text:name="line-186"/><text:bookmark text:name="line-185"/></text:p>
        </text:list-item>
      </text:list>
      <text:list xml:id="list5669568356866761964" text:style-name="L107">
        <text:list-item>
          <text:p text:style-name="P174"><text:bookmark text:name="line-1-8"/><text:bookmark text:name="line-194"/><text:bookmark text:name="line-193"/><text:bookmark text:name="line-1921"/><text:bookmark text:name="line-1911"/><text:bookmark text:name="line-190"/><text:bookmark text:name="line-189"/><text:bookmark text:name="line-188"/><text:bookmark text:name="line-187"/>Especificação <text:s text:c="2"/>Código <text:s/>Preço</text:p>
          <text:p text:style-name="P174"><text:bookmark text:name="line-2-8"/>Cachorro Quente 100 <text:s text:c="4"/>R$ 1,20</text:p>
          <text:p text:style-name="P174"><text:bookmark text:name="line-3-7"/>Bauru Simples <text:s text:c="2"/>101 <text:s text:c="4"/>R$ 1,30</text:p>
          <text:p text:style-name="P174"><text:bookmark text:name="line-4-7"/>Bauru com ovo <text:s text:c="2"/>102 <text:s text:c="4"/>R$ 1,50</text:p>
          <text:p text:style-name="P174"><text:bookmark text:name="line-5-6"/>Hambúrguer <text:s text:c="5"/>103 <text:s text:c="4"/>R$ 1,20</text:p>
          <text:p text:style-name="P174"><text:bookmark text:name="line-6-4"/>Cheeseburguer <text:s text:c="2"/>104 <text:s text:c="4"/>R$ 1,30</text:p>
          <text:p text:style-name="P193"><text:bookmark text:name="line-7-2"/>Refrigerante <text:s text:c="3"/>105 <text:s text:c="4"/>R$ 1,0<text:bookmark text:name="line-195"/>0</text:p>
        </text:list-item>
      </text:list>
      <text:p text:style-name="P3"><text:span text:style-name="T3"><text:tab/>43. </text:span>Faça um programa que leia o código dos itens pedidos e as quantidades desejadas. Calcule e mostre o valor a ser pago por item (preço * quantidade) e o total geral do pedido. Considere que o cliente deve informar quando o pedido deve ser encerrado. <text:bookmark text:name="line-197"/><text:bookmark text:name="line-196"/></text:p>
      <text:list xml:id="list4417945761110746419" text:style-name="L108">
        <text:list-header>
          <text:p text:style-name="P62"><text:span text:style-name="T3">44.</text:span>Em uma eleição presidencial existem quatro candidatos. Os votos são informados por meio de código. Os códigos utilizados são: <text:bookmark text:name="line-199"/><text:bookmark text:name="line-198"/></text:p>
        </text:list-header>
      </text:list>
      <text:list xml:id="list988376067999521155" text:style-name="L109">
        <text:list-item>
          <text:p text:style-name="P175"><text:bookmark text:name="line-1-9"/><text:bookmark text:name="line-204"/><text:bookmark text:name="line-203"/><text:bookmark text:name="line-2021"/><text:bookmark text:name="line-2011"/><text:bookmark text:name="line-200"/>1 , 2, 3, 4 <text:s/>- Votos para os respectivos candidatos </text:p>
          <text:p text:style-name="P175"><text:bookmark text:name="line-2-9"/>(você deve montar a tabela ex: 1 - Jose/ 2- João/etc)</text:p>
          <text:p text:style-name="P175"><text:bookmark text:name="line-3-8"/>5 - Voto Nulo</text:p>
          <text:p text:style-name="P194"><text:bookmark text:name="line-4-8"/>6 - Voto em Branco</text:p>
          <text:p text:style-name="P153"><text:bookmark text:name="line-206"/><text:bookmark text:name="line-205"/>Faça um programa que calcule e mostre: <text:bookmark text:name="line-207"/></text:p>
        </text:list-item>
        <text:list-item>
          <text:p text:style-name="P153">O total de votos para cada candidato; <text:bookmark text:name="line-208"/></text:p>
        </text:list-item>
        <text:list-item>
          <text:p text:style-name="P153">O total de votos nulos; <text:bookmark text:name="line-209"/></text:p>
        </text:list-item>
        <text:list-item>
          <text:p text:style-name="P153">O total de votos em branco; <text:bookmark text:name="line-2101"/></text:p>
        </text:list-item>
        <text:list-item>
          <text:p text:style-name="P153">A percentagem de votos nulos sobre o total de votos; <text:bookmark text:name="line-2111"/></text:p>
        </text:list-item>
        <text:list-item>
          <text:p text:style-name="P63">A percentagem de votos em branco sobre o total de votos. <text:bookmark text:name="line-213"/><text:bookmark text:name="line-2121"/>Para finalizar o conjunto de votos tem-se o valor zero. <text:bookmark text:name="line-215"/><text:bookmark text:name="line-214"/></text:p>
        </text:list-item>
      </text:list>
      <text:list xml:id="list8755928210530396945" text:style-name="L110">
        <text:list-header>
          <text:p text:style-name="P64"><text:span text:style-name="T3">45. </text:span>Desenvolver um programa para verificar a nota do aluno em uma prova com 10 questões, o programa deve perguntar ao aluno a resposta de cada questão e ao final <text:soft-page-break/>comparar com o gabarito da prova e assim calcular o total de acertos e a nota (atribuir 1 ponto por resposta certa). Após cada aluno utilizar o sistema deve ser feita uma pergunta se outro aluno vai utilizar o sistema. Após todos os alunos terem respondido informar: <text:bookmark text:name="line-216"/></text:p>
        </text:list-header>
      </text:list>
      <text:list xml:id="list2702267195835275505" text:style-name="L111">
        <text:list-item>
          <text:p text:style-name="P154">Maior e Menor Acerto; <text:bookmark text:name="line-217"/></text:p>
        </text:list-item>
        <text:list-item>
          <text:p text:style-name="P154">Total de Alunos que utilizaram o sistema; <text:bookmark text:name="line-218"/></text:p>
        </text:list-item>
        <text:list-item>
          <text:p text:style-name="P65">A Média das Notas da Turma. <text:bookmark text:name="line-233"/><text:bookmark text:name="line-2321"/><text:bookmark text:name="line-2311"/><text:bookmark text:name="line-230"/><text:bookmark text:name="line-229"/><text:bookmark text:name="line-228"/><text:bookmark text:name="line-227"/><text:bookmark text:name="line-226"/><text:bookmark text:name="line-225"/><text:bookmark text:name="line-224"/><text:bookmark text:name="line-223"/><text:bookmark text:name="line-2221"/><text:bookmark text:name="line-2211"/><text:bookmark text:name="line-220"/><text:bookmark text:name="line-219"/></text:p>
          <text:p text:style-name="P176"><text:bookmark text:name="line-1-10"/>Gabarito da Prova:</text:p>
          <text:p text:style-name="P176"><text:bookmark text:name="line-2-10"/></text:p>
          <text:p text:style-name="P176"><text:bookmark text:name="line-3-9"/>01 - A</text:p>
          <text:p text:style-name="P176"><text:bookmark text:name="line-4-9"/>02 - B</text:p>
          <text:p text:style-name="P176"><text:bookmark text:name="line-5-7"/>03 - C</text:p>
          <text:p text:style-name="P176"><text:bookmark text:name="line-6-5"/>04 - D</text:p>
          <text:p text:style-name="P176"><text:bookmark text:name="line-7-3"/>05 - E</text:p>
          <text:p text:style-name="P176"><text:bookmark text:name="line-8-2"/>06 - E</text:p>
          <text:p text:style-name="P176"><text:bookmark text:name="line-9-1"/>07 - D</text:p>
          <text:p text:style-name="P176"><text:bookmark text:name="line-1013"/>08 - C</text:p>
          <text:p text:style-name="P176"><text:bookmark text:name="line-1113"/>09 - B</text:p>
          <text:p text:style-name="P195"><text:bookmark text:name="line-1212"/>10 - A</text:p>
          <text:p text:style-name="P65"><text:bookmark text:name="line-235"/><text:bookmark text:name="line-234"/>Após concluir isto você poderia incrementar o programa permitindo que o professor digite o gabarito da prova antes dos alunos usarem o programa. <text:bookmark text:name="line-237"/><text:bookmark text:name="line-236"/></text:p>
        </text:list-item>
      </text:list>
      <text:list xml:id="list8888981630536289536" text:style-name="L112">
        <text:list-header>
          <text:p text:style-name="P66"><text:span text:style-name="T3">46. </text:span>Em uma competição de salto em distância cada atleta tem direito a cinco saltos. No final da série de saltos de cada atleta, o melhor e o pior resultados são eliminados. O seu resultado fica sendo a média dos três valores restantes. Você deve fazer um programa que receba o nome e as cinco distâncias alcançadas pelo atleta em seus saltos e depois informe a média dos saltos conforme a descrição acima informada (retirar o melhor e o pior salto e depois calcular a média). Faça uso de uma lista para armazenar os saltos. Os saltos são informados na ordem da execução, portanto não são ordenados. O programa deve ser encerrado quando não for informado o nome do atleta. A saída do programa deve ser conforme o exemplo abaixo: <text:bookmark text:name="line-254"/><text:bookmark text:name="line-253"/><text:bookmark text:name="line-2521"/><text:bookmark text:name="line-2511"/><text:bookmark text:name="line-250"/><text:bookmark text:name="line-249"/><text:bookmark text:name="line-248"/><text:bookmark text:name="line-247"/><text:bookmark text:name="line-246"/><text:bookmark text:name="line-245"/><text:bookmark text:name="line-244"/><text:bookmark text:name="line-243"/><text:bookmark text:name="line-2421"/><text:bookmark text:name="line-2411"/><text:bookmark text:name="line-240"/><text:bookmark text:name="line-239"/><text:bookmark text:name="line-238"/></text:p>
        </text:list-header>
      </text:list>
      <text:p text:style-name="Preformatted_20_Text"><text:bookmark text:name="line-1-111"/><text:tab/><text:tab/>Atleta: Rodrigo Curvêllo</text:p>
      <text:p text:style-name="Preformatted_20_Text"><text:bookmark text:name="line-2-111"/></text:p>
      <text:p text:style-name="Preformatted_20_Text"><text:bookmark text:name="line-3-10"/><text:tab/><text:tab/>Primeiro Salto: 6.5 m</text:p>
      <text:p text:style-name="Preformatted_20_Text"><text:bookmark text:name="line-4-10"/><text:tab/><text:tab/>Segundo Salto: 6.1 m</text:p>
      <text:p text:style-name="Preformatted_20_Text"><text:bookmark text:name="line-5-8"/><text:tab/><text:tab/>Terceiro Salto: 6.2 m</text:p>
      <text:p text:style-name="Preformatted_20_Text"><text:bookmark text:name="line-6-6"/><text:tab/><text:tab/>Quarto Salto: 5.4 m</text:p>
      <text:p text:style-name="Preformatted_20_Text"><text:bookmark text:name="line-7-4"/><text:tab/><text:tab/>Quinto Salto: 5.3 m</text:p>
      <text:p text:style-name="Preformatted_20_Text"><text:bookmark text:name="line-8-3"/></text:p>
      <text:p text:style-name="Preformatted_20_Text"><text:bookmark text:name="line-9-2"/><text:tab/><text:tab/>Melhor salto: <text:s/>6.5 m</text:p>
      <text:p text:style-name="Preformatted_20_Text"><text:bookmark text:name="line-10-1"/><text:tab/><text:tab/>Pior salto: 5.3 m</text:p>
      <text:p text:style-name="Preformatted_20_Text"><text:bookmark text:name="line-11-1"/><text:tab/><text:tab/>Média dos demais saltos: 5.9 m</text:p>
      <text:p text:style-name="Preformatted_20_Text"><text:bookmark text:name="line-12-1"/></text:p>
      <text:p text:style-name="Preformatted_20_Text"><text:bookmark text:name="line-1312"/><text:tab/><text:tab/>Resultado final:</text:p>
      <text:p text:style-name="P4"><text:bookmark text:name="line-1412"/><text:tab/><text:tab/>Rodrigo Curvêllo: 5.9 m</text:p>
      <text:list xml:id="list648302952712401892" text:style-name="L113">
        <text:list-header>
          <text:p text:style-name="P67"><text:bookmark text:name="line-256"/><text:bookmark text:name="line-255"/><text:span text:style-name="T3">47. </text:span>Em uma competição de ginástica, cada atleta recebe votos de sete jurados. A melhor e a pior nota são eliminadas. A sua nota fica sendo a média dos votos restantes. Você deve fazer um programa que receba o nome do ginasta e as notas dos sete jurados alcançadas pelo atleta em sua apresentação e depois informe a sua média, conforme a descrição acima informada (retirar o melhor e o pior salto e depois calcular a média com as notas restantes). <text:soft-page-break/>As notas não são informados ordenadas. Um exemplo de saída do programa deve ser conforme o exemplo abaixo: <text:bookmark text:name="line-2721"/><text:bookmark text:name="line-2711"/><text:bookmark text:name="line-270"/><text:bookmark text:name="line-269"/><text:bookmark text:name="line-268"/><text:bookmark text:name="line-267"/><text:bookmark text:name="line-266"/><text:bookmark text:name="line-265"/><text:bookmark text:name="line-264"/><text:bookmark text:name="line-263"/><text:bookmark text:name="line-2621"/><text:bookmark text:name="line-2611"/><text:bookmark text:name="line-260"/><text:bookmark text:name="line-259"/><text:bookmark text:name="line-258"/><text:bookmark text:name="line-257"/></text:p>
        </text:list-header>
      </text:list>
      <text:p text:style-name="Preformatted_20_Text"><text:bookmark text:name="line-1-12"/><text:tab/><text:tab/>Atleta: Aparecido Parente</text:p>
      <text:p text:style-name="Preformatted_20_Text"><text:bookmark text:name="line-2-12"/><text:tab/><text:tab/>Nota: 9.9</text:p>
      <text:p text:style-name="Preformatted_20_Text"><text:bookmark text:name="line-3-111"/><text:tab/><text:tab/>Nota: 7.5</text:p>
      <text:p text:style-name="Preformatted_20_Text"><text:bookmark text:name="line-4-111"/><text:tab/><text:tab/>Nota: 9.5</text:p>
      <text:p text:style-name="Preformatted_20_Text"><text:tab/><text:tab/>Nota: 8.5</text:p>
      <text:p text:style-name="Preformatted_20_Text"><text:bookmark text:name="line-6-7"/><text:tab/><text:tab/>Nota: 9.0</text:p>
      <text:p text:style-name="Preformatted_20_Text"><text:bookmark text:name="line-7-5"/><text:tab/><text:tab/>Nota: 8.5</text:p>
      <text:p text:style-name="Preformatted_20_Text"><text:bookmark text:name="line-8-4"/><text:tab/><text:tab/>Nota: 9.7</text:p>
      <text:p text:style-name="Preformatted_20_Text"><text:bookmark text:name="line-9-3"/></text:p>
      <text:p text:style-name="Preformatted_20_Text"><text:bookmark text:name="line-10-2"/><text:tab/><text:tab/>Resultado final:</text:p>
      <text:p text:style-name="Preformatted_20_Text"><text:bookmark text:name="line-11-2"/><text:tab/><text:tab/>Atleta: Aparecido Parente</text:p>
      <text:p text:style-name="Preformatted_20_Text"><text:tab/><text:tab/>Melhor nota: 9.9</text:p>
      <text:p text:style-name="Preformatted_20_Text"><text:bookmark text:name="line-13-1"/><text:tab/><text:tab/>Pior nota: 7.5</text:p>
      <text:p text:style-name="P4"><text:bookmark text:name="line-14-1"/><text:tab/><text:tab/>Média: 9,04</text:p>
      <text:list xml:id="list2098965231147728273" text:style-name="L114">
        <text:list-header>
          <text:p text:style-name="P68"><text:bookmark text:name="line-274"/><text:bookmark text:name="line-273"/><text:span text:style-name="T3">48. </text:span>Faça um programa que peça um numero inteiro positivo e em seguida mostre este numero invertido. <text:bookmark text:name="line-275"/></text:p>
        </text:list-header>
      </text:list>
      <text:list xml:id="list4215347024553543946" text:style-name="L115">
        <text:list-item>
          <text:p text:style-name="P69">Exemplo: <text:bookmark text:name="line-280"/><text:bookmark text:name="line-279"/><text:bookmark text:name="line-278"/><text:bookmark text:name="line-277"/><text:bookmark text:name="line-276"/></text:p>
          <text:p text:style-name="P177"><text:bookmark text:name="line-1-13"/><text:s text:c="2"/>12376489</text:p>
          <text:p text:style-name="P196"><text:bookmark text:name="line-2-13"/><text:s text:c="2"/>=&gt; 98467321</text:p>
        </text:list-item>
      </text:list>
      <text:list xml:id="list2011700678032191517" text:style-name="L116">
        <text:list-header>
          <text:p text:style-name="P70"><text:bookmark text:name="line-2821"/><text:bookmark text:name="line-2811"/><text:span text:style-name="T3">49. </text:span>Faça um programa que mostre os n termos da Série a seguir: <text:bookmark text:name="line-283"/></text:p>
        </text:list-header>
      </text:list>
      <text:list xml:id="list625690877540487977" text:style-name="L117">
        <text:list-item>
          <text:p text:style-name="P197"><text:bookmark text:name="line-1-14"/><text:bookmark text:name="line-285"/><text:bookmark text:name="line-284"/><text:s text:c="2"/>S = 1/1 + 2/3 + 3/5 + 4/7 + 5/9 + ... + n/m. </text:p>
          <text:p text:style-name="P71"><text:bookmark text:name="line-286"/>Imprima no final a soma da série. </text:p>
          <text:p text:style-name="P71"><text:bookmark text:name="line-288"/><text:bookmark text:name="line-287"/></text:p>
        </text:list-item>
      </text:list>
      <text:list xml:id="list6005337836930165602" text:style-name="L118">
        <text:list-header>
          <text:p text:style-name="P155"><text:span text:style-name="T3">50. </text:span>Sendo H= 1 + 1/2 + 1/3 + 1/4 + ... + 1/N, Faça um programa que calcule o valor de H com N termos. <text:bookmark text:name="line-290"/><text:bookmark text:name="line-289"/></text:p>
        </text:list-header>
      </text:list>
      <text:list xml:id="list4195677810967355825" text:style-name="L119">
        <text:list-header>
          <text:p text:style-name="P72"/>
          <text:p text:style-name="P72"><text:span text:style-name="T3">51. </text:span>Faça um programa que mostre os n termos da Série a seguir: <text:bookmark text:name="line-291"/></text:p>
        </text:list-header>
      </text:list>
      <text:list xml:id="list8412895966229726018" text:style-name="L120">
        <text:list-item>
          <text:p text:style-name="P198"><text:bookmark text:name="line-1-15"/><text:bookmark text:name="line-293"/><text:bookmark text:name="line-2921"/><text:s text:c="2"/>S = 1/1 + 2/3 + 3/5 + 4/7 + 5/9 + ... + n/m. </text:p>
          <text:p text:style-name="P73"><text:bookmark text:name="line-294"/>Imprima no final a soma da série. </text:p>
        </text:list-item>
      </text:list>
      <text:p text:style-name="Text_20_body"/>
      <text:p text:style-name="P74">Funcoes</text:p>
      <text:p text:style-name="P74"/>
      <text:p text:style-name="P74"><text:tab/></text:p>
      <text:p text:style-name="P74"><text:tab/>1. Faça um programa para imprimir: <text:bookmark text:name="line-911"/></text:p>
      <text:list xml:id="list3461908632962461572" text:style-name="L122">
        <text:list-header>
          <text:p text:style-name="P178"><text:bookmark text:name="line-1014"/><text:bookmark text:name="line-1114"/><text:bookmark text:name="line-1214"/><text:bookmark text:name="line-1314"/><text:bookmark text:name="line-1414"/><text:bookmark text:name="line-1512"/><text:bookmark text:name="line-182"/><text:s text:c="4"/>1</text:p>
          <text:p text:style-name="P178"><text:bookmark text:name="line-295"/><text:s text:c="4"/>2 <text:s text:c="2"/>2</text:p>
          <text:p text:style-name="P178"><text:bookmark text:name="line-314"/><text:s text:c="4"/>3 <text:s text:c="2"/>3 <text:s text:c="2"/>3</text:p>
          <text:p text:style-name="P178"><text:bookmark text:name="line-414"/><text:s text:c="4"/>.....</text:p>
          <text:p text:style-name="P200"><text:bookmark text:name="line-515"/><text:s text:c="4"/>n <text:s text:c="2"/>n <text:s text:c="2"/>n <text:s text:c="2"/>n <text:s text:c="2"/>n <text:s text:c="2"/>n <text:s/>... n</text:p>
          <text:p text:style-name="P75"><text:bookmark text:name="line-1610"/><text:soft-page-break/>para um <text:span text:style-name="Strong_20_Emphasis">n</text:span> informado pelo usuário. Use uma função que receba um valor <text:span text:style-name="Strong_20_Emphasis">n</text:span> inteiro e imprima até a n-ésima linha. <text:bookmark text:name="line-1710"/><text:bookmark text:name="line-1810"/></text:p>
        </text:list-header>
      </text:list>
      <text:list xml:id="list4819620302348568945" text:style-name="L123">
        <text:list-header>
          <text:p text:style-name="P76"/>
        </text:list-header>
        <text:list-item>
          <text:p text:style-name="P76"><text:span text:style-name="T5">2. </text:span>Faça um programa para imprimir: <text:bookmark text:name="line-1910"/></text:p>
        </text:list-item>
      </text:list>
      <text:list xml:id="list4207252166178703340" text:style-name="L124">
        <text:list-header>
          <text:p text:style-name="P179"><text:bookmark text:name="line-2010"/><text:bookmark text:name="line-2110"/><text:bookmark text:name="line-2210"/><text:bookmark text:name="line-2310"/><text:bookmark text:name="line-2410"/><text:bookmark text:name="line-2510"/><text:bookmark text:name="line-1-16"/><text:s text:c="4"/>1</text:p>
          <text:p text:style-name="P179"><text:bookmark text:name="line-2-14"/><text:s text:c="4"/>1 <text:s text:c="2"/>2</text:p>
          <text:p text:style-name="P179"><text:bookmark text:name="line-3-12"/><text:s text:c="4"/>1 <text:s text:c="2"/>2 <text:s text:c="2"/>3</text:p>
          <text:p text:style-name="P179"><text:bookmark text:name="line-4-12"/><text:s text:c="4"/>.....</text:p>
          <text:p text:style-name="P201"><text:bookmark text:name="line-5-12"/><text:s text:c="4"/>1 <text:s text:c="2"/>2 <text:s text:c="2"/>3 <text:s text:c="2"/>... <text:s/>n</text:p>
          <text:p text:style-name="P77"><text:bookmark text:name="line-2610"/>para um <text:span text:style-name="Strong_20_Emphasis">n</text:span> informado pelo usuário. Use uma função que receba um valor <text:span text:style-name="Strong_20_Emphasis">n</text:span> inteiro imprima até a n-ésima linha. <text:bookmark text:name="line-2710"/><text:bookmark text:name="line-2810"/></text:p>
        </text:list-header>
      </text:list>
      <text:list xml:id="list7910878071636176075" text:style-name="L125">
        <text:list-header>
          <text:p text:style-name="P156"/>
        </text:list-header>
        <text:list-item>
          <text:p text:style-name="P156"><text:span text:style-name="T5">3. </text:span>Faça um programa, com uma função que necessite de três argumentos, e que forneça a soma desses três argumentos. <text:bookmark text:name="line-296"/><text:bookmark text:name="line-301"/></text:p>
        </text:list-item>
      </text:list>
      <text:list xml:id="list4115017374364267334" text:style-name="L126">
        <text:list-header>
          <text:p text:style-name="P157"/>
        </text:list-header>
        <text:list-item>
          <text:p text:style-name="P157"><text:span text:style-name="T5">4. </text:span>Faça um programa, com uma função que necessite de um argumento. A função retorna o valor de caractere ‘P’, se seu argumento for positivo, e ‘N’, se seu argumento for zero ou negativo. <text:bookmark text:name="line-315"/><text:bookmark text:name="line-323"/></text:p>
        </text:list-item>
      </text:list>
      <text:list xml:id="list3685634429772942036" text:style-name="L127">
        <text:list-header>
          <text:p text:style-name="P158"/>
        </text:list-header>
        <text:list-item>
          <text:p text:style-name="P158"><text:span text:style-name="T5">5. </text:span>Faça um programa com uma função chamada somaImposto. A função possui dois parâmetros formais: taxaImposto, que é a quantia de imposto sobre vendas expressa em porcentagem e custo, que é o custo de um item antes do imposto. A função “altera” o valor de custo para incluir o imposto sobre vendas. <text:bookmark text:name="line-333"/><text:bookmark text:name="line-343"/></text:p>
        </text:list-item>
      </text:list>
      <text:list xml:id="list2495723922346653352" text:style-name="L128">
        <text:list-header>
          <text:p text:style-name="P159"/>
        </text:list-header>
        <text:list-item>
          <text:p text:style-name="P159"><text:span text:style-name="T5">6. </text:span>Faça um programa que converta da notação de 24 horas para a notação de 12 horas. Por exemplo, o programa deve converter 14:25 em 2:25 P.M. A entrada é dada em dois inteiros. Deve haver pelo menos duas funções: uma para fazer a conversão e uma para a saída. Registre a informação A.M./P.M. como um valor ‘A’ para A.M. e ‘P’ para P.M. Assim, a função para efetuar as conversões terá um parâmetro formal para registrar se é A.M. ou P.M. Inclua um loop que permita que o usuário repita esse cálculo para novos valores de entrada todas as vezes que desejar. <text:bookmark text:name="line-353"/><text:bookmark text:name="line-363"/></text:p>
        </text:list-item>
      </text:list>
      <text:list xml:id="list7399985081687901417" text:style-name="L129">
        <text:list-header>
          <text:p text:style-name="P160"/>
        </text:list-header>
        <text:list-item>
          <text:p text:style-name="P160"><text:span text:style-name="T5">7. </text:span>Faça um programa que use a função valorPagamento para determinar o valor a ser pago por uma prestação de uma conta. O programa deverá solicitar ao usuário o valor da prestação e o número de dias em atraso e passar estes valores para a função valorPagamento, que calculará o valor a ser pago e devolverá este valor ao programa que a chamou. O programa deverá então exibir o valor a ser pago na tela. Após a execução o programa deverá voltar a pedir outro valor de prestação e assim continuar até que seja informado um valor igual a zero para a prestação. Neste momento o programa deverá ser encerrado, exibindo o relatório do dia, que conterá a quantidade e o valor total de prestações pagas no dia. O cálculo do valor a ser pago é feito da seguinte forma. Para pagamentos sem atraso, cobrar o valor da prestação. Quando houver atraso, cobrar 3% de multa, mais 0,1% de juros por dia <text:soft-page-break/>de atraso. <text:bookmark text:name="line-373"/><text:bookmark text:name="line-383"/></text:p>
        </text:list-item>
      </text:list>
      <text:list xml:id="list6137995431503008294" text:style-name="L130">
        <text:list-header>
          <text:p text:style-name="P161"/>
        </text:list-header>
        <text:list-item>
          <text:p text:style-name="P161"><text:span text:style-name="T5">8. </text:span>Faça uma função que informe a quantidade de dígitos de um determinado número inteiro informado. <text:bookmark text:name="line-393"/><text:bookmark text:name="line-403"/></text:p>
        </text:list-item>
      </text:list>
      <text:list xml:id="list1346452564764318826" text:style-name="L131">
        <text:list-header>
          <text:p text:style-name="P78"/>
          <text:p text:style-name="P78"><text:span text:style-name="Strong_20_Emphasis"><text:span text:style-name="T5">9. </text:span></text:span><text:span text:style-name="Strong_20_Emphasis">Reverso do número.</text:span> Faça uma função que retorne o reverso de um número inteiro informado. Por exemplo: 127 -&gt; 721. <text:bookmark text:name="line-415"/><text:bookmark text:name="line-423"/></text:p>
        </text:list-header>
      </text:list>
      <text:list xml:id="list7087389494734649109" text:style-name="L132">
        <text:list-header>
          <text:p text:style-name="P79"><text:span text:style-name="Strong_20_Emphasis"><text:span text:style-name="T5">10. </text:span></text:span><text:span text:style-name="Strong_20_Emphasis">Jogo de Craps.</text:span> Faça um programa de implemente um jogo de Craps. O jogador lança um par de dados, obtendo um valor entre 2 e 12. Se, na primeira jogada, você tirar 7 ou 11, você um "natural" e ganhou. Se você tirar 2, 3 ou 12 na primeira jogada, isto é chamado de "craps" e você perdeu. Se, na primeira jogada, você fez um 4, 5, 6, 8, 9 ou 10,este é seu "Ponto". Seu objetivo agora é continuar jogando os dados até tirar este número novamente. Você perde, no entanto, se tirar um 7 antes de tirar este Ponto novamente. <text:bookmark text:name="line-432"/><text:bookmark text:name="line-442"/></text:p>
        </text:list-header>
      </text:list>
      <text:list xml:id="list9138122704888073221" text:style-name="L133">
        <text:list-header>
          <text:p text:style-name="P80"><text:span text:style-name="Strong_20_Emphasis"><text:span text:style-name="T5">11. </text:span></text:span><text:span text:style-name="Strong_20_Emphasis">Data com mês por extenso</text:span>. Construa uma função que receba uma data no formato <text:span text:style-name="Emphasis">DD/MM/AAAA</text:span> e devolva uma string no formato <text:span text:style-name="Emphasis">D de mesPorExtenso de AAAA</text:span>. Opcionalmente, valide a data e retorne NULL caso a data seja inválida. <text:bookmark text:name="line-453"/><text:bookmark text:name="line-463"/></text:p>
        </text:list-header>
      </text:list>
      <text:list xml:id="list2605928312616362723" text:style-name="L134">
        <text:list-header>
          <text:p text:style-name="P81"><text:span text:style-name="Strong_20_Emphasis"><text:span text:style-name="T5">12. </text:span></text:span><text:span text:style-name="Strong_20_Emphasis">Embaralha palavra</text:span>. Construa uma função que receba uma string como parâmetro e devolva outra string com os carateres embaralhados. Por exemplo: se função receber a palavra <text:span text:style-name="Emphasis">python</text:span>, pode retornar <text:span text:style-name="Emphasis">npthyo</text:span>, <text:span text:style-name="Emphasis">ophtyn</text:span> ou qualquer outra combinação possível, de forma aleatória. Padronize em sua função que todos os caracteres serão devolvidos em caixa alta ou caixa baixa, independentemente de como foram digitados. <text:bookmark text:name="line-473"/><text:bookmark text:name="line-483"/></text:p>
        </text:list-header>
      </text:list>
      <text:list xml:id="list5553032355702746697" text:style-name="L135">
        <text:list-header>
          <text:p text:style-name="P82"><text:span text:style-name="Strong_20_Emphasis"><text:span text:style-name="T5">13. </text:span></text:span><text:span text:style-name="Strong_20_Emphasis">Desenha moldura</text:span>. Construa uma função que desenhe um retângulo usando os caracteres ‘+’ , ‘−’ e ‘| ‘. Esta função deve receber dois parâmetros, <text:span text:style-name="Emphasis">linhas</text:span> e <text:span text:style-name="Emphasis">colunas</text:span>, sendo que o valor por omissão é o valor mínimo igual a 1 e o valor máximo é 20. Se valores fora da faixa forem informados, eles devem ser modificados para valores dentro da faixa de forma elegante. <text:bookmark text:name="line-493"/><text:bookmark text:name="line-503"/></text:p>
        </text:list-header>
      </text:list>
      <text:list xml:id="list3875560343724269855" text:style-name="L136">
        <text:list-header>
          <text:p text:style-name="P83"><text:span text:style-name="Strong_20_Emphasis"><text:span text:style-name="T5">14. </text:span></text:span><text:span text:style-name="Strong_20_Emphasis">Quadrado mágico</text:span>. Um quadrado mágico é aquele dividido em linhas e colunas, com um número em cada posição e no qual a soma das linhas, colunas e diagonais é a mesma. Por exemplo, veja um quadrado mágico de lado 3, com números de 1 a 9: <text:bookmark text:name="line-516"/><text:bookmark text:name="line-524"/></text:p>
        </text:list-header>
      </text:list>
      <text:list xml:id="list5086717265404974772" text:style-name="L137">
        <text:list-item>
          <text:p text:style-name="P180"><text:bookmark text:name="line-533"/><text:bookmark text:name="line-543"/><text:bookmark text:name="line-553"/><text:bookmark text:name="line-563"/><text:bookmark text:name="line-1-22"/>8 <text:s/>3 <text:s/>4 </text:p>
          <text:p text:style-name="P180"><text:bookmark text:name="line-2-22"/>1 <text:s/>5 <text:s/>9</text:p>
          <text:p text:style-name="P202"><text:bookmark text:name="line-3-22"/>6 <text:s/>7 <text:s/>2</text:p>
          <text:p text:style-name="P84"><text:bookmark text:name="line-573"/><text:bookmark text:name="line-583"/>Elabore uma função que identifica e mostra na tela todos os quadrados mágicos com as características acima. Dica: produza todas as combinações possíveis e verifique a soma quando completar cada quadrado. Usar um vetor de 1 a 9 parece ser mais simples que usar uma matriz 3x3. </text:p>
        </text:list-item>
      </text:list>
      <text:p text:style-name="P74"/>
      <text:p text:style-name="Text_20_body"/>
      <text:p text:style-name="P199"><text:a xlink:type="simple" xlink:href="http://wiki.python.org.br/ListaDeExercicios"><text:span text:style-name="T5">http://wiki.python.org.br/ListaDeExercicios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7T18:12:07.480907265</meta:creation-date>
    <dc:date>2016-05-02T18:49:51.396236821</dc:date>
    <meta:editing-duration>PT28M11S</meta:editing-duration>
    <meta:editing-cycles>6</meta:editing-cycles>
    <meta:generator>LibreOffice/4.2.8.2$Linux_X86_64 LibreOffice_project/420m0$Build-2</meta:generator>
    <meta:document-statistic meta:table-count="0" meta:image-count="0" meta:object-count="0" meta:page-count="15" meta:paragraph-count="366" meta:word-count="6223" meta:character-count="33058" meta:non-whitespace-character-count="26542"/>
  </office:meta>
</office:document-meta>
</file>